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9976pt" style:use-optimal-row-height="true"/>
    </style:style>
    <style:style style:name="ACOL-0" style:family="table-column">
      <style:table-column-properties style:column-width="80.16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13" style:family="table-cell" style:data-style-name="General">
      <style:table-cell-properties fo:background-color="#ffe599" gnm:background-colour="#ffe5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4" style:family="table-cell" style:data-style-name="General">
      <style:table-cell-properties fo:background-color="#fff2cc" gnm:background-colour="#fff2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19" style:family="table-cell" style:data-style-name="General">
      <style:table-cell-properties fo:background-color="#ffe599" gnm:background-colour="#ffe5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0" style:family="table-cell" style:data-style-name="General">
      <style:table-cell-properties fo:background-color="#fff2cc" gnm:background-colour="#fff2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1" style:family="table-cell" style:data-style-name="General">
      <style:table-cell-properties fo:background-color="#ffe599" gnm:background-colour="#ffe5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2" style:family="table-cell" style:data-style-name="General">
      <style:table-cell-properties fo:background-color="#fff2cc" gnm:background-colour="#fff2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Mono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2pt" fo:color="#0000ff" fo:font-family="Fira Code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4" style:family="table-cell" style:data-style-name="General">
      <style:table-cell-properties fo:background-color="#a4c2f4" gnm:background-colour="#a4c2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cccccc" fo:font-family="Fira Code"/>
    </style:style>
    <style:style style:name="ACE-4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b7b7b7" fo:font-family="Fira Code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cccccc" fo:font-family="Fira Code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b7b7b7" fo:font-family="Fira Code"/>
    </style:style>
    <style:style style:name="ACE-51" style:family="table-cell" style:data-style-name="ND-2">
      <style:table-cell-properties fo:background-color="#f9cb9c" gnm:background-colour="#f9cb9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2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3" style:family="table-cell" style:data-style-name="ND-2">
      <style:table-cell-properties fo:background-color="#fce5cd" gnm:background-colour="#fce5c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4" style:family="table-cell" style:data-style-name="ND-2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5" style:family="table-cell" style:data-style-name="ND-2">
      <style:table-cell-properties fo:background-color="#d9ead3" gnm:background-colour="#d9ead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  <style:map style:apply-style-name="Gnumeric-1" style:condition="of:cell-content()=0" style:base-cell-address="$'Stockholm'.$I$3"/>
    </style:style>
    <style:style style:name="ACE-57" style:family="table-cell" style:data-style-name="ND-2">
      <style:table-cell-properties fo:background-color="#a4c2f4" gnm:background-colour="#a4c2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5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  <style:map style:apply-style-name="Gnumeric-2" style:condition="of:cell-content()=0" style:base-cell-address="$'Stockholm'.$J$3"/>
    </style:style>
    <style:style style:name="ACE-59" style:family="table-cell" style:data-style-name="ND-2">
      <style:table-cell-properties fo:background-color="#c9daf8" gnm:background-colour="#c9daf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0" style:family="table-cell" style:data-style-name="General">
      <style:table-cell-properties fo:background-color="#fff4f4" gnm:background-colour="#fff4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1" style:family="table-cell" style:data-style-name="General">
      <style:table-cell-properties fo:background-color="#f9cb9c" gnm:background-colour="#f9cb9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2" style:family="table-cell" style:data-style-name="General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3" style:family="table-cell" style:data-style-name="ND-3">
      <style:table-cell-properties fo:background-color="#fff4f4" gnm:background-colour="#fff4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4" style:family="table-cell" style:data-style-name="ND-4">
      <style:table-cell-properties fo:background-color="#fff4f4" gnm:background-colour="#fff4f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6" style:family="table-cell" style:data-style-name="General">
      <style:table-cell-properties fo:background-color="#f7e9e9" gnm:background-colour="#f7e9e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733f3b" fo:font-family="Fira Code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6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2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E-7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Fira Code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style style:name="ACE-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Fira Code"/>
    </style:style>
    <style:style style:name="ACE-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Fira Code"/>
    </style:style>
    <style:style style:name="ACOL-1" style:family="table-column">
      <style:table-column-properties style:column-width="130.9608pt" style:use-optimal-column-width="true"/>
    </style:style>
    <style:style style:name="ACOL-2" style:family="table-column">
      <style:table-column-properties style:column-width="189.6408pt" style:use-optimal-column-width="true"/>
    </style:style>
    <style:style style:name="ACOL-3" style:family="table-column">
      <style:table-column-properties style:column-width="103.212pt" style:use-optimal-column-width="true"/>
    </style:style>
    <style:style style:name="ACOL-4" style:family="table-column">
      <style:table-column-properties style:column-width="56.296800000000005pt" style:use-optimal-column-width="true"/>
    </style:style>
    <style:style style:name="ACOL-5" style:family="table-column">
      <style:table-column-properties style:column-width="64.28880000000001pt" style:use-optimal-column-width="true"/>
    </style:style>
    <style:style style:name="ACOL-6" style:family="table-column">
      <style:table-column-properties style:column-width="48.384pt" style:use-optimal-column-width="true"/>
    </style:style>
    <style:style style:name="ACOL-7" style:family="table-column"/>
    <style:style style:name="ACOL-8" style:family="table-column">
      <style:table-column-properties style:column-width="61.9056pt" style:use-optimal-column-width="true"/>
    </style:style>
    <style:style style:name="ACOL-9" style:family="table-column">
      <style:table-column-properties style:column-width="157.212pt" style:use-optimal-column-width="true"/>
    </style:style>
    <style:style style:name="ACOL-10" style:family="table-column">
      <style:table-column-properties style:column-width="238.14000000000001pt" style:use-optimal-column-width="true"/>
    </style:style>
    <style:style style:name="ACOL-11" style:family="table-column">
      <style:table-column-properties style:column-width="415.9584pt" style:use-optimal-column-width="true"/>
    </style:style>
    <style:style style:name="ACOL-12" style:family="table-column">
      <style:table-column-properties style:column-width="309.4848pt" style:use-optimal-column-width="true"/>
    </style:style>
    <style:style style:name="ACOL-13" style:family="table-column">
      <style:table-column-properties style:column-width="84.10319999999999pt" style:use-optimal-column-width="true"/>
    </style:style>
    <style:style style:name="ACOL-14" style:family="table-column">
      <style:table-column-properties style:column-width="131.7528pt" style:use-optimal-column-width="true"/>
    </style:style>
    <style:style style:name="ACOL-15" style:family="table-column">
      <style:table-column-properties style:column-width="143.6904pt" style:use-optimal-column-width="true"/>
    </style:style>
    <style:style style:name="ACOL-16" style:family="table-column">
      <style:table-column-properties style:column-width="110.3544pt" style:use-optimal-column-width="true"/>
    </style:style>
    <style:style style:name="ACOL-17" style:family="table-column">
      <style:table-column-properties style:column-width="320.652pt" style:use-optimal-column-width="true"/>
    </style:style>
    <style:style style:name="ACOL-18" style:family="table-column">
      <style:table-column-properties style:column-width="136.4904pt" style:use-optimal-column-width="true"/>
    </style:style>
    <style:style style:name="ACOL-19" style:family="table-column">
      <style:table-column-properties style:column-width="71.46000000000001pt" style:use-optimal-column-width="true"/>
    </style:style>
    <style:style style:name="ACOL-20" style:family="table-column">
      <style:table-column-properties style:column-width="430.2144pt" style:use-optimal-column-width="true"/>
    </style:style>
    <style:style style:name="ACOL-21" style:family="table-column">
      <style:table-column-properties style:column-width="565.0848pt" style:use-optimal-column-width="true"/>
    </style:style>
    <style:style style:name="ACOL-22" style:family="table-column">
      <style:table-column-properties style:column-width="65.9088pt" style:use-optimal-column-width="true"/>
    </style:style>
    <style:style style:name="ACOL-23" style:family="table-column">
      <style:table-column-properties style:column-width="111.9096pt" style:use-optimal-column-width="true"/>
    </style:style>
    <style:style style:name="ACOL-24" style:family="table-column">
      <style:table-column-properties style:column-width="60.35039999999999pt" style:use-optimal-column-width="true"/>
    </style:style>
    <style:style style:name="ACOL-25" style:family="table-column">
      <style:table-column-properties style:column-width="69.0552pt" style:use-optimal-column-width="true"/>
    </style:style>
    <style:style style:name="ACOL-26" style:family="table-column">
      <style:table-column-properties style:column-width="288.9072pt" style:use-optimal-column-width="true"/>
    </style:style>
    <style:style style:name="ACOL-27" style:family="table-column">
      <style:table-column-properties style:column-width="153.9504pt" style:use-optimal-column-width="true"/>
    </style:style>
    <style:style style:name="ACOL-28" style:family="table-column">
      <style:table-column-properties style:column-width="94.4496pt" style:use-optimal-column-width="true"/>
    </style:style>
    <style:style style:name="ACOL-29" style:family="table-column">
      <style:table-column-properties style:column-width="249.984pt" style:use-optimal-column-width="true"/>
    </style:style>
    <style:style style:name="ACOL-30" style:family="table-column">
      <style:table-column-properties style:column-width="153.216pt" style:use-optimal-column-width="true"/>
    </style:style>
    <style:style style:name="ACOL-31" style:family="table-column">
      <style:table-column-properties style:column-width="184.9608pt" style:use-optimal-column-width="true"/>
    </style:style>
    <style:style style:name="ACOL-32" style:family="table-column">
      <style:table-column-properties style:column-width="621.4968pt" style:use-optimal-column-width="true"/>
    </style:style>
    <style:style style:name="ACOL-33" style:family="table-column">
      <style:table-column-properties style:column-width="69.8472pt" style:use-optimal-column-width="true"/>
    </style:style>
    <style:style style:name="ACOL-34" style:family="table-column">
      <style:table-column-properties style:column-width="277.056pt" style:use-optimal-column-width="true"/>
    </style:style>
    <style:style style:name="ACOL-35" style:family="table-column">
      <style:table-column-properties style:column-width="100.7424pt" style:use-optimal-column-width="true"/>
    </style:style>
    <style:style style:name="ACOL-36" style:family="table-column">
      <style:table-column-properties style:column-width="171.4392pt" style:use-optimal-column-width="true"/>
    </style:style>
    <style:style style:name="ACOL-37" style:family="table-column">
      <style:table-column-properties style:column-width="123.8472pt" style:use-optimal-column-width="true"/>
    </style:style>
    <style:style style:name="ACOL-38" style:family="table-column">
      <style:table-column-properties style:column-width="260.3592pt" style:use-optimal-column-width="true"/>
    </style:style>
    <style:style style:name="ACOL-39" style:family="table-column">
      <style:table-column-properties style:column-width="67.4352pt" style:use-optimal-column-width="true"/>
    </style:style>
    <style:style style:name="ACOL-40" style:family="table-column">
      <style:table-column-properties style:column-width="116.64720000000001pt" style:use-optimal-column-width="true"/>
    </style:style>
    <style:style style:name="ACOL-41" style:family="table-column">
      <style:table-column-properties style:column-width="185.75279999999998pt" style:use-optimal-column-width="true"/>
    </style:style>
    <style:style style:name="ACOL-42" style:family="table-column">
      <style:table-column-properties style:column-width="95.184pt" style:use-optimal-column-width="true"/>
    </style:style>
    <style:style style:name="ACOL-43" style:family="table-column">
      <style:table-column-properties style:column-width="553.212pt" style:use-optimal-column-width="true"/>
    </style:style>
    <style:style style:name="ACOL-44" style:family="table-column">
      <style:table-column-properties style:column-width="353.196pt" style:use-optimal-column-width="true"/>
    </style:style>
    <style:style style:name="ACOL-45" style:family="table-column">
      <style:table-column-properties style:column-width="96.0408pt" style:use-optimal-column-width="true"/>
    </style:style>
    <style:style style:name="ACOL-46" style:family="table-column">
      <style:table-column-properties style:column-width="46.857600000000005pt" style:use-optimal-column-width="true"/>
    </style:style>
    <style:style style:name="ACOL-47" style:family="table-column">
      <style:table-column-properties style:column-width="92.8656pt" style:use-optimal-column-width="true"/>
    </style:style>
    <style:style style:name="ACOL-48" style:family="table-column">
      <style:table-column-properties style:column-width="89.6616pt" style:use-optimal-column-width="true"/>
    </style:style>
    <style:style style:name="ACOL-49" style:family="table-column">
      <style:table-column-properties style:column-width="50.7384pt" style:use-optimal-column-width="true"/>
    </style:style>
    <style:style style:name="ACOL-50" style:family="table-column">
      <style:table-column-properties style:column-width="50.004pt" style:use-optimal-column-width="true"/>
    </style:style>
    <style:style style:name="ACOL-51" style:family="table-column">
      <style:table-column-properties style:column-width="61.0848pt" style:use-optimal-column-width="true"/>
    </style:style>
    <style:style style:name="ACOL-52" style:family="table-column">
      <style:table-column-properties style:column-width="27.0144pt" style:use-optimal-column-width="true"/>
    </style:style>
    <style:style style:name="ACOL-53" style:family="table-column">
      <style:table-column-properties style:column-width="130.14000000000001pt" style:use-optimal-column-width="true"/>
    </style:style>
    <style:style style:name="ACOL-54" style:family="table-column">
      <style:table-column-properties style:column-width="142.8408pt" style:use-optimal-column-width="true"/>
    </style:style>
    <style:style style:name="ACOL-55" style:family="table-column">
      <style:table-column-properties style:column-width="111.08879999999999pt" style:use-optimal-column-width="true"/>
    </style:style>
    <style:style style:name="ACOL-56" style:family="table-column">
      <style:table-column-properties style:column-width="115.90559999999999pt" style:use-optimal-column-width="true"/>
    </style:style>
    <style:style style:name="ACOL-57" style:family="table-column">
      <style:table-column-properties style:column-width="93.71520000000001pt" style:use-optimal-column-width="true"/>
    </style:style>
    <style:style style:name="ACOL-58" style:family="table-column">
      <style:table-column-properties style:column-width="98.388pt" style:use-optimal-column-width="true"/>
    </style:style>
    <style:style style:name="ACOL-59" style:family="table-column">
      <style:table-column-properties style:column-width="58.75920000000001pt" style:use-optimal-column-width="true"/>
    </style:style>
    <style:style style:name="ACOL-60" style:family="table-column">
      <style:table-column-properties style:column-width="96.8616pt" style:use-optimal-column-width="true"/>
    </style:style>
    <style:style style:name="ACOL-61" style:family="table-column">
      <style:table-column-properties style:column-width="346.1112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5pt" style:use-optimal-row-height="true"/>
    </style:style>
    <style:style style:name="AROW-3" style:family="table-row"/>
    <style:style style:name="AROW-4" style:family="table-row">
      <style:table-row-properties style:row-height="20.25pt" style:use-optimal-row-height="true"/>
    </style:style>
    <style:style style:name="AROW-5" style:family="table-row">
      <style:table-row-properties style:row-height="18pt" style:use-optimal-row-height="true"/>
    </style:style>
    <style:style style:name="AROW-6" style:family="table-row">
      <style:table-row-properties style:row-height="12.7584pt" style:use-optimal-row-height="false"/>
    </style:style>
    <style:style style:name="AROW-7" style:family="table-row">
      <style:table-row-properties style:row-height="14.99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stant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 table:number-columns-repeated="21"/>
        <table:table-column table:default-cell-style-name="ACE-2" table:style-name="ACOL-6"/>
        <table:table-column table:default-cell-style-name="ACE-2" table:style-name="ACOL-0" table:number-columns-repeated="998"/>
        <table:table-row table:style-name="AROW-1">
          <table:table-cell table:style-name="ACE-0" office:value-type="string">
            <text:p>!!SBtab</text:p>
          </table:table-cell>
          <table:table-cell table:style-name="Gnumeric-default" office:value-type="string">
            <text:p>Document='covid19' TableName='Constant' TableTitle='pre defined static constants' TableType='Quantity'</text:p>
          </table:table-cell>
          <table:table-cell table:style-name="Gnumeric-default"/>
          <table:table-cell table:style-name="ACE-1"/>
          <table:table-cell table:number-columns-repeated="22" table:style-name="Gnumeric-default"/>
          <table:table-cell table:number-columns-repeated="998" table:style-name="ACE-2"/>
        </table:table-row>
        <table:table-row table:style-name="AROW-1">
          <table:table-cell table:style-name="ACE-0" office:value-type="string">
            <text:p>!ID</text:p>
          </table:table-cell>
          <table:table-cell table:style-name="Gnumeric-default" office:value-type="string">
            <text:p>!Name</text:p>
          </table:table-cell>
          <table:table-cell table:style-name="Gnumeric-default" office:value-type="string">
            <text:p>!Value</text:p>
          </table:table-cell>
          <table:table-cell table:style-name="ACE-1" office:value-type="string">
            <text:p>!Unit</text:p>
          </table:table-cell>
          <table:table-cell table:style-name="Gnumeric-default" office:value-type="string">
            <text:p>!Comment</text:p>
          </table:table-cell>
          <table:table-cell table:number-columns-repeated="21" table:style-name="Gnumeric-default"/>
          <table:table-cell table:number-columns-repeated="998" table:style-name="ACE-2"/>
        </table:table-row>
        <table:table-row table:style-name="AROW-1">
          <table:table-cell table:style-name="ACE-0" office:value-type="string">
            <text:p>POPSE</text:p>
          </table:table-cell>
          <table:table-cell table:style-name="Gnumeric-default" office:value-type="string">
            <text:p>Population</text:p>
          </table:table-cell>
          <table:table-cell table:style-name="Gnumeric-default" office:value-type="float" office:value="10120000">
            <text:p>10120000</text:p>
          </table:table-cell>
          <table:table-cell table:style-name="ACE-1" office:value-type="float" office:value="1">
            <text:p>1</text:p>
          </table:table-cell>
          <table:table-cell table:style-name="Gnumeric-default" office:value-type="string">
            <text:p>Sweden</text:p>
          </table:table-cell>
          <table:table-cell table:number-columns-repeated="21" table:style-name="Gnumeric-default"/>
          <table:table-cell table:number-columns-repeated="998" table:style-name="ACE-2"/>
        </table:table-row>
        <table:table-row table:style-name="AROW-1">
          <table:table-cell table:style-name="ACE-0" office:value-type="string">
            <text:p>POPSTHLM</text:p>
          </table:table-cell>
          <table:table-cell table:style-name="Gnumeric-default" office:value-type="string">
            <text:p>StockholmPopulation</text:p>
          </table:table-cell>
          <table:table-cell table:style-name="ACE-4" office:value-type="float" office:value="2377081">
            <text:p>2377081</text:p>
          </table:table-cell>
          <table:table-cell table:style-name="ACE-1" office:value-type="float" office:value="1">
            <text:p>1</text:p>
          </table:table-cell>
          <table:table-cell table:style-name="Gnumeric-default" office:value-type="string">
            <text:p>Stockholm Metro</text:p>
          </table:table-cell>
          <table:table-cell table:number-columns-repeated="21" table:style-name="Gnumeric-default"/>
          <table:table-cell table:number-columns-repeated="998" table:style-name="ACE-2"/>
        </table:table-row>
        <table:table-row table:style-name="AROW-2" table:number-rows-repeated="996">
          <table:table-cell table:style-name="ACE-0"/>
          <table:table-cell table:number-columns-repeated="2" table:style-name="Gnumeric-default"/>
          <table:table-cell table:style-name="ACE-1"/>
          <table:table-cell table:number-columns-repeated="22" table:style-name="Gnumeric-default"/>
          <table:table-cell table:number-columns-repeated="998" table:style-name="ACE-2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Constant&quot;" table:base-cell-address="$'Constant'.$A$1"/>
          <table:named-expression table:name="Print_Area" table:expression="of:=#REF!" table:base-cell-address="$'Constant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Reaction" table:style-name="ta-1" table:print="true">
        <office:forms form:automatic-focus="false" form:apply-design-mode="false">
          <form:form/>
        </office:forms>
        <table:table-column table:default-cell-style-name="ACE-7" table:style-name="ACOL-8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5" table:number-columns-repeated="20"/>
        <table:table-column table:default-cell-style-name="ACE-7" table:style-name="ACOL-6"/>
        <table:table-column table:default-cell-style-name="ACE-7" table:style-name="ACOL-0" table:number-columns-repeated="998"/>
        <table:table-row table:style-name="AROW-4">
          <table:table-cell table:style-name="ACE-5" office:value-type="string">
            <text:p>!!SBtab</text:p>
          </table:table-cell>
          <table:table-cell table:style-name="ACE-8" office:value-type="string">
            <text:p>Document='covid19' TableName='Reaction' TableType='Reaction' TableTitle='disease spreading dynamics'</text:p>
          </table:table-cell>
          <table:table-cell table:style-name="ACE-6"/>
          <table:table-cell table:number-columns-repeated="23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!ID</text:p>
          </table:table-cell>
          <table:table-cell table:style-name="ACE-8" office:value-type="string">
            <text:p>!Name</text:p>
          </table:table-cell>
          <table:table-cell table:style-name="ACE-6" office:value-type="string">
            <text:p>!KineticLaw</text:p>
          </table:table-cell>
          <table:table-cell table:style-name="ACE-8" office:value-type="string">
            <text:p>!ReactionFormula</text:p>
          </table:table-cell>
          <table:table-cell table:style-name="ACE-8" office:value-type="string">
            <text:p>!Comment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0</text:p>
          </table:table-cell>
          <table:table-cell table:style-name="ACE-8" office:value-type="string">
            <text:p>infection</text:p>
          </table:table-cell>
          <table:table-cell table:style-name="ACE-6" office:value-type="string">
            <text:p>B*Infectious*Susceptible</text:p>
          </table:table-cell>
          <table:table-cell table:style-name="ACE-8" office:value-type="string">
            <text:p>Susceptible + Infectious &lt;=&gt; Exposed + Infectious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1</text:p>
          </table:table-cell>
          <table:table-cell table:style-name="ACE-8" office:value-type="string">
            <text:p>outbreak</text:p>
          </table:table-cell>
          <table:table-cell table:style-name="ACE-6" office:value-type="string">
            <text:p>a*Exposed</text:p>
          </table:table-cell>
          <table:table-cell table:style-name="ACE-8" office:value-type="string">
            <text:p>Exposed &lt;=&gt; Infectious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2</text:p>
          </table:table-cell>
          <table:table-cell table:style-name="ACE-8" office:value-type="string">
            <text:p>critical</text:p>
          </table:table-cell>
          <table:table-cell table:style-name="ACE-6" office:value-type="string">
            <text:p>c*Infectious</text:p>
          </table:table-cell>
          <table:table-cell table:style-name="ACE-8" office:value-type="string">
            <text:p>Infectious &lt;=&gt; Krit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3</text:p>
          </table:table-cell>
          <table:table-cell table:style-name="ACE-8" office:value-type="string">
            <text:p>quick_recovery</text:p>
          </table:table-cell>
          <table:table-cell table:style-name="ACE-6" office:value-type="string">
            <text:p>l*Infectious</text:p>
          </table:table-cell>
          <table:table-cell table:style-name="ACE-8" office:value-type="string">
            <text:p>Infectious &lt;=&gt; Recovered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4</text:p>
          </table:table-cell>
          <table:table-cell table:style-name="ACE-8" office:value-type="string">
            <text:p>late_recovery</text:p>
          </table:table-cell>
          <table:table-cell table:style-name="ACE-6" office:value-type="string">
            <text:p>m*Krit</text:p>
          </table:table-cell>
          <table:table-cell table:style-name="ACE-8" office:value-type="string">
            <text:p>Krit &lt;=&gt; Recovered</text:p>
          </table:table-cell>
          <table:table-cell table:style-name="ACE-8" office:value-type="string">
            <text:p>we don't have data on this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5</text:p>
          </table:table-cell>
          <table:table-cell table:style-name="ACE-8" office:value-type="string">
            <text:p>critical_death</text:p>
          </table:table-cell>
          <table:table-cell table:style-name="ACE-6" office:value-type="string">
            <text:p>q*Krit</text:p>
          </table:table-cell>
          <table:table-cell table:style-name="ACE-8" office:value-type="string">
            <text:p>Krit &lt;=&gt; Dead</text:p>
          </table:table-cell>
          <table:table-cell table:style-name="ACE-8" office:value-type="string">
            <text:p>but we do have data for this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51</text:p>
          </table:table-cell>
          <table:table-cell table:style-name="ACE-8" office:value-type="string">
            <text:p>infectious_death</text:p>
          </table:table-cell>
          <table:table-cell table:style-name="ACE-6" office:value-type="string">
            <text:p>d*Infectious</text:p>
          </table:table-cell>
          <table:table-cell table:style-name="ACE-8" office:value-type="string">
            <text:p>Infectious &lt;=&gt; Dead</text:p>
          </table:table-cell>
          <table:table-cell table:number-columns-repeated="22" table:style-name="ACE-8"/>
          <table:table-cell table:number-columns-repeated="998" table:style-name="ACE-7"/>
        </table:table-row>
        <table:table-row table:style-name="AROW-4">
          <table:table-cell table:style-name="ACE-5" office:value-type="string">
            <text:p>R6</text:p>
          </table:table-cell>
          <table:table-cell table:style-name="ACE-8" office:value-type="string">
            <text:p>initial_infection</text:p>
          </table:table-cell>
          <table:table-cell table:style-name="ACE-6" office:value-type="string">
            <text:p>Gaussian/Population</text:p>
          </table:table-cell>
          <table:table-cell table:style-name="ACE-8" office:value-type="string">
            <text:p>Susceptible &lt;=&gt; Infectious</text:p>
          </table:table-cell>
          <table:table-cell table:style-name="ACE-8" office:value-type="string">
            <text:p>this only happens at negative times</text:p>
          </table:table-cell>
          <table:table-cell table:number-columns-repeated="21" table:style-name="ACE-8"/>
          <table:table-cell table:number-columns-repeated="998" table:style-name="ACE-7"/>
        </table:table-row>
        <table:table-row table:style-name="AROW-2" table:number-rows-repeated="991">
          <table:table-cell table:style-name="ACE-5"/>
          <table:table-cell table:style-name="ACE-8"/>
          <table:table-cell table:style-name="ACE-6"/>
          <table:table-cell table:number-columns-repeated="23" table:style-name="ACE-8"/>
          <table:table-cell table:number-columns-repeated="998" table:style-name="ACE-7"/>
        </table:table-row>
        <table:table-row table:style-name="AROW-0" table:number-rows-repeated="1047575">
          <table:table-cell table:number-columns-repeated="1024"/>
        </table:table-row>
        <table:named-expressions>
          <table:named-expression table:name="Sheet_Title" table:expression="of:=&quot;Reaction&quot;" table:base-cell-address="$'Reaction'.$A$1"/>
          <table:named-expression table:name="Print_Area" table:expression="of:=#REF!" table:base-cell-address="$'Reaction'.$A$1"/>
        </table:named-expressions>
        <gnm:selections gnm:cursor-col="1" gnm:cursor-row="10">
          <gnm:selection gnm:start-col="1" gnm:start-row="10" gnm:end-col="1" gnm:end-row="10"/>
        </gnm:selections>
      </table:table>
      <table:table table:name="Compound" table:style-name="ta-2" table:print="true">
        <office:forms form:automatic-focus="false" form:apply-design-mode="false">
          <form:form/>
        </office:forms>
        <table:table-column table:default-cell-style-name="ACE-11" table:style-name="ACOL-13"/>
        <table:table-column table:default-cell-style-name="ACE-11" table:style-name="ACOL-14"/>
        <table:table-column table:default-cell-style-name="ACE-11" table:style-name="ACOL-5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5" table:number-columns-repeated="20"/>
        <table:table-column table:default-cell-style-name="ACE-11" table:style-name="ACOL-0" table:number-columns-repeated="998"/>
        <table:table-row table:style-name="AROW-5">
          <table:table-cell table:style-name="ACE-9" office:value-type="string">
            <text:p>!!SBtab</text:p>
          </table:table-cell>
          <table:table-cell table:style-name="ACE-12" office:value-type="string">
            <text:p>Document='covid19' TableName='Compound' TableType='Compound' TableTitle='state of infection'</text:p>
          </table:table-cell>
          <table:table-cell table:number-columns-repeated="24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!ID</text:p>
          </table:table-cell>
          <table:table-cell table:style-name="ACE-12" office:value-type="string">
            <text:p>!Name</text:p>
          </table:table-cell>
          <table:table-cell table:style-name="ACE-12" office:value-type="string">
            <text:p>!Unit</text:p>
          </table:table-cell>
          <table:table-cell table:style-name="ACE-12" office:value-type="string">
            <text:p>!InitialValue</text:p>
          </table:table-cell>
          <table:table-cell table:style-name="ACE-12" office:value-type="string">
            <text:p>!Type</text:p>
          </table:table-cell>
          <table:table-cell table:style-name="ACE-12" office:value-type="string">
            <text:p>!Comment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0</text:p>
          </table:table-cell>
          <table:table-cell table:style-name="ACE-12" office:value-type="string">
            <text:p>Susceptible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fraction of susceptible individuals, the model has a mechanism for initial infection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1</text:p>
          </table:table-cell>
          <table:table-cell table:style-name="ACE-12" office:value-type="string">
            <text:p>Exposed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In incubation phase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2</text:p>
          </table:table-cell>
          <table:table-cell table:style-name="ACE-12" office:value-type="string">
            <text:p>Infectious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Sick and infectious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3</text:p>
          </table:table-cell>
          <table:table-cell table:style-name="ACE-12" office:value-type="string">
            <text:p>Krit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Critically sick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4</text:p>
          </table:table-cell>
          <table:table-cell table:style-name="ACE-12" office:value-type="string">
            <text:p>Recovered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Immune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5">
          <table:table-cell table:style-name="ACE-9" office:value-type="string">
            <text:p>C5</text:p>
          </table:table-cell>
          <table:table-cell table:style-name="ACE-12" office:value-type="string">
            <text:p>Dead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kinetic</text:p>
          </table:table-cell>
          <table:table-cell table:style-name="ACE-12" office:value-type="string">
            <text:p>Counts deaths</text:p>
          </table:table-cell>
          <table:table-cell table:number-columns-repeated="20" table:style-name="ACE-12"/>
          <table:table-cell table:number-columns-repeated="998" table:style-name="ACE-11"/>
        </table:table-row>
        <table:table-row table:style-name="AROW-2" table:number-rows-repeated="992">
          <table:table-cell table:style-name="ACE-10"/>
          <table:table-cell table:number-columns-repeated="1023" table:style-name="ACE-11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Compound&quot;" table:base-cell-address="$'Compound'.$A$1"/>
          <table:named-expression table:name="Print_Area" table:expression="of:=#REF!" table:base-cell-address="$'Compound'.$A$1"/>
        </table:named-expressions>
        <gnm:selections gnm:cursor-col="2" gnm:cursor-row="7">
          <gnm:selection gnm:start-col="2" gnm:start-row="7" gnm:end-col="2" gnm:end-row="7"/>
        </gnm:selections>
      </table:table>
      <table:table table:name="Expression" table:style-name="ta-3" table:print="true">
        <office:forms form:automatic-focus="false" form:apply-design-mode="false">
          <form:form/>
        </office:forms>
        <table:table-column table:default-cell-style-name="ACE-17" table:style-name="ACOL-18"/>
        <table:table-column table:default-cell-style-name="ACE-17" table:style-name="ACOL-19"/>
        <table:table-column table:default-cell-style-name="ACE-17" table:style-name="ACOL-20"/>
        <table:table-column table:default-cell-style-name="ACE-17" table:style-name="ACOL-21"/>
        <table:table-column table:default-cell-style-name="ACE-17" table:style-name="ACOL-5" table:number-columns-repeated="20"/>
        <table:table-column table:default-cell-style-name="ACE-17" table:style-name="ACOL-6" table:number-columns-repeated="2"/>
        <table:table-column table:default-cell-style-name="ACE-17" table:style-name="ACOL-0" table:number-columns-repeated="998"/>
        <table:table-row table:style-name="AROW-4">
          <table:table-cell table:style-name="ACE-13" office:value-type="string">
            <text:p>!!SBtab</text:p>
          </table:table-cell>
          <table:table-cell table:style-name="ACE-19" office:value-type="string">
            <text:p>Document='covid19' TableName='Expression' TableTitle='pre defined algebraic expressions' TableType='Quantity'</text:p>
          </table:table-cell>
          <table:table-cell table:style-name="ACE-21"/>
          <table:table-cell table:style-name="ACE-19"/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4" office:value-type="string">
            <text:p>!ID</text:p>
          </table:table-cell>
          <table:table-cell table:style-name="ACE-20" office:value-type="string">
            <text:p>!Name</text:p>
          </table:table-cell>
          <table:table-cell table:style-name="ACE-22" office:value-type="string">
            <text:p>!Formula</text:p>
          </table:table-cell>
          <table:table-cell table:style-name="ACE-20" office:value-type="string">
            <text:p>!Comment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SIGMA</text:p>
          </table:table-cell>
          <table:table-cell table:style-name="ACE-18" office:value-type="string">
            <text:p>sigma</text:p>
          </table:table-cell>
          <table:table-cell table:style-name="ACE-23" office:value-type="float" office:value="4">
            <text:p>4</text:p>
          </table:table-cell>
          <table:table-cell table:style-name="ACE-18" office:value-type="string">
            <text:p>this can be another value as well, but not too big not too small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MU</text:p>
          </table:table-cell>
          <table:table-cell table:style-name="ACE-18" office:value-type="string">
            <text:p>mu</text:p>
          </table:table-cell>
          <table:table-cell table:style-name="ACE-23" office:value-type="string">
            <text:p>-g</text:p>
          </table:table-cell>
          <table:table-cell table:style-name="ACE-18" office:value-type="string">
            <text:p>the mode parameter g is subject to sampling (~optimization)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1</text:p>
          </table:table-cell>
          <table:table-cell table:style-name="ACE-18" office:value-type="string">
            <text:p>DIFF</text:p>
          </table:table-cell>
          <table:table-cell table:style-name="ACE-23" office:value-type="string">
            <text:p>(t-mu)/sigma</text:p>
          </table:table-cell>
          <table:table-cell table:style-name="ACE-18" office:value-type="string">
            <text:p>convenience express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2</text:p>
          </table:table-cell>
          <table:table-cell table:style-name="ACE-18" office:value-type="string">
            <text:p>DIFFSQ</text:p>
          </table:table-cell>
          <table:table-cell table:style-name="ACE-23" office:value-type="string">
            <text:p>DIFF*DIFF</text:p>
          </table:table-cell>
          <table:table-cell table:style-name="ACE-18" office:value-type="string">
            <text:p>convenience express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3</text:p>
          </table:table-cell>
          <table:table-cell table:style-name="ACE-18" office:value-type="string">
            <text:p>EDIFFSQ</text:p>
          </table:table-cell>
          <table:table-cell table:style-name="ACE-23" office:value-type="string">
            <text:p>exp(-0.5*DIFFSQ)</text:p>
          </table:table-cell>
          <table:table-cell table:style-name="ACE-18" office:value-type="string">
            <text:p>convenience express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4</text:p>
          </table:table-cell>
          <table:table-cell table:style-name="ACE-18" office:value-type="string">
            <text:p>NORM</text:p>
          </table:table-cell>
          <table:table-cell table:style-name="ACE-23" office:value-type="string">
            <text:p>sqrt(2*Pi)*sigma</text:p>
          </table:table-cell>
          <table:table-cell table:style-name="ACE-18" office:value-type="string">
            <text:p>normalisation to 1.0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N</text:p>
          </table:table-cell>
          <table:table-cell table:style-name="ACE-18" office:value-type="string">
            <text:p>Gaussian</text:p>
          </table:table-cell>
          <table:table-cell table:style-name="ACE-23" office:value-type="string">
            <text:p>EDIFFSQ/NORM</text:p>
          </table:table-cell>
          <table:table-cell table:style-name="ACE-18" office:value-type="string">
            <text:p>probability density of first infection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B_PRE</text:p>
          </table:table-cell>
          <table:table-cell table:style-name="ACE-18" office:value-type="string">
            <text:p>b0</text:p>
          </table:table-cell>
          <table:table-cell table:style-name="ACE-23" office:value-type="string">
            <text:p>r0*l</text:p>
          </table:table-cell>
          <table:table-cell table:style-name="ACE-25" office:value-type="string">
            <text:p>becoming exposed/duration of sickness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XB_POST</text:p>
          </table:table-cell>
          <table:table-cell table:style-name="ACE-18" office:value-type="string">
            <text:p>b1</text:p>
          </table:table-cell>
          <table:table-cell table:style-name="ACE-23" office:value-type="string">
            <text:p>r1*l</text:p>
          </table:table-cell>
          <table:table-cell table:style-name="ACE-18" office:value-type="string">
            <text:p>same, but after social distancing in effect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4">
          <table:table-cell table:style-name="ACE-15" office:value-type="string">
            <text:p>Distancing_Switch</text:p>
          </table:table-cell>
          <table:table-cell table:style-name="ACE-18" office:value-type="string">
            <text:p>B</text:p>
          </table:table-cell>
          <table:table-cell table:style-name="ACE-23" office:value-type="string">
            <text:p>(b0*(1-distancing_on) + b1*distancing_on) </text:p>
          </table:table-cell>
          <table:table-cell table:style-name="ACE-18" office:value-type="string">
            <text:p>b when distancing is off (0) or b_dist when distancing is on (1)</text:p>
          </table:table-cell>
          <table:table-cell table:number-columns-repeated="20" table:style-name="ACE-18"/>
          <table:table-cell table:number-columns-repeated="1000" table:style-name="ACE-17"/>
        </table:table-row>
        <table:table-row table:style-name="AROW-2" table:number-rows-repeated="988">
          <table:table-cell table:style-name="ACE-16"/>
          <table:table-cell table:style-name="ACE-17"/>
          <table:table-cell table:style-name="ACE-24"/>
          <table:table-cell table:number-columns-repeated="1021" table:style-name="ACE-17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Expression&quot;" table:base-cell-address="$'Expression'.$A$1"/>
          <table:named-expression table:name="Print_Area" table:expression="of:=#REF!" table:base-cell-address="$'Expression'.$A$1"/>
        </table:named-expressions>
        <gnm:selections gnm:cursor-col="2" gnm:cursor-row="15">
          <gnm:selection gnm:start-col="2" gnm:start-row="15" gnm:end-col="2" gnm:end-row="15"/>
        </gnm:selections>
      </table:table>
      <table:table table:name="Parameter" table:style-name="ta-4" table:print="true">
        <office:forms form:automatic-focus="false" form:apply-design-mode="false">
          <form:form/>
        </office:forms>
        <table:table-column table:default-cell-style-name="ACE-28" table:style-name="ACOL-22"/>
        <table:table-column table:default-cell-style-name="ACE-28" table:style-name="ACOL-23"/>
        <table:table-column table:default-cell-style-name="ACE-28" table:style-name="ACOL-24"/>
        <table:table-column table:default-cell-style-name="ACE-28" table:style-name="ACOL-14"/>
        <table:table-column table:default-cell-style-name="ACE-28" table:style-name="ACOL-5"/>
        <table:table-column table:default-cell-style-name="ACE-28" table:style-name="ACOL-25"/>
        <table:table-column table:default-cell-style-name="ACE-28" table:style-name="ACOL-26"/>
        <table:table-column table:default-cell-style-name="ACE-28" table:style-name="ACOL-5"/>
        <table:table-column table:default-cell-style-name="ACE-28" table:style-name="ACOL-27"/>
        <table:table-column table:default-cell-style-name="ACE-28" table:style-name="ACOL-28"/>
        <table:table-column table:default-cell-style-name="ACE-28" table:style-name="ACOL-5" table:number-columns-repeated="20"/>
        <table:table-column table:default-cell-style-name="ACE-28" table:style-name="ACOL-0" table:number-columns-repeated="994"/>
        <table:table-row table:style-name="AROW-1">
          <table:table-cell table:style-name="ACE-26" office:value-type="string">
            <text:p>!!SBtab</text:p>
          </table:table-cell>
          <table:table-cell table:style-name="ACE-27" office:value-type="string">
            <text:p>Document='covid19' TableName='Parameter' TableType='Quantity' TableTitle='rates'</text:p>
          </table:table-cell>
          <table:table-cell table:number-columns-repeated="28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!ID</text:p>
          </table:table-cell>
          <table:table-cell table:style-name="ACE-27" office:value-type="string">
            <text:p>!Name</text:p>
          </table:table-cell>
          <table:table-cell table:style-name="ACE-27" office:value-type="string">
            <text:p>!Scale</text:p>
          </table:table-cell>
          <table:table-cell table:style-name="ACE-27" office:value-type="string">
            <text:p>!DefaultValue</text:p>
          </table:table-cell>
          <table:table-cell table:style-name="ACE-27" office:value-type="string">
            <text:p>!Unit</text:p>
          </table:table-cell>
          <table:table-cell table:style-name="ACE-27" office:value-type="string">
            <text:p>!Std</text:p>
          </table:table-cell>
          <table:table-cell table:style-name="ACE-27" office:value-type="string">
            <text:p>!Comment</text:p>
          </table:table-cell>
          <table:table-cell table:style-name="ACE-27" office:value-type="string">
            <text:p>%</text:p>
          </table:table-cell>
          <table:table-cell table:style-name="ACE-27" office:value-type="string">
            <text:p>% Original Value</text:p>
          </table:table-cell>
          <table:table-cell table:style-name="ACE-27" office:value-type="string">
            <text:p>%NewValue:linspace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0</text:p>
          </table:table-cell>
          <table:table-cell table:style-name="ACE-27" office:value-type="string">
            <text:p>r0</text:p>
          </table:table-cell>
          <table:table-cell table:style-name="ACE-27" office:value-type="string">
            <text:p>log</text:p>
          </table:table-cell>
          <table:table-cell table:style-name="ACE-27" table:formula="of:=LN([.I3])" office:value-type="float" office:value="0.91629073187415511">
            <text:p>0.916290731874155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exposed</text:p>
          </table:table-cell>
          <table:table-cell table:style-name="ACE-27" office:value-type="string">
            <text:p>%</text:p>
          </table:table-cell>
          <table:table-cell table:style-name="ACE-27" table:formula="of:=2.5" office:value-type="float" office:value="2.5">
            <text:p>2.5</text:p>
          </table:table-cell>
          <table:table-cell table:style-name="ACE-27" table:formula="of:=2.5" office:value-type="float" office:value="2.5">
            <text:p>2.5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1</text:p>
          </table:table-cell>
          <table:table-cell table:style-name="ACE-27" office:value-type="string">
            <text:p>a</text:p>
          </table:table-cell>
          <table:table-cell table:style-name="ACE-27" office:value-type="string">
            <text:p>log</text:p>
          </table:table-cell>
          <table:table-cell table:style-name="ACE-27" table:formula="of:=LN([.I4])" office:value-type="float" office:value="-1.7047480922384253">
            <text:p>−1.70474809223843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infectious</text:p>
          </table:table-cell>
          <table:table-cell table:style-name="ACE-27" office:value-type="string">
            <text:p>%</text:p>
          </table:table-cell>
          <table:table-cell table:style-name="ACE-27" table:formula="of:=1/5.5" office:value-type="float" office:value="0.18181818181818182">
            <text:p>0.18181818181818182</text:p>
          </table:table-cell>
          <table:table-cell table:number-columns-repeated="21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2</text:p>
          </table:table-cell>
          <table:table-cell table:style-name="ACE-27" office:value-type="string">
            <text:p>c</text:p>
          </table:table-cell>
          <table:table-cell table:style-name="ACE-27" office:value-type="string">
            <text:p>log</text:p>
          </table:table-cell>
          <table:table-cell table:style-name="ACE-27" table:formula="of:=LN([.I5])" office:value-type="float" office:value="-5.1159958097540823">
            <text:p>−5.11599580975408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critically sick</text:p>
          </table:table-cell>
          <table:table-cell table:style-name="ACE-27" office:value-type="string">
            <text:p>%</text:p>
          </table:table-cell>
          <table:table-cell table:style-name="ACE-27" office:value-type="float" office:value="0.0060000000000000001">
            <text:p>0.006</text:p>
          </table:table-cell>
          <table:table-cell table:style-name="ACE-27" office:value-type="float" office:value="0.0060000000000000001">
            <text:p>0.006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3</text:p>
          </table:table-cell>
          <table:table-cell table:style-name="ACE-27" office:value-type="string">
            <text:p>l</text:p>
          </table:table-cell>
          <table:table-cell table:style-name="ACE-27" office:value-type="string">
            <text:p>log</text:p>
          </table:table-cell>
          <table:table-cell table:style-name="ACE-27" table:formula="of:=LN([.I6])" office:value-type="float" office:value="-2.3025850929940455">
            <text:p>−2.30258509299405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normal recovery</text:p>
          </table:table-cell>
          <table:table-cell table:style-name="ACE-27" office:value-type="string">
            <text:p>%</text:p>
          </table:table-cell>
          <table:table-cell table:style-name="ACE-27" table:formula="of:=1/10" office:value-type="float" office:value="0.10000000000000001">
            <text:p>0.1</text:p>
          </table:table-cell>
          <table:table-cell table:number-columns-repeated="21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4</text:p>
          </table:table-cell>
          <table:table-cell table:style-name="ACE-27" office:value-type="string">
            <text:p>m</text:p>
          </table:table-cell>
          <table:table-cell table:style-name="ACE-27" office:value-type="string">
            <text:p>log</text:p>
          </table:table-cell>
          <table:table-cell table:style-name="ACE-27" table:formula="of:=LN([.I7])" office:value-type="float" office:value="-2.3025850929940455">
            <text:p>−2.30258509299405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critical recovery</text:p>
          </table:table-cell>
          <table:table-cell table:style-name="ACE-27" office:value-type="string">
            <text:p>%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0.10000000000000001">
            <text:p>0.1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5</text:p>
          </table:table-cell>
          <table:table-cell table:style-name="ACE-27" office:value-type="string">
            <text:p>q</text:p>
          </table:table-cell>
          <table:table-cell table:style-name="ACE-27" office:value-type="string">
            <text:p>log</text:p>
          </table:table-cell>
          <table:table-cell table:style-name="ACE-27" table:formula="of:=LN([.J8])" office:value-type="float" office:value="-3.4563306709810959">
            <text:p>−3.4563306709811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dying while critically sick</text:p>
          </table:table-cell>
          <table:table-cell table:style-name="ACE-27" office:value-type="string">
            <text:p>%</text:p>
          </table:table-cell>
          <table:table-cell table:style-name="ACE-27"/>
          <table:table-cell table:style-name="ACE-27" office:value-type="float" office:value="0.031545299999999998">
            <text:p>0.0315453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55</text:p>
          </table:table-cell>
          <table:table-cell table:style-name="ACE-27" office:value-type="string">
            <text:p>d</text:p>
          </table:table-cell>
          <table:table-cell table:style-name="ACE-27" office:value-type="string">
            <text:p>log</text:p>
          </table:table-cell>
          <table:table-cell table:style-name="ACE-27" office:value-type="float" office:value="-10">
            <text:p>−10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dying while infected</text:p>
          </table:table-cell>
          <table:table-cell table:style-name="ACE-27" office:value-type="string">
            <text:p>%</text:p>
          </table:table-cell>
          <table:table-cell table:style-name="ACE-27"/>
          <table:table-cell table:style-name="ACE-27" office:value-type="float" office:value="0.031545299999999998">
            <text:p>0.0315453</text:p>
          </table:table-cell>
          <table:table-cell table:number-columns-repeated="20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6</text:p>
          </table:table-cell>
          <table:table-cell table:style-name="ACE-27" office:value-type="string">
            <text:p>g</text:p>
          </table:table-cell>
          <table:table-cell table:style-name="ACE-27" office:value-type="string">
            <text:p>linear</text:p>
          </table:table-cell>
          <table:table-cell table:style-name="ACE-27" office:value-type="float" office:value="10">
            <text:p>10</text:p>
          </table:table-cell>
          <table:table-cell table:style-name="ACE-27" office:value-type="string">
            <text:p>day</text:p>
          </table:table-cell>
          <table:table-cell table:style-name="ACE-27" office:value-type="float" office:value="10">
            <text:p>10</text:p>
          </table:table-cell>
          <table:table-cell table:style-name="ACE-27" office:value-type="string">
            <text:p>first infection</text:p>
          </table:table-cell>
          <table:table-cell table:style-name="ACE-27" office:value-type="string">
            <text:p>%</text:p>
          </table:table-cell>
          <table:table-cell table:number-columns-repeated="22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7</text:p>
          </table:table-cell>
          <table:table-cell table:style-name="ACE-27" office:value-type="string">
            <text:p>r1</text:p>
          </table:table-cell>
          <table:table-cell table:style-name="ACE-27" office:value-type="string">
            <text:p>log</text:p>
          </table:table-cell>
          <table:table-cell table:style-name="ACE-27" table:formula="of:=[.D3]" office:value-type="float" office:value="0.91629073187415511">
            <text:p>0.916290731874155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becoming exposed when people are careful not to get exposed</text:p>
          </table:table-cell>
          <table:table-cell table:style-name="ACE-27" office:value-type="string">
            <text:p>%</text:p>
          </table:table-cell>
          <table:table-cell table:number-columns-repeated="22" table:style-name="ACE-27"/>
          <table:table-cell table:number-columns-repeated="994" table:style-name="ACE-28"/>
        </table:table-row>
        <table:table-row table:style-name="AROW-1">
          <table:table-cell table:style-name="ACE-26" office:value-type="string">
            <text:p>P8</text:p>
          </table:table-cell>
          <table:table-cell table:style-name="ACE-27" office:value-type="string">
            <text:p>h</text:p>
          </table:table-cell>
          <table:table-cell table:style-name="ACE-27" office:value-type="string">
            <text:p>linear</text:p>
          </table:table-cell>
          <table:table-cell table:style-name="ACE-27" table:formula="of:=908/(0.0025000000000000001*[$'Constant'.$C$4])" office:value-type="float" office:value="0.15279243744744078">
            <text:p>0.152792437447441</text:p>
          </table:table-cell>
          <table:table-cell table:style-name="ACE-27" office:value-type="string">
            <text:p>1/day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going to hospital wheninfectious</text:p>
          </table:table-cell>
          <table:table-cell table:style-name="ACE-27" office:value-type="string">
            <text:p>%</text:p>
          </table:table-cell>
          <table:table-cell table:number-columns-repeated="22" table:style-name="ACE-27"/>
          <table:table-cell table:number-columns-repeated="994" table:style-name="ACE-28"/>
        </table:table-row>
        <table:table-row table:style-name="AROW-2" table:number-rows-repeated="989">
          <table:table-cell table:style-name="ACE-26"/>
          <table:table-cell table:number-columns-repeated="29" table:style-name="ACE-27"/>
          <table:table-cell table:number-columns-repeated="994" table:style-name="ACE-28"/>
        </table:table-row>
        <table:table-row table:style-name="AROW-0" table:number-rows-repeated="1047575">
          <table:table-cell table:number-columns-repeated="1024"/>
        </table:table-row>
        <table:named-expressions>
          <table:named-expression table:name="Sheet_Title" table:expression="of:=&quot;Parameter&quot;" table:base-cell-address="$'Parameter'.$A$1"/>
          <table:named-expression table:name="Print_Area" table:expression="of:=#REF!" table:base-cell-address="$'Parameter'.$A$1"/>
        </table:named-expressions>
        <gnm:selections gnm:cursor-col="1" gnm:cursor-row="11">
          <gnm:selection gnm:start-col="1" gnm:start-row="11" gnm:end-col="1" gnm:end-row="11"/>
        </gnm:selections>
      </table:table>
      <table:table table:name="Input" table:style-name="ta-5" table:print="true">
        <office:forms form:automatic-focus="false" form:apply-design-mode="false">
          <form:form/>
        </office:forms>
        <table:table-column table:default-cell-style-name="ACE-31" table:style-name="ACOL-19"/>
        <table:table-column table:default-cell-style-name="ACE-31" table:style-name="ACOL-29"/>
        <table:table-column table:default-cell-style-name="ACE-31" table:style-name="ACOL-30"/>
        <table:table-column table:default-cell-style-name="ACE-31" table:style-name="ACOL-5"/>
        <table:table-column table:default-cell-style-name="ACE-31" table:style-name="ACOL-31"/>
        <table:table-column table:default-cell-style-name="ACE-31" table:style-name="ACOL-32"/>
        <table:table-column table:default-cell-style-name="ACE-31" table:style-name="ACOL-5" table:number-columns-repeated="20"/>
        <table:table-column table:default-cell-style-name="ACE-31" table:style-name="ACOL-0" table:number-columns-repeated="998"/>
        <table:table-row table:style-name="AROW-4">
          <table:table-cell table:style-name="ACE-29" office:value-type="string">
            <text:p>!!SBtab</text:p>
          </table:table-cell>
          <table:table-cell table:style-name="ACE-32" office:value-type="string">
            <text:p>Document='covid19' TableName='Input' TableTitle='The model has conservation laws that were automatically determined, these are the conserved constants' TableType='Quantity'</text:p>
          </table:table-cell>
          <table:table-cell table:number-columns-repeated="24" table:style-name="ACE-32"/>
          <table:table-cell table:number-columns-repeated="998" table:style-name="ACE-31"/>
        </table:table-row>
        <table:table-row table:style-name="AROW-4">
          <table:table-cell table:style-name="ACE-29" office:value-type="string">
            <text:p>!ID</text:p>
          </table:table-cell>
          <table:table-cell table:style-name="ACE-32" office:value-type="string">
            <text:p>!Name</text:p>
          </table:table-cell>
          <table:table-cell table:style-name="ACE-32" office:value-type="string">
            <text:p>!DefaultValue</text:p>
          </table:table-cell>
          <table:table-cell table:style-name="ACE-32" office:value-type="string">
            <text:p>!Unit</text:p>
          </table:table-cell>
          <table:table-cell table:style-name="ACE-32" office:value-type="string">
            <text:p>!ConservationLaw</text:p>
          </table:table-cell>
          <table:table-cell table:style-name="ACE-32" office:value-type="string">
            <text:p>!Comment</text:p>
          </table:table-cell>
          <table:table-cell table:style-name="ACE-32" office:value-type="string">
            <text:p>%Explanation</text:p>
          </table:table-cell>
          <table:table-cell table:number-columns-repeated="19" table:style-name="ACE-32"/>
          <table:table-cell table:number-columns-repeated="998" table:style-name="ACE-31"/>
        </table:table-row>
        <table:table-row table:style-name="AROW-4">
          <table:table-cell table:style-name="ACE-29" office:value-type="string">
            <text:p>U0</text:p>
          </table:table-cell>
          <table:table-cell table:style-name="ACE-32" office:value-type="string">
            <text:p>distancing_on</text:p>
          </table:table-cell>
          <table:table-cell table:style-name="ACE-32" office:value-type="float" office:value="0">
            <text:p>0</text:p>
          </table:table-cell>
          <table:table-cell table:style-name="ACE-32" office:value-type="float" office:value="1">
            <text:p>1</text:p>
          </table:table-cell>
          <table:table-cell table:style-name="ACE-32" office:value-type="float" office:value="0">
            <text:p>0</text:p>
          </table:table-cell>
          <table:table-cell table:style-name="ACE-32" office:value-type="string">
            <text:p>social distancing on (1) or off (0)</text:p>
          </table:table-cell>
          <table:table-cell table:style-name="ACE-32" office:value-type="string">
            <text:p>% <text:s/>a switch that can be flipped mid-simulation</text:p>
          </table:table-cell>
          <table:table-cell table:number-columns-repeated="19" table:style-name="ACE-32"/>
          <table:table-cell table:number-columns-repeated="998" table:style-name="ACE-31"/>
        </table:table-row>
        <table:table-row table:style-name="AROW-4">
          <table:table-cell table:style-name="ACE-29" office:value-type="string">
            <text:p>CLU1</text:p>
          </table:table-cell>
          <table:table-cell table:style-name="ACE-32" office:value-type="string">
            <text:p>Susceptible_ConservedConst</text:p>
          </table:table-cell>
          <table:table-cell table:style-name="ACE-32" office:value-type="float" office:value="1">
            <text:p>1</text:p>
          </table:table-cell>
          <table:table-cell table:style-name="ACE-32" office:value-type="float" office:value="1">
            <text:p>1</text:p>
          </table:table-cell>
          <table:table-cell table:style-name="ACE-32" office:value-type="float" office:value="1">
            <text:p>1</text:p>
          </table:table-cell>
          <table:table-cell table:style-name="ACE-32" office:value-type="string">
            <text:p>Susceptible_ConservedConst = Susceptible+1*Exposed+1*Infectious+1*Krit+1*Recovered+1*Dead</text:p>
          </table:table-cell>
          <table:table-cell table:style-name="ACE-32" office:value-type="string">
            <text:p>% This is a constant that is used to calculate the Suscpetible population, not th epopulation itself</text:p>
          </table:table-cell>
          <table:table-cell table:number-columns-repeated="19" table:style-name="ACE-32"/>
          <table:table-cell table:number-columns-repeated="998" table:style-name="ACE-31"/>
        </table:table-row>
        <table:table-row table:style-name="AROW-2" table:number-rows-repeated="996">
          <table:table-cell table:style-name="ACE-30"/>
          <table:table-cell table:number-columns-repeated="1023" table:style-name="ACE-31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Input&quot;" table:base-cell-address="$'Input'.$A$1"/>
          <table:named-expression table:name="Print_Area" table:expression="of:=#REF!" table:base-cell-address="$'Input'.$A$1"/>
        </table:named-expressions>
        <gnm:selections gnm:cursor-col="0" gnm:cursor-row="0">
          <gnm:selection gnm:start-col="0" gnm:start-row="0" gnm:end-col="1023" gnm:end-row="1048575"/>
        </gnm:selections>
      </table:table>
      <table:table table:name="Output" table:style-name="ta-6" table:print="true">
        <office:forms form:automatic-focus="false" form:apply-design-mode="false">
          <form:form/>
        </office:forms>
        <table:table-column table:default-cell-style-name="ACE-36" table:style-name="ACOL-33"/>
        <table:table-column table:default-cell-style-name="ACE-36" table:style-name="ACOL-34"/>
        <table:table-column table:default-cell-style-name="ACE-36" table:style-name="ACOL-35"/>
        <table:table-column table:default-cell-style-name="ACE-36" table:style-name="ACOL-36"/>
        <table:table-column table:default-cell-style-name="ACE-36" table:style-name="ACOL-5"/>
        <table:table-column table:default-cell-style-name="ACE-36" table:style-name="ACOL-37"/>
        <table:table-column table:default-cell-style-name="ACE-36" table:style-name="ACOL-38"/>
        <table:table-column table:default-cell-style-name="ACE-36" table:style-name="ACOL-5" table:number-columns-repeated="20"/>
        <table:table-column table:default-cell-style-name="ACE-36" table:style-name="ACOL-0" table:number-columns-repeated="996"/>
        <table:table-column table:default-cell-style-name="ACE-34" table:style-name="ACOL-0"/>
        <table:table-row table:style-name="AROW-4">
          <table:table-cell table:style-name="ACE-33" office:value-type="string">
            <text:p>!!SBtab</text:p>
          </table:table-cell>
          <table:table-cell table:style-name="ACE-35" office:value-type="string">
            <text:p>Document='covid19' TableName='Output' TableTitle='Automatically determined conservation laws remove state variables, these outputs make them observable' TableType='Quantity'</text:p>
          </table:table-cell>
          <table:table-cell table:number-columns-repeated="25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!ID</text:p>
          </table:table-cell>
          <table:table-cell table:style-name="ACE-35" office:value-type="string">
            <text:p>!Name</text:p>
          </table:table-cell>
          <table:table-cell table:style-name="ACE-35" office:value-type="string">
            <text:p>!ErrorName</text:p>
          </table:table-cell>
          <table:table-cell table:style-name="ACE-35" office:value-type="string">
            <text:p>!ErrorType</text:p>
          </table:table-cell>
          <table:table-cell table:style-name="ACE-35" office:value-type="string">
            <text:p>!Unit</text:p>
          </table:table-cell>
          <table:table-cell table:style-name="ACE-35" office:value-type="string">
            <text:p>!ProbDist</text:p>
          </table:table-cell>
          <table:table-cell table:style-name="ACE-35" office:value-type="string">
            <text:p>!Formula</text:p>
          </table:table-cell>
          <table:table-cell table:style-name="ACE-35" office:value-type="string">
            <text:p>!Comment</text:p>
          </table:table-cell>
          <table:table-cell table:number-columns-repeated="19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YCL1</text:p>
          </table:table-cell>
          <table:table-cell table:style-name="ACE-35" office:value-type="string">
            <text:p>Susceptible_mon</text:p>
          </table:table-cell>
          <table:table-cell table:style-name="ACE-35" table:formula="of:=&quot;SD&quot;&amp;[.A3]" office:value-type="string" office:string-value="SDYCL1">
            <text:p>SDYCL1</text:p>
          </table:table-cell>
          <table:table-cell table:style-name="ACE-35" office:value-type="string">
            <text:p>not applicable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ne</text:p>
          </table:table-cell>
          <table:table-cell table:style-name="ACE-35" office:value-type="string">
            <text:p>Susceptible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INFCT</text:p>
          </table:table-cell>
          <table:table-cell table:style-name="ACE-35" office:value-type="string">
            <text:p>Infectious_underestimate</text:p>
          </table:table-cell>
          <table:table-cell table:style-name="ACE-35" table:formula="of:=&quot;SD&quot;&amp;[.A4]" office:value-type="string" office:string-value="SDINFCT">
            <text:p>SDINFCT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Infectious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REC</text:p>
          </table:table-cell>
          <table:table-cell table:style-name="ACE-35" office:value-type="string">
            <text:p>Recovered_underestimate</text:p>
          </table:table-cell>
          <table:table-cell table:style-name="ACE-35" table:formula="of:=&quot;SD&quot;&amp;[.A5]" office:value-type="string" office:string-value="SDREC">
            <text:p>SDREC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Recovered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DEAD</text:p>
          </table:table-cell>
          <table:table-cell table:style-name="ACE-35" office:value-type="string">
            <text:p>Deaths_recorded</text:p>
          </table:table-cell>
          <table:table-cell table:style-name="ACE-35" table:formula="of:=&quot;SD&quot;&amp;[.A6]" office:value-type="string" office:string-value="SDDEAD">
            <text:p>SDDEAD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Dead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KRIT</text:p>
          </table:table-cell>
          <table:table-cell table:style-name="ACE-35" office:value-type="string">
            <text:p>Critically_sick</text:p>
          </table:table-cell>
          <table:table-cell table:style-name="ACE-35" table:formula="of:=&quot;SD&quot;&amp;[.A7]" office:value-type="string" office:string-value="SDKRIT">
            <text:p>SDKRIT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Krit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NEQ0</text:p>
          </table:table-cell>
          <table:table-cell table:style-name="ACE-35" office:value-type="string">
            <text:p>inequality_constraint_recovery</text:p>
          </table:table-cell>
          <table:table-cell table:style-name="ACE-35" table:formula="of:=&quot;SD&quot;&amp;[.A8]" office:value-type="string" office:string-value="SDNEQ0">
            <text:p>SDNEQ0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1./(1+exp(-(l-m)/0.2))</text:p>
          </table:table-cell>
          <table:table-cell table:style-name="ACE-35" office:value-type="string">
            <text:p>this is true if expr. equals to one, but fuzzy</text:p>
          </table:table-cell>
          <table:table-cell table:number-columns-repeated="19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NEQ1</text:p>
          </table:table-cell>
          <table:table-cell table:style-name="ACE-35" office:value-type="string">
            <text:p>inequality_constraint_infection</text:p>
          </table:table-cell>
          <table:table-cell table:style-name="ACE-35" table:formula="of:=&quot;SD&quot;&amp;[.A9]" office:value-type="string" office:string-value="SDNEQ1">
            <text:p>SDNEQ1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1./(1+exp(-(r0-r0_dist)/0.2))</text:p>
          </table:table-cell>
          <table:table-cell table:style-name="ACE-35" office:value-type="string">
            <text:p>so, 0.8 is quite true, but solutions that violate this are allowed</text:p>
          </table:table-cell>
          <table:table-cell table:number-columns-repeated="19" table:style-name="ACE-35"/>
          <table:table-cell table:number-columns-repeated="996" table:style-name="ACE-36"/>
          <table:table-cell table:style-name="ACE-34"/>
        </table:table-row>
        <table:table-row table:style-name="AROW-4">
          <table:table-cell table:style-name="ACE-33" office:value-type="string">
            <text:p>HOSP</text:p>
          </table:table-cell>
          <table:table-cell table:style-name="ACE-35" office:value-type="string">
            <text:p>hospital_beds</text:p>
          </table:table-cell>
          <table:table-cell table:style-name="ACE-35" office:value-type="string">
            <text:p>SDHOSP</text:p>
          </table:table-cell>
          <table:table-cell table:style-name="ACE-35" office:value-type="string">
            <text:p>standard deviation</text:p>
          </table:table-cell>
          <table:table-cell table:style-name="ACE-35" office:value-type="float" office:value="1">
            <text:p>1</text:p>
          </table:table-cell>
          <table:table-cell table:style-name="ACE-35" office:value-type="string">
            <text:p>normal</text:p>
          </table:table-cell>
          <table:table-cell table:style-name="ACE-35" office:value-type="string">
            <text:p>h*Infectious</text:p>
          </table:table-cell>
          <table:table-cell table:number-columns-repeated="20" table:style-name="ACE-35"/>
          <table:table-cell table:number-columns-repeated="996" table:style-name="ACE-36"/>
          <table:table-cell table:style-name="ACE-34"/>
        </table:table-row>
        <table:table-row table:style-name="AROW-2" table:number-rows-repeated="990">
          <table:table-cell table:style-name="ACE-33"/>
          <table:table-cell table:number-columns-repeated="26" table:style-name="ACE-35"/>
          <table:table-cell table:number-columns-repeated="996" table:style-name="ACE-36"/>
          <table:table-cell table:style-name="ACE-34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Output&quot;" table:base-cell-address="$'Output'.$A$1"/>
          <table:named-expression table:name="Print_Area" table:expression="of:=#REF!" table:base-cell-address="$'Output'.$A$1"/>
        </table:named-expressions>
        <gnm:selections gnm:cursor-col="2" gnm:cursor-row="0">
          <gnm:selection gnm:start-col="0" gnm:start-row="0" gnm:end-col="1023" gnm:end-row="1048575"/>
        </gnm:selections>
      </table:table>
      <table:table table:name="Experiments" table:style-name="ta-7" table:print="true">
        <office:forms form:automatic-focus="false" form:apply-design-mode="false">
          <form:form/>
        </office:forms>
        <table:table-column table:default-cell-style-name="ACE-39" table:style-name="ACOL-39"/>
        <table:table-column table:default-cell-style-name="ACE-39" table:style-name="ACOL-40"/>
        <table:table-column table:default-cell-style-name="ACE-39" table:style-name="ACOL-41"/>
        <table:table-column table:default-cell-style-name="ACE-39" table:style-name="ACOL-42"/>
        <table:table-column table:default-cell-style-name="ACE-39" table:style-name="ACOL-43"/>
        <table:table-column table:default-cell-style-name="ACE-39" table:style-name="ACOL-44"/>
        <table:table-column table:default-cell-style-name="ACE-39" table:style-name="ACOL-5" table:number-columns-repeated="19"/>
        <table:table-column table:default-cell-style-name="ACE-39" table:style-name="ACOL-6"/>
        <table:table-column table:default-cell-style-name="ACE-39" table:style-name="ACOL-0" table:number-columns-repeated="998"/>
        <table:table-row table:style-name="AROW-1">
          <table:table-cell table:style-name="ACE-37" office:value-type="string">
            <text:p>!!SBtab</text:p>
          </table:table-cell>
          <table:table-cell table:style-name="ACE-40" office:value-type="string">
            <text:p>Document='covid19' TableName='Experiments' TableType='QuantityMatrix' TableTitle='rates'</text:p>
          </table:table-cell>
          <table:table-cell table:number-columns-repeated="24" table:style-name="ACE-40"/>
          <table:table-cell table:number-columns-repeated="998" table:style-name="ACE-39"/>
        </table:table-row>
        <table:table-row table:style-name="AROW-1">
          <table:table-cell table:style-name="ACE-37" office:value-type="string">
            <text:p>!ID</text:p>
          </table:table-cell>
          <table:table-cell table:style-name="ACE-40" office:value-type="string">
            <text:p>!Name</text:p>
          </table:table-cell>
          <table:table-cell table:style-name="ACE-40" office:value-type="string">
            <text:p>!Type</text:p>
          </table:table-cell>
          <table:table-cell table:style-name="ACE-40" office:value-type="string">
            <text:p>!Event</text:p>
          </table:table-cell>
          <table:table-cell table:style-name="ACE-40" office:value-type="string">
            <text:p>!Reference</text:p>
          </table:table-cell>
          <table:table-cell table:style-name="ACE-40" office:value-type="string">
            <text:p>!Comment</text:p>
          </table:table-cell>
          <table:table-cell table:number-columns-repeated="20" table:style-name="ACE-40"/>
          <table:table-cell table:number-columns-repeated="998" table:style-name="ACE-39"/>
        </table:table-row>
        <table:table-row table:style-name="AROW-1">
          <table:table-cell table:style-name="ACE-37" office:value-type="string">
            <text:p>%E0</text:p>
          </table:table-cell>
          <table:table-cell table:style-name="ACE-40" office:value-type="string">
            <text:p>Sweden</text:p>
          </table:table-cell>
          <table:table-cell table:style-name="ACE-40" office:value-type="string">
            <text:p>Time Series</text:p>
          </table:table-cell>
          <table:table-cell table:style-name="ACE-40" office:value-type="string">
            <text:p>Distancing</text:p>
          </table:table-cell>
          <table:table-cell table:style-name="ACE-40" office:value-type="string">
            <text:p>https://en.wikipedia.org/wiki/2020_coronavirus_pandemic_in_Sweden</text:p>
          </table:table-cell>
          <table:table-cell table:style-name="ACE-40" office:value-type="string">
            <text:p>The '%' symbol comments out things for sampling purposes</text:p>
          </table:table-cell>
          <table:table-cell table:number-columns-repeated="20" table:style-name="ACE-40"/>
          <table:table-cell table:number-columns-repeated="998" table:style-name="ACE-39"/>
        </table:table-row>
        <table:table-row table:style-name="AROW-1">
          <table:table-cell table:style-name="ACE-37" office:value-type="string">
            <text:p>E1</text:p>
          </table:table-cell>
          <table:table-cell table:style-name="ACE-40" office:value-type="string">
            <text:p>Stockholm</text:p>
          </table:table-cell>
          <table:table-cell table:style-name="ACE-40" office:value-type="string">
            <text:p>Time Series</text:p>
          </table:table-cell>
          <table:table-cell table:style-name="ACE-40" office:value-type="string">
            <text:p>Distancing</text:p>
          </table:table-cell>
          <table:table-cell table:style-name="ACE-38" office:value-type="string">
            <text:p><text:a xlink:type="simple" xlink:actuate="onRequest" xlink:href="http://c19.se/">c19.se</text:a></text:p>
          </table:table-cell>
          <table:table-cell table:number-columns-repeated="21" table:style-name="ACE-40"/>
          <table:table-cell table:number-columns-repeated="998" table:style-name="ACE-39"/>
        </table:table-row>
        <table:table-row table:style-name="AROW-2" table:number-rows-repeated="996">
          <table:table-cell table:style-name="ACE-37"/>
          <table:table-cell table:number-columns-repeated="25" table:style-name="ACE-40"/>
          <table:table-cell table:number-columns-repeated="998" table:style-name="ACE-39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Experiments&quot;" table:base-cell-address="$'Experiments'.$A$1"/>
          <table:named-expression table:name="Print_Area" table:expression="of:=#REF!" table:base-cell-address="$'Experiments'.$A$1"/>
        </table:named-expressions>
        <gnm:selections gnm:cursor-col="0" gnm:cursor-row="0">
          <gnm:selection gnm:start-col="0" gnm:start-row="0" gnm:end-col="1023" gnm:end-row="1048575"/>
        </gnm:selections>
      </table:table>
      <table:table table:name="Stockholm" table:style-name="ta-8" table:print="true">
        <office:forms form:automatic-focus="false" form:apply-design-mode="false">
          <form:form/>
        </office:forms>
        <table:table-column table:default-cell-style-name="ACE-43" table:style-name="ACOL-45"/>
        <table:table-column table:default-cell-style-name="ACE-43" table:style-name="ACOL-46"/>
        <table:table-column table:default-cell-style-name="ACE-43" table:style-name="ACOL-47"/>
        <table:table-column table:default-cell-style-name="ACE-43" table:style-name="ACOL-33"/>
        <table:table-column table:default-cell-style-name="ACE-43" table:style-name="ACOL-35" table:number-columns-repeated="3"/>
        <table:table-column table:default-cell-style-name="ACE-43" table:style-name="ACOL-13"/>
        <table:table-column table:default-cell-style-name="ACE-43" table:style-name="ACOL-48" table:number-columns-repeated="2"/>
        <table:table-column table:default-cell-style-name="ACE-43" table:style-name="ACOL-49"/>
        <table:table-column table:default-cell-style-name="ACE-43" table:style-name="ACOL-4"/>
        <table:table-column table:default-cell-style-name="ACE-43" table:style-name="ACOL-50"/>
        <table:table-column table:default-cell-style-name="ACE-43" table:style-name="ACOL-51"/>
        <table:table-column table:default-cell-style-name="ACE-43" table:style-name="ACOL-52"/>
        <table:table-column table:default-cell-style-name="ACE-43" table:style-name="ACOL-53" table:number-columns-repeated="2"/>
        <table:table-column table:default-cell-style-name="ACE-43" table:style-name="ACOL-54"/>
        <table:table-column table:default-cell-style-name="ACE-43" table:style-name="ACOL-55"/>
        <table:table-column table:default-cell-style-name="ACE-43" table:style-name="ACOL-56"/>
        <table:table-column table:default-cell-style-name="ACE-43" table:style-name="ACOL-57"/>
        <table:table-column table:default-cell-style-name="ACE-43" table:style-name="ACOL-5" table:number-columns-repeated="20"/>
        <table:table-column table:default-cell-style-name="ACE-43" table:style-name="ACOL-0" table:number-columns-repeated="983"/>
        <table:table-row table:style-name="AROW-1">
          <table:table-cell table:style-name="ACE-41" office:value-type="string">
            <text:p>!!SBtab</text:p>
          </table:table-cell>
          <table:table-cell table:style-name="ACE-43" office:value-type="string">
            <text:p>Document='covid19' TableName='Stockholm' TableType='QuantityMatrix' TableTitle='taken from folkhälsomyndigheten 2020-04-18'</text:p>
          </table:table-cell>
          <table:table-cell table:style-name="ACE-45"/>
          <table:table-cell table:style-name="ACE-48"/>
          <table:table-cell table:style-name="ACE-45"/>
          <table:table-cell table:style-name="ACE-52"/>
          <table:table-cell table:style-name="ACE-45"/>
          <table:table-cell table:style-name="ACE-52"/>
          <table:table-cell table:style-name="ACE-45"/>
          <table:table-cell table:style-name="ACE-52"/>
          <table:table-cell table:style-name="ACE-43"/>
          <table:table-cell table:style-name="ACE-48"/>
          <table:table-cell table:style-name="ACE-43"/>
          <table:table-cell table:style-name="ACE-48"/>
          <table:table-cell table:number-columns-repeated="1010" table:style-name="ACE-43"/>
        </table:table-row>
        <table:table-row table:style-name="AROW-1">
          <table:table-cell table:style-name="ACE-41" office:value-type="string">
            <text:p>!TimePoint</text:p>
          </table:table-cell>
          <table:table-cell table:style-name="ACE-43" office:value-type="string">
            <text:p>!Time</text:p>
          </table:table-cell>
          <table:table-cell table:style-name="ACE-45" office:value-type="string">
            <text:p>&gt;INFCT</text:p>
          </table:table-cell>
          <table:table-cell table:style-name="ACE-48" office:value-type="string">
            <text:p>SDINFCT</text:p>
          </table:table-cell>
          <table:table-cell table:style-name="ACE-45" office:value-type="string">
            <text:p>&gt;HOSP</text:p>
          </table:table-cell>
          <table:table-cell table:style-name="ACE-52" office:value-type="string">
            <text:p>SDHOSP</text:p>
          </table:table-cell>
          <table:table-cell table:style-name="ACE-45" office:value-type="string">
            <text:p>&gt;DEAD</text:p>
          </table:table-cell>
          <table:table-cell table:style-name="ACE-52" office:value-type="string">
            <text:p>SDDEAD</text:p>
          </table:table-cell>
          <table:table-cell table:style-name="ACE-45" office:value-type="string">
            <text:p>&gt;KRIT</text:p>
          </table:table-cell>
          <table:table-cell table:style-name="ACE-52" office:value-type="string">
            <text:p>SDKRIT</text:p>
          </table:table-cell>
          <table:table-cell table:style-name="ACE-43" office:value-type="string">
            <text:p>&gt;NEQ0</text:p>
          </table:table-cell>
          <table:table-cell table:style-name="ACE-48" office:value-type="string">
            <text:p>SDNEQ0</text:p>
          </table:table-cell>
          <table:table-cell table:style-name="ACE-43" office:value-type="string">
            <text:p>&gt;NEQ1</text:p>
          </table:table-cell>
          <table:table-cell table:style-name="ACE-48" office:value-type="string">
            <text:p>SDNEQ1</text:p>
          </table:table-cell>
          <table:table-cell table:style-name="ACE-43" office:value-type="string">
            <text:p>%</text:p>
          </table:table-cell>
          <table:table-cell table:style-name="ACE-66" office:value-type="string">
            <text:p>Dag</text:p>
          </table:table-cell>
          <table:table-cell table:style-name="ACE-66" office:value-type="string">
            <text:p>Fall</text:p>
          </table:table-cell>
          <table:table-cell table:style-name="ACE-66" office:value-type="string">
            <text:p>Fall idag</text:p>
          </table:table-cell>
          <table:table-cell table:style-name="ACE-66" office:value-type="string">
            <text:p>Döda</text:p>
          </table:table-cell>
          <table:table-cell table:style-name="ACE-66" office:value-type="string">
            <text:p>Döda idag</text:p>
          </table:table-cell>
          <table:table-cell table:style-name="ACE-43" office:value-type="string">
            <text:p>iva</text:p>
          </table:table-cell>
          <table:table-cell table:style-name="ACE-43" office:value-type="string">
            <text:p>på sjukhus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1-31">
            <text:p>2020-01-31</text:p>
          </table:table-cell>
          <table:table-cell table:style-name="ACE-43" table:formula="of:=DAYS([.A3];[.$A$3])" office:value-type="float" office:value="0">
            <text:p>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6">
            <text:p>2020-02-26</text:p>
          </table:table-cell>
          <table:table-cell table:style-name="ACE-43" table:formula="of:=DAYS([.A4];[.$A$3])" office:value-type="float" office:value="26">
            <text:p>2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7">
            <text:p>2020-02-27</text:p>
          </table:table-cell>
          <table:table-cell table:style-name="ACE-43" table:formula="of:=DAYS([.A5];[.$A$3])" office:value-type="float" office:value="27">
            <text:p>2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8">
            <text:p>2020-02-28</text:p>
          </table:table-cell>
          <table:table-cell table:style-name="ACE-43" table:formula="of:=DAYS([.A6];[.$A$3])" office:value-type="float" office:value="28">
            <text:p>2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2-29">
            <text:p>2020-02-29</text:p>
          </table:table-cell>
          <table:table-cell table:style-name="ACE-43" table:formula="of:=DAYS([.A7];[.$A$3])" office:value-type="float" office:value="29">
            <text:p>2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1">
            <text:p>2020-03-01</text:p>
          </table:table-cell>
          <table:table-cell table:style-name="ACE-43" table:formula="of:=DAYS([.A8];[.$A$3])" office:value-type="float" office:value="30">
            <text:p>3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2">
            <text:p>2020-03-02</text:p>
          </table:table-cell>
          <table:table-cell table:style-name="ACE-43" table:formula="of:=DAYS([.A9];[.$A$3])" office:value-type="float" office:value="31">
            <text:p>3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3">
            <text:p>2020-03-03</text:p>
          </table:table-cell>
          <table:table-cell table:style-name="ACE-43" table:formula="of:=DAYS([.A10];[.$A$3])" office:value-type="float" office:value="32">
            <text:p>3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4">
            <text:p>2020-03-04</text:p>
          </table:table-cell>
          <table:table-cell table:style-name="ACE-43" table:formula="of:=DAYS([.A11];[.$A$3])" office:value-type="float" office:value="33">
            <text:p>3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5">
            <text:p>2020-03-05</text:p>
          </table:table-cell>
          <table:table-cell table:style-name="ACE-43" table:formula="of:=DAYS([.A12];[.$A$3])" office:value-type="float" office:value="34">
            <text:p>3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6">
            <text:p>2020-03-06</text:p>
          </table:table-cell>
          <table:table-cell table:style-name="ACE-43" table:formula="of:=DAYS([.A13];[.$A$3])" office:value-type="float" office:value="35">
            <text:p>3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7">
            <text:p>2020-03-07</text:p>
          </table:table-cell>
          <table:table-cell table:style-name="ACE-43" table:formula="of:=DAYS([.A14];[.$A$3])" office:value-type="float" office:value="36">
            <text:p>3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8">
            <text:p>2020-03-08</text:p>
          </table:table-cell>
          <table:table-cell table:style-name="ACE-43" table:formula="of:=DAYS([.A15];[.$A$3])" office:value-type="float" office:value="37">
            <text:p>3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09">
            <text:p>2020-03-09</text:p>
          </table:table-cell>
          <table:table-cell table:style-name="ACE-43" table:formula="of:=DAYS([.A16];[.$A$3])" office:value-type="float" office:value="38">
            <text:p>3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10">
            <text:p>2020-03-10</text:p>
          </table:table-cell>
          <table:table-cell table:style-name="ACE-43" table:formula="of:=DAYS([.A17];[.$A$3])" office:value-type="float" office:value="39">
            <text:p>3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1009" table:style-name="ACE-43"/>
        </table:table-row>
        <table:table-row table:style-name="AROW-4">
          <table:table-cell table:style-name="ACE-42" office:value-type="date" office:date-value="2020-03-11">
            <text:p>2020-03-11</text:p>
          </table:table-cell>
          <table:table-cell table:style-name="ACE-43" table:formula="of:=DAYS([.A18];[.$A$3])" office:value-type="float" office:value="40">
            <text:p>4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2">
            <text:p>2020-03-12</text:p>
          </table:table-cell>
          <table:table-cell table:style-name="ACE-43" table:formula="of:=DAYS([.A19];[.$A$3])" office:value-type="float" office:value="41">
            <text:p>4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3">
            <text:p>2020-03-13</text:p>
          </table:table-cell>
          <table:table-cell table:style-name="ACE-43" table:formula="of:=DAYS([.A20];[.$A$3])" office:value-type="float" office:value="42">
            <text:p>4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4">
            <text:p>2020-03-14</text:p>
          </table:table-cell>
          <table:table-cell table:style-name="ACE-43" table:formula="of:=DAYS([.A21];[.$A$3])" office:value-type="float" office:value="43">
            <text:p>4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5">
            <text:p>2020-03-15</text:p>
          </table:table-cell>
          <table:table-cell table:style-name="ACE-43" table:formula="of:=DAYS([.A22];[.$A$3])" office:value-type="float" office:value="44">
            <text:p>4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6">
            <text:p>2020-03-16</text:p>
          </table:table-cell>
          <table:table-cell table:style-name="ACE-43" table:formula="of:=DAYS([.A23];[.$A$3])" office:value-type="float" office:value="45">
            <text:p>4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7">
            <text:p>2020-03-17</text:p>
          </table:table-cell>
          <table:table-cell table:style-name="ACE-43" table:formula="of:=DAYS([.A24];[.$A$3])" office:value-type="float" office:value="46">
            <text:p>4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5" office:value-type="float" office:value="0">
            <text:p>0.000×1000</text:p>
          </table:table-cell>
          <table:table-cell table:style-name="ACE-52" office:value-type="string">
            <text:p>inf</text:p>
          </table:table-cell>
          <table:table-cell table:style-name="ACE-56" office:value-type="float" office:value="0">
            <text:p>0.000×1000</text:p>
          </table:table-cell>
          <table:table-cell table:style-name="ACE-58" office:value-type="string">
            <text:p>inf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number-columns-repeated="6" table:style-name="ACE-43"/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8">
            <text:p>2020-03-18</text:p>
          </table:table-cell>
          <table:table-cell table:style-name="ACE-43" table:formula="of:=DAYS([.A25];[.$A$3])" office:value-type="float" office:value="47">
            <text:p>4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4" table:formula="of:=[.S25]/[$'Constant'.$C$4]" office:value-type="float" office:value="2.1034201190451649e-06">
            <text:p>2.103×10−06</text:p>
          </table:table-cell>
          <table:table-cell table:style-name="ACE-55" table:formula="of:=[.G25]*0.050000000000000003+MAX([.$G$25:.$G$56])*0.029999999999999999" office:value-type="float" office:value="1.1425778086653337e-05">
            <text:p>1.143×10−05</text:p>
          </table:table-cell>
          <table:table-cell table:style-name="ACE-57" table:formula="of:=[.U25]/[$'Constant'.$C$4]" office:value-type="float" office:value="4.6275242618993635e-06">
            <text:p>4.628×10−06</text:p>
          </table:table-cell>
          <table:table-cell table:style-name="ACE-59" table:formula="of:=[.I25]*0.050000000000000003+MAX([.$I$25:.$I$56])*0.029999999999999999" office:value-type="float" office:value="3.05837285309167e-06">
            <text:p>3.05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18">
            <text:p>Mar 18</text:p>
          </table:table-cell>
          <table:table-cell table:style-name="ACE-60" office:value-type="float" office:value="501">
            <text:p>501</text:p>
          </table:table-cell>
          <table:table-cell table:style-name="ACE-60" office:value-type="float" office:value="58">
            <text:p>58</text:p>
          </table:table-cell>
          <table:table-cell table:style-name="ACE-62" office:value-type="float" office:value="5">
            <text:p>5</text:p>
          </table:table-cell>
          <table:table-cell table:style-name="ACE-60" office:value-type="float" office:value="0">
            <text:p>0</text:p>
          </table:table-cell>
          <table:table-cell table:style-name="ACE-44" office:value-type="float" office:value="11">
            <text:p>11</text:p>
          </table:table-cell>
          <table:table-cell table:style-name="ACE-42"/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19">
            <text:p>2020-03-19</text:p>
          </table:table-cell>
          <table:table-cell table:style-name="ACE-43" table:formula="of:=DAYS([.A26];[.$A$3])" office:value-type="float" office:value="48">
            <text:p>4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6]/[$'Constant'.$C$4]" office:value-type="float" office:value="4.2489086404712337e-05">
            <text:p>4.249×10−05</text:p>
          </table:table-cell>
          <table:table-cell table:style-name="ACE-53" table:formula="of:=[.E26]*0.050000000000000003+MAX([.$E$26:.$E$56])*0.029999999999999999" office:value-type="float" office:value="1.6107991271647875e-05">
            <text:p>1.611×10−05</text:p>
          </table:table-cell>
          <table:table-cell table:style-name="ACE-54" table:formula="of:=[.S26]/[$'Constant'.$C$4]" office:value-type="float" office:value="2.1034201190451649e-06">
            <text:p>2.103×10−06</text:p>
          </table:table-cell>
          <table:table-cell table:style-name="ACE-55" table:formula="of:=[.G26]*0.050000000000000003+MAX([.$G$25:.$G$56])*0.029999999999999999" office:value-type="float" office:value="1.1425778086653337e-05">
            <text:p>1.143×10−05</text:p>
          </table:table-cell>
          <table:table-cell table:style-name="ACE-57" table:formula="of:=[.U26]/[$'Constant'.$C$4]" office:value-type="float" office:value="7.1516284047535616e-06">
            <text:p>7.152×10−06</text:p>
          </table:table-cell>
          <table:table-cell table:style-name="ACE-59" table:formula="of:=[.I26]*0.050000000000000003+MAX([.$I$25:.$I$56])*0.029999999999999999" office:value-type="float" office:value="3.1845780602343799e-06">
            <text:p>3.18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19">
            <text:p>Mar 19</text:p>
          </table:table-cell>
          <table:table-cell table:style-name="ACE-60" office:value-type="float" office:value="567">
            <text:p>567</text:p>
          </table:table-cell>
          <table:table-cell table:style-name="ACE-60" office:value-type="float" office:value="66">
            <text:p>66</text:p>
          </table:table-cell>
          <table:table-cell table:style-name="ACE-62" office:value-type="float" office:value="5">
            <text:p>5</text:p>
          </table:table-cell>
          <table:table-cell table:style-name="ACE-60" office:value-type="float" office:value="0">
            <text:p>0</text:p>
          </table:table-cell>
          <table:table-cell table:style-name="ACE-44" office:value-type="float" office:value="17">
            <text:p>17</text:p>
          </table:table-cell>
          <table:table-cell table:style-name="ACE-61" office:value-type="float" office:value="101">
            <text:p>10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0">
            <text:p>2020-03-20</text:p>
          </table:table-cell>
          <table:table-cell table:style-name="ACE-43" table:formula="of:=DAYS([.A27];[.$A$3])" office:value-type="float" office:value="49">
            <text:p>4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7]/[$'Constant'.$C$4]" office:value-type="float" office:value="5.8475079309455587e-05">
            <text:p>5.848×10−05</text:p>
          </table:table-cell>
          <table:table-cell table:style-name="ACE-53" table:formula="of:=[.E27]*0.050000000000000003+MAX([.$E$26:.$E$56])*0.029999999999999999" office:value-type="float" office:value="1.6907290916885036e-05">
            <text:p>1.691×10−05</text:p>
          </table:table-cell>
          <table:table-cell table:style-name="ACE-54" table:formula="of:=[.S27]/[$'Constant'.$C$4]" office:value-type="float" office:value="3.365472190472264e-06">
            <text:p>3.365×10−06</text:p>
          </table:table-cell>
          <table:table-cell table:style-name="ACE-55" table:formula="of:=[.G27]*0.050000000000000003+MAX([.$G$25:.$G$56])*0.029999999999999999" office:value-type="float" office:value="1.1488880690224692e-05">
            <text:p>1.149×10−05</text:p>
          </table:table-cell>
          <table:table-cell table:style-name="ACE-57" table:formula="of:=[.U27]/[$'Constant'.$C$4]" office:value-type="float" office:value="8.4136804761806598e-06">
            <text:p>8.414×10−06</text:p>
          </table:table-cell>
          <table:table-cell table:style-name="ACE-59" table:formula="of:=[.I27]*0.050000000000000003+MAX([.$I$25:.$I$56])*0.029999999999999999" office:value-type="float" office:value="3.2476806638057351e-06">
            <text:p>3.24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0">
            <text:p>Mar 20</text:p>
          </table:table-cell>
          <table:table-cell table:style-name="ACE-60" office:value-type="float" office:value="651">
            <text:p>651</text:p>
          </table:table-cell>
          <table:table-cell table:style-name="ACE-60" office:value-type="float" office:value="84">
            <text:p>84</text:p>
          </table:table-cell>
          <table:table-cell table:style-name="ACE-62" office:value-type="float" office:value="8">
            <text:p>8</text:p>
          </table:table-cell>
          <table:table-cell table:style-name="ACE-60" office:value-type="float" office:value="3">
            <text:p>3</text:p>
          </table:table-cell>
          <table:table-cell table:style-name="ACE-44" office:value-type="float" office:value="20">
            <text:p>20</text:p>
          </table:table-cell>
          <table:table-cell table:style-name="ACE-61" office:value-type="float" office:value="139">
            <text:p>139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1">
            <text:p>2020-03-21</text:p>
          </table:table-cell>
          <table:table-cell table:style-name="ACE-43" table:formula="of:=DAYS([.A28];[.$A$3])" office:value-type="float" office:value="50">
            <text:p>5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8]/[$'Constant'.$C$4]" office:value-type="float" office:value="7.6143808309434976e-05">
            <text:p>7.614×10−05</text:p>
          </table:table-cell>
          <table:table-cell table:style-name="ACE-53" table:formula="of:=[.E28]*0.050000000000000003+MAX([.$E$26:.$E$56])*0.029999999999999999" office:value-type="float" office:value="1.7790727366884006e-05">
            <text:p>1.779×10−05</text:p>
          </table:table-cell>
          <table:table-cell table:style-name="ACE-54" table:formula="of:=[.S28]/[$'Constant'.$C$4]" office:value-type="float" office:value="4.2068402380903299e-06">
            <text:p>4.207×10−06</text:p>
          </table:table-cell>
          <table:table-cell table:style-name="ACE-55" table:formula="of:=[.G28]*0.050000000000000003+MAX([.$G$25:.$G$56])*0.029999999999999999" office:value-type="float" office:value="1.1530949092605594e-05">
            <text:p>1.153×10−05</text:p>
          </table:table-cell>
          <table:table-cell table:style-name="ACE-57" table:formula="of:=[.U28]/[$'Constant'.$C$4]" office:value-type="float" office:value="9.6757325476077597e-06">
            <text:p>9.676×10−06</text:p>
          </table:table-cell>
          <table:table-cell table:style-name="ACE-59" table:formula="of:=[.I28]*0.050000000000000003+MAX([.$I$25:.$I$56])*0.029999999999999999" office:value-type="float" office:value="3.3107832673770899e-06">
            <text:p>3.31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1">
            <text:p>Mar 21</text:p>
          </table:table-cell>
          <table:table-cell table:style-name="ACE-60" office:value-type="float" office:value="722">
            <text:p>722</text:p>
          </table:table-cell>
          <table:table-cell table:style-name="ACE-60" office:value-type="float" office:value="71">
            <text:p>71</text:p>
          </table:table-cell>
          <table:table-cell table:style-name="ACE-62" office:value-type="float" office:value="10">
            <text:p>10</text:p>
          </table:table-cell>
          <table:table-cell table:style-name="ACE-60" office:value-type="float" office:value="2">
            <text:p>2</text:p>
          </table:table-cell>
          <table:table-cell table:style-name="ACE-44" office:value-type="float" office:value="23">
            <text:p>23</text:p>
          </table:table-cell>
          <table:table-cell table:style-name="ACE-61" office:value-type="float" office:value="181">
            <text:p>18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2">
            <text:p>2020-03-22</text:p>
          </table:table-cell>
          <table:table-cell table:style-name="ACE-43" table:formula="of:=DAYS([.A29];[.$A$3])" office:value-type="float" office:value="51">
            <text:p>5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29]/[$'Constant'.$C$4]" office:value-type="float" office:value="9.0867749142751125e-05">
            <text:p>9.087×10−05</text:p>
          </table:table-cell>
          <table:table-cell table:style-name="ACE-53" table:formula="of:=[.E29]*0.050000000000000003+MAX([.$E$26:.$E$56])*0.029999999999999999" office:value-type="float" office:value="1.8526924408549814e-05">
            <text:p>1.853×10−05</text:p>
          </table:table-cell>
          <table:table-cell table:style-name="ACE-54" table:formula="of:=[.S29]/[$'Constant'.$C$4]" office:value-type="float" office:value="4.2068402380903299e-06">
            <text:p>4.207×10−06</text:p>
          </table:table-cell>
          <table:table-cell table:style-name="ACE-55" table:formula="of:=[.G29]*0.050000000000000003+MAX([.$G$25:.$G$56])*0.029999999999999999" office:value-type="float" office:value="1.1530949092605594e-05">
            <text:p>1.153×10−05</text:p>
          </table:table-cell>
          <table:table-cell table:style-name="ACE-57" table:formula="of:=[.U29]/[$'Constant'.$C$4]" office:value-type="float" office:value="1.1779152666652925e-05">
            <text:p>1.178×10−05</text:p>
          </table:table-cell>
          <table:table-cell table:style-name="ACE-59" table:formula="of:=[.I29]*0.050000000000000003+MAX([.$I$25:.$I$56])*0.029999999999999999" office:value-type="float" office:value="3.415954273329348e-06">
            <text:p>3.41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2">
            <text:p>Mar 22</text:p>
          </table:table-cell>
          <table:table-cell table:style-name="ACE-60" office:value-type="float" office:value="781">
            <text:p>781</text:p>
          </table:table-cell>
          <table:table-cell table:style-name="ACE-60" office:value-type="float" office:value="59">
            <text:p>59</text:p>
          </table:table-cell>
          <table:table-cell table:style-name="ACE-62" office:value-type="float" office:value="10">
            <text:p>10</text:p>
          </table:table-cell>
          <table:table-cell table:style-name="ACE-60" office:value-type="float" office:value="0">
            <text:p>0</text:p>
          </table:table-cell>
          <table:table-cell table:style-name="ACE-44" office:value-type="float" office:value="28">
            <text:p>28</text:p>
          </table:table-cell>
          <table:table-cell table:style-name="ACE-61" office:value-type="float" office:value="216">
            <text:p>21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3">
            <text:p>2020-03-23</text:p>
          </table:table-cell>
          <table:table-cell table:style-name="ACE-43" table:formula="of:=DAYS([.A30];[.$A$3])" office:value-type="float" office:value="52">
            <text:p>5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0]/[$'Constant'.$C$4]" office:value-type="float" office:value="0.00010853647814273052">
            <text:p>1.085×10−04</text:p>
          </table:table-cell>
          <table:table-cell table:style-name="ACE-53" table:formula="of:=[.E30]*0.050000000000000003+MAX([.$E$26:.$E$56])*0.029999999999999999" office:value-type="float" office:value="1.9410360858548784e-05">
            <text:p>1.941×10−05</text:p>
          </table:table-cell>
          <table:table-cell table:style-name="ACE-54" table:formula="of:=[.S30]/[$'Constant'.$C$4]" office:value-type="float" office:value="6.730944380944528e-06">
            <text:p>6.731×10−06</text:p>
          </table:table-cell>
          <table:table-cell table:style-name="ACE-55" table:formula="of:=[.G30]*0.050000000000000003+MAX([.$G$25:.$G$56])*0.029999999999999999" office:value-type="float" office:value="1.1657154299748304e-05">
            <text:p>1.166×10−05</text:p>
          </table:table-cell>
          <table:table-cell table:style-name="ACE-57" table:formula="of:=[.U30]/[$'Constant'.$C$4]" office:value-type="float" office:value="1.9772149119024552e-05">
            <text:p>1.977×10−05</text:p>
          </table:table-cell>
          <table:table-cell table:style-name="ACE-59" table:formula="of:=[.I30]*0.050000000000000003+MAX([.$I$25:.$I$56])*0.029999999999999999" office:value-type="float" office:value="3.8156040959479295e-06">
            <text:p>3.81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3">
            <text:p>Mar 23</text:p>
          </table:table-cell>
          <table:table-cell table:style-name="ACE-60" office:value-type="float" office:value="880">
            <text:p>880</text:p>
          </table:table-cell>
          <table:table-cell table:style-name="ACE-60" office:value-type="float" office:value="99">
            <text:p>99</text:p>
          </table:table-cell>
          <table:table-cell table:style-name="ACE-62" office:value-type="float" office:value="16">
            <text:p>16</text:p>
          </table:table-cell>
          <table:table-cell table:style-name="ACE-60" office:value-type="float" office:value="6">
            <text:p>6</text:p>
          </table:table-cell>
          <table:table-cell table:style-name="ACE-44" office:value-type="float" office:value="47">
            <text:p>47</text:p>
          </table:table-cell>
          <table:table-cell table:style-name="ACE-61" office:value-type="float" office:value="258">
            <text:p>258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4">
            <text:p>2020-03-24</text:p>
          </table:table-cell>
          <table:table-cell table:style-name="ACE-43" table:formula="of:=DAYS([.A31];[.$A$3])" office:value-type="float" office:value="53">
            <text:p>5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1]/[$'Constant'.$C$4]" office:value-type="float" office:value="0.00011947426276176538">
            <text:p>1.195×10−04</text:p>
          </table:table-cell>
          <table:table-cell table:style-name="ACE-53" table:formula="of:=[.E31]*0.050000000000000003+MAX([.$E$26:.$E$56])*0.029999999999999999" office:value-type="float" office:value="1.9957250089500526e-05">
            <text:p>1.996×10−05</text:p>
          </table:table-cell>
          <table:table-cell table:style-name="ACE-54" table:formula="of:=[.S31]/[$'Constant'.$C$4]" office:value-type="float" office:value="7.992996452371627e-06">
            <text:p>7.993×10−06</text:p>
          </table:table-cell>
          <table:table-cell table:style-name="ACE-55" table:formula="of:=[.G31]*0.050000000000000003+MAX([.$G$25:.$G$56])*0.029999999999999999" office:value-type="float" office:value="1.1720256903319659e-05">
            <text:p>1.172×10−05</text:p>
          </table:table-cell>
          <table:table-cell table:style-name="ACE-57" table:formula="of:=[.U31]/[$'Constant'.$C$4]" office:value-type="float" office:value="2.0192833142833585e-05">
            <text:p>2.019×10−05</text:p>
          </table:table-cell>
          <table:table-cell table:style-name="ACE-59" table:formula="of:=[.I31]*0.050000000000000003+MAX([.$I$25:.$I$56])*0.029999999999999999" office:value-type="float" office:value="3.8366382971383808e-06">
            <text:p>3.83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4">
            <text:p>Mar 24</text:p>
          </table:table-cell>
          <table:table-cell table:style-name="ACE-60" office:value-type="float" office:value="985">
            <text:p>985</text:p>
          </table:table-cell>
          <table:table-cell table:style-name="ACE-60" office:value-type="float" office:value="105">
            <text:p>105</text:p>
          </table:table-cell>
          <table:table-cell table:style-name="ACE-62" office:value-type="float" office:value="19">
            <text:p>19</text:p>
          </table:table-cell>
          <table:table-cell table:style-name="ACE-60" office:value-type="float" office:value="3">
            <text:p>3</text:p>
          </table:table-cell>
          <table:table-cell table:style-name="ACE-44" office:value-type="float" office:value="48">
            <text:p>48</text:p>
          </table:table-cell>
          <table:table-cell table:style-name="ACE-61" office:value-type="float" office:value="284">
            <text:p>284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5">
            <text:p>2020-03-25</text:p>
          </table:table-cell>
          <table:table-cell table:style-name="ACE-43" table:formula="of:=DAYS([.A32];[.$A$3])" office:value-type="float" office:value="54">
            <text:p>5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2]/[$'Constant'.$C$4]" office:value-type="float" office:value="0.00012620520714270992">
            <text:p>1.262×10−04</text:p>
          </table:table-cell>
          <table:table-cell table:style-name="ACE-53" table:formula="of:=[.E32]*0.050000000000000003+MAX([.$E$26:.$E$56])*0.029999999999999999" office:value-type="float" office:value="2.0293797308547754e-05">
            <text:p>2.029×10−05</text:p>
          </table:table-cell>
          <table:table-cell table:style-name="ACE-54" table:formula="of:=[.S32]/[$'Constant'.$C$4]" office:value-type="float" office:value="1.5565308880934221e-05">
            <text:p>1.557×10−05</text:p>
          </table:table-cell>
          <table:table-cell table:style-name="ACE-55" table:formula="of:=[.G32]*0.050000000000000003+MAX([.$G$25:.$G$56])*0.029999999999999999" office:value-type="float" office:value="1.2098872524747789e-05">
            <text:p>1.210×10−05</text:p>
          </table:table-cell>
          <table:table-cell table:style-name="ACE-57" table:formula="of:=[.U32]/[$'Constant'.$C$4]" office:value-type="float" office:value="2.7344461547587145e-05">
            <text:p>2.734×10−05</text:p>
          </table:table-cell>
          <table:table-cell table:style-name="ACE-59" table:formula="of:=[.I32]*0.050000000000000003+MAX([.$I$25:.$I$56])*0.029999999999999999" office:value-type="float" office:value="4.1942197173760588e-06">
            <text:p>4.194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5">
            <text:p>Mar 25</text:p>
          </table:table-cell>
          <table:table-cell table:style-name="ACE-60" office:value-type="float" office:value="1139">
            <text:p>1139</text:p>
          </table:table-cell>
          <table:table-cell table:style-name="ACE-60" office:value-type="float" office:value="154">
            <text:p>154</text:p>
          </table:table-cell>
          <table:table-cell table:style-name="ACE-62" office:value-type="float" office:value="37">
            <text:p>37</text:p>
          </table:table-cell>
          <table:table-cell table:style-name="ACE-60" office:value-type="float" office:value="18">
            <text:p>18</text:p>
          </table:table-cell>
          <table:table-cell table:style-name="ACE-44" office:value-type="float" office:value="65">
            <text:p>65</text:p>
          </table:table-cell>
          <table:table-cell table:style-name="ACE-61" office:value-type="float" office:value="300">
            <text:p>300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6">
            <text:p>2020-03-26</text:p>
          </table:table-cell>
          <table:table-cell table:style-name="ACE-43" table:formula="of:=DAYS([.A33];[.$A$3])" office:value-type="float" office:value="55">
            <text:p>5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3]/[$'Constant'.$C$4]" office:value-type="float" office:value="0.00016911497757123126">
            <text:p>1.691×10−04</text:p>
          </table:table-cell>
          <table:table-cell table:style-name="ACE-53" table:formula="of:=[.E33]*0.050000000000000003+MAX([.$E$26:.$E$56])*0.029999999999999999" office:value-type="float" office:value="2.2439285829973822e-05">
            <text:p>2.244×10−05</text:p>
          </table:table-cell>
          <table:table-cell table:style-name="ACE-54" table:formula="of:=[.S33]/[$'Constant'.$C$4]" office:value-type="float" office:value="1.8089413023788421e-05">
            <text:p>1.809×10−05</text:p>
          </table:table-cell>
          <table:table-cell table:style-name="ACE-55" table:formula="of:=[.G33]*0.050000000000000003+MAX([.$G$25:.$G$56])*0.029999999999999999" office:value-type="float" office:value="1.22250777318905e-05">
            <text:p>1.223×10−05</text:p>
          </table:table-cell>
          <table:table-cell table:style-name="ACE-57" table:formula="of:=[.U33]/[$'Constant'.$C$4]" office:value-type="float" office:value="2.9027197642823279e-05">
            <text:p>2.903×10−05</text:p>
          </table:table-cell>
          <table:table-cell table:style-name="ACE-59" table:formula="of:=[.I33]*0.050000000000000003+MAX([.$I$25:.$I$56])*0.029999999999999999" office:value-type="float" office:value="4.2783565221378656e-06">
            <text:p>4.27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6">
            <text:p>Mar 26</text:p>
          </table:table-cell>
          <table:table-cell table:style-name="ACE-60" office:value-type="float" office:value="1271">
            <text:p>1271</text:p>
          </table:table-cell>
          <table:table-cell table:style-name="ACE-60" office:value-type="float" office:value="132">
            <text:p>132</text:p>
          </table:table-cell>
          <table:table-cell table:style-name="ACE-62" office:value-type="float" office:value="43">
            <text:p>43</text:p>
          </table:table-cell>
          <table:table-cell table:style-name="ACE-60" office:value-type="float" office:value="6">
            <text:p>6</text:p>
          </table:table-cell>
          <table:table-cell table:style-name="ACE-44" office:value-type="float" office:value="69">
            <text:p>69</text:p>
          </table:table-cell>
          <table:table-cell table:style-name="ACE-61" office:value-type="float" office:value="402">
            <text:p>402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7">
            <text:p>2020-03-27</text:p>
          </table:table-cell>
          <table:table-cell table:style-name="ACE-43" table:formula="of:=DAYS([.A34];[.$A$3])" office:value-type="float" office:value="56">
            <text:p>56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4]/[$'Constant'.$C$4]" office:value-type="float" office:value="0.00018930781071406486">
            <text:p>1.893×10−04</text:p>
          </table:table-cell>
          <table:table-cell table:style-name="ACE-53" table:formula="of:=[.E34]*0.050000000000000003+MAX([.$E$26:.$E$56])*0.029999999999999999" office:value-type="float" office:value="2.3448927487115501e-05">
            <text:p>2.345×10−05</text:p>
          </table:table-cell>
          <table:table-cell table:style-name="ACE-54" table:formula="of:=[.S34]/[$'Constant'.$C$4]" office:value-type="float" office:value="2.5241041428541981e-05">
            <text:p>2.524×10−05</text:p>
          </table:table-cell>
          <table:table-cell table:style-name="ACE-55" table:formula="of:=[.G34]*0.050000000000000003+MAX([.$G$25:.$G$56])*0.029999999999999999" office:value-type="float" office:value="1.2582659152128176e-05">
            <text:p>1.258×10−05</text:p>
          </table:table-cell>
          <table:table-cell table:style-name="ACE-57" table:formula="of:=[.U34]/[$'Constant'.$C$4]" office:value-type="float" office:value="3.2392669833295544e-05">
            <text:p>3.239×10−05</text:p>
          </table:table-cell>
          <table:table-cell table:style-name="ACE-59" table:formula="of:=[.I34]*0.050000000000000003+MAX([.$I$25:.$I$56])*0.029999999999999999" office:value-type="float" office:value="4.4466301316614794e-06">
            <text:p>4.44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7">
            <text:p>Mar 27</text:p>
          </table:table-cell>
          <table:table-cell table:style-name="ACE-60" office:value-type="float" office:value="1447">
            <text:p>1447</text:p>
          </table:table-cell>
          <table:table-cell table:style-name="ACE-60" office:value-type="float" office:value="176">
            <text:p>176</text:p>
          </table:table-cell>
          <table:table-cell table:style-name="ACE-62" office:value-type="float" office:value="60">
            <text:p>60</text:p>
          </table:table-cell>
          <table:table-cell table:style-name="ACE-60" office:value-type="float" office:value="17">
            <text:p>17</text:p>
          </table:table-cell>
          <table:table-cell table:style-name="ACE-44" office:value-type="float" office:value="77">
            <text:p>77</text:p>
          </table:table-cell>
          <table:table-cell table:style-name="ACE-61" office:value-type="float" office:value="450">
            <text:p>450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8">
            <text:p>2020-03-28</text:p>
          </table:table-cell>
          <table:table-cell table:style-name="ACE-43" table:formula="of:=DAYS([.A35];[.$A$3])" office:value-type="float" office:value="57">
            <text:p>57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5]/[$'Constant'.$C$4]" office:value-type="float" office:value="0.00020823859178547134">
            <text:p>2.082×10−04</text:p>
          </table:table-cell>
          <table:table-cell table:style-name="ACE-53" table:formula="of:=[.E35]*0.050000000000000003+MAX([.$E$26:.$E$56])*0.029999999999999999" office:value-type="float" office:value="2.4395466540685824e-05">
            <text:p>2.440×10−05</text:p>
          </table:table-cell>
          <table:table-cell table:style-name="ACE-54" table:formula="of:=[.S35]/[$'Constant'.$C$4]" office:value-type="float" office:value="2.6503093499969079e-05">
            <text:p>2.650×10−05</text:p>
          </table:table-cell>
          <table:table-cell table:style-name="ACE-55" table:formula="of:=[.G35]*0.050000000000000003+MAX([.$G$25:.$G$56])*0.029999999999999999" office:value-type="float" office:value="1.2645761755699533e-05">
            <text:p>1.265×10−05</text:p>
          </table:table-cell>
          <table:table-cell table:style-name="ACE-57" table:formula="of:=[.U35]/[$'Constant'.$C$4]" office:value-type="float" office:value="3.5758142023767806e-05">
            <text:p>3.576×10−05</text:p>
          </table:table-cell>
          <table:table-cell table:style-name="ACE-59" table:formula="of:=[.I35]*0.050000000000000003+MAX([.$I$25:.$I$56])*0.029999999999999999" office:value-type="float" office:value="4.6149037411850923e-06">
            <text:p>4.61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8">
            <text:p>Mar 28</text:p>
          </table:table-cell>
          <table:table-cell table:style-name="ACE-60" office:value-type="float" office:value="1594">
            <text:p>1594</text:p>
          </table:table-cell>
          <table:table-cell table:style-name="ACE-60" office:value-type="float" office:value="147">
            <text:p>147</text:p>
          </table:table-cell>
          <table:table-cell table:style-name="ACE-62" office:value-type="float" office:value="63">
            <text:p>63</text:p>
          </table:table-cell>
          <table:table-cell table:style-name="ACE-60" office:value-type="float" office:value="3">
            <text:p>3</text:p>
          </table:table-cell>
          <table:table-cell table:style-name="ACE-44" office:value-type="float" office:value="85">
            <text:p>85</text:p>
          </table:table-cell>
          <table:table-cell table:style-name="ACE-61" office:value-type="float" office:value="495">
            <text:p>49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29">
            <text:p>2020-03-29</text:p>
          </table:table-cell>
          <table:table-cell table:style-name="ACE-43" table:formula="of:=DAYS([.A36];[.$A$3])" office:value-type="float" office:value="58">
            <text:p>58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6]/[$'Constant'.$C$4]" office:value-type="float" office:value="0.00022506595273783265">
            <text:p>2.251×10−04</text:p>
          </table:table-cell>
          <table:table-cell table:style-name="ACE-53" table:formula="of:=[.E36]*0.050000000000000003+MAX([.$E$26:.$E$56])*0.029999999999999999" office:value-type="float" office:value="2.5236834588303889e-05">
            <text:p>2.524×10−05</text:p>
          </table:table-cell>
          <table:table-cell table:style-name="ACE-54" table:formula="of:=[.S36]/[$'Constant'.$C$4]" office:value-type="float" office:value="2.8606513619014246e-05">
            <text:p>2.861×10−05</text:p>
          </table:table-cell>
          <table:table-cell table:style-name="ACE-55" table:formula="of:=[.G36]*0.050000000000000003+MAX([.$G$25:.$G$56])*0.029999999999999999" office:value-type="float" office:value="1.275093276165179e-05">
            <text:p>1.275×10−05</text:p>
          </table:table-cell>
          <table:table-cell table:style-name="ACE-57" table:formula="of:=[.U36]/[$'Constant'.$C$4]" office:value-type="float" office:value="3.8702930190431039e-05">
            <text:p>3.870×10−05</text:p>
          </table:table-cell>
          <table:table-cell table:style-name="ACE-59" table:formula="of:=[.I36]*0.050000000000000003+MAX([.$I$25:.$I$56])*0.029999999999999999" office:value-type="float" office:value="4.762143149518254e-06">
            <text:p>4.76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29">
            <text:p>Mar 29</text:p>
          </table:table-cell>
          <table:table-cell table:style-name="ACE-60" office:value-type="float" office:value="1744">
            <text:p>1744</text:p>
          </table:table-cell>
          <table:table-cell table:style-name="ACE-60" office:value-type="float" office:value="150">
            <text:p>150</text:p>
          </table:table-cell>
          <table:table-cell table:style-name="ACE-62" office:value-type="float" office:value="68">
            <text:p>68</text:p>
          </table:table-cell>
          <table:table-cell table:style-name="ACE-60" office:value-type="float" office:value="5">
            <text:p>5</text:p>
          </table:table-cell>
          <table:table-cell table:style-name="ACE-44" office:value-type="float" office:value="92">
            <text:p>92</text:p>
          </table:table-cell>
          <table:table-cell table:style-name="ACE-61" office:value-type="float" office:value="535">
            <text:p>53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30">
            <text:p>2020-03-30</text:p>
          </table:table-cell>
          <table:table-cell table:style-name="ACE-43" table:formula="of:=DAYS([.A37];[.$A$3])" office:value-type="float" office:value="59">
            <text:p>59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7]/[$'Constant'.$C$4]" office:value-type="float" office:value="0.00025072767819018366">
            <text:p>2.507×10−04</text:p>
          </table:table-cell>
          <table:table-cell table:style-name="ACE-53" table:formula="of:=[.E37]*0.050000000000000003+MAX([.$E$26:.$E$56])*0.029999999999999999" office:value-type="float" office:value="2.651992086092144e-05">
            <text:p>2.652×10−05</text:p>
          </table:table-cell>
          <table:table-cell table:style-name="ACE-54" table:formula="of:=[.S37]/[$'Constant'.$C$4]" office:value-type="float" office:value="3.7440878119003937e-05">
            <text:p>3.744×10−05</text:p>
          </table:table-cell>
          <table:table-cell table:style-name="ACE-55" table:formula="of:=[.G37]*0.050000000000000003+MAX([.$G$25:.$G$56])*0.029999999999999999" office:value-type="float" office:value="1.3192650986651275e-05">
            <text:p>1.319×10−05</text:p>
          </table:table-cell>
          <table:table-cell table:style-name="ACE-57" table:formula="of:=[.U37]/[$'Constant'.$C$4]" office:value-type="float" office:value="4.5433874571375562e-05">
            <text:p>4.543×10−05</text:p>
          </table:table-cell>
          <table:table-cell table:style-name="ACE-59" table:formula="of:=[.I37]*0.050000000000000003+MAX([.$I$25:.$I$56])*0.029999999999999999" office:value-type="float" office:value="5.0986903685654807e-06">
            <text:p>5.09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30">
            <text:p>Mar 30</text:p>
          </table:table-cell>
          <table:table-cell table:style-name="ACE-60" office:value-type="float" office:value="1915">
            <text:p>1915</text:p>
          </table:table-cell>
          <table:table-cell table:style-name="ACE-60" office:value-type="float" office:value="171">
            <text:p>171</text:p>
          </table:table-cell>
          <table:table-cell table:style-name="ACE-62" office:value-type="float" office:value="89">
            <text:p>89</text:p>
          </table:table-cell>
          <table:table-cell table:style-name="ACE-60" office:value-type="float" office:value="21">
            <text:p>21</text:p>
          </table:table-cell>
          <table:table-cell table:style-name="ACE-44" office:value-type="float" office:value="108">
            <text:p>108</text:p>
          </table:table-cell>
          <table:table-cell table:style-name="ACE-61" office:value-type="float" office:value="596">
            <text:p>59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3-31">
            <text:p>2020-03-31</text:p>
          </table:table-cell>
          <table:table-cell table:style-name="ACE-43" table:formula="of:=DAYS([.A38];[.$A$3])" office:value-type="float" office:value="60">
            <text:p>60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8]/[$'Constant'.$C$4]" office:value-type="float" office:value="0.00026292751488064565">
            <text:p>2.629×10−04</text:p>
          </table:table-cell>
          <table:table-cell table:style-name="ACE-53" table:formula="of:=[.E38]*0.050000000000000003+MAX([.$E$26:.$E$56])*0.029999999999999999" office:value-type="float" office:value="2.7129912695444542e-05">
            <text:p>2.713×10−05</text:p>
          </table:table-cell>
          <table:table-cell table:style-name="ACE-54" table:formula="of:=[.S38]/[$'Constant'.$C$4]" office:value-type="float" office:value="4.3751138476139431e-05">
            <text:p>4.375×10−05</text:p>
          </table:table-cell>
          <table:table-cell table:style-name="ACE-55" table:formula="of:=[.G38]*0.050000000000000003+MAX([.$G$25:.$G$56])*0.029999999999999999" office:value-type="float" office:value="1.350816400450805e-05">
            <text:p>1.351×10−05</text:p>
          </table:table-cell>
          <table:table-cell table:style-name="ACE-57" table:formula="of:=[.U38]/[$'Constant'.$C$4]" office:value-type="float" office:value="5.2164818952320093e-05">
            <text:p>5.216×10−05</text:p>
          </table:table-cell>
          <table:table-cell table:style-name="ACE-59" table:formula="of:=[.I38]*0.050000000000000003+MAX([.$I$25:.$I$56])*0.029999999999999999" office:value-type="float" office:value="5.4352375876127065e-06">
            <text:p>5.43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3-31">
            <text:p>Mar 31</text:p>
          </table:table-cell>
          <table:table-cell table:style-name="ACE-60" office:value-type="float" office:value="2124">
            <text:p>2124</text:p>
          </table:table-cell>
          <table:table-cell table:style-name="ACE-60" office:value-type="float" office:value="209">
            <text:p>209</text:p>
          </table:table-cell>
          <table:table-cell table:style-name="ACE-62" office:value-type="float" office:value="104">
            <text:p>104</text:p>
          </table:table-cell>
          <table:table-cell table:style-name="ACE-60" office:value-type="float" office:value="15">
            <text:p>15</text:p>
          </table:table-cell>
          <table:table-cell table:style-name="ACE-44" office:value-type="float" office:value="124">
            <text:p>124</text:p>
          </table:table-cell>
          <table:table-cell table:style-name="ACE-61" office:value-type="float" office:value="625">
            <text:p>62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1">
            <text:p>2020-04-01</text:p>
          </table:table-cell>
          <table:table-cell table:style-name="ACE-43" table:formula="of:=DAYS([.A39];[.$A$3])" office:value-type="float" office:value="61">
            <text:p>61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39]/[$'Constant'.$C$4]" office:value-type="float" office:value="0.00028438240009490633">
            <text:p>2.844×10−04</text:p>
          </table:table-cell>
          <table:table-cell table:style-name="ACE-53" table:formula="of:=[.E39]*0.050000000000000003+MAX([.$E$26:.$E$56])*0.029999999999999999" office:value-type="float" office:value="2.8202656956157577e-05">
            <text:p>2.820×10−05</text:p>
          </table:table-cell>
          <table:table-cell table:style-name="ACE-54" table:formula="of:=[.S39]/[$'Constant'.$C$4]" office:value-type="float" office:value="6.2681919547545915e-05">
            <text:p>6.268×10−05</text:p>
          </table:table-cell>
          <table:table-cell table:style-name="ACE-55" table:formula="of:=[.G39]*0.050000000000000003+MAX([.$G$25:.$G$56])*0.029999999999999999" office:value-type="float" office:value="1.4454703058078373e-05">
            <text:p>1.445×10−05</text:p>
          </table:table-cell>
          <table:table-cell table:style-name="ACE-57" table:formula="of:=[.U39]/[$'Constant'.$C$4]" office:value-type="float" office:value="5.4688923095174289e-05">
            <text:p>5.469×10−05</text:p>
          </table:table-cell>
          <table:table-cell table:style-name="ACE-59" table:formula="of:=[.I39]*0.050000000000000003+MAX([.$I$25:.$I$56])*0.029999999999999999" office:value-type="float" office:value="5.561442794755416e-06">
            <text:p>5.56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1">
            <text:p>Apr 01</text:p>
          </table:table-cell>
          <table:table-cell table:style-name="ACE-60" office:value-type="float" office:value="2330">
            <text:p>2330</text:p>
          </table:table-cell>
          <table:table-cell table:style-name="ACE-60" office:value-type="float" office:value="206">
            <text:p>206</text:p>
          </table:table-cell>
          <table:table-cell table:style-name="ACE-62" office:value-type="float" office:value="149">
            <text:p>149</text:p>
          </table:table-cell>
          <table:table-cell table:style-name="ACE-60" office:value-type="float" office:value="45">
            <text:p>45</text:p>
          </table:table-cell>
          <table:table-cell table:style-name="ACE-44" office:value-type="float" office:value="130">
            <text:p>130</text:p>
          </table:table-cell>
          <table:table-cell table:style-name="ACE-61" office:value-type="float" office:value="676">
            <text:p>67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2">
            <text:p>2020-04-02</text:p>
          </table:table-cell>
          <table:table-cell table:style-name="ACE-43" table:formula="of:=DAYS([.A40];[.$A$3])" office:value-type="float" office:value="62">
            <text:p>62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0]/[$'Constant'.$C$4]" office:value-type="float" office:value="0.00030078907702345861">
            <text:p>3.008×10−04</text:p>
          </table:table-cell>
          <table:table-cell table:style-name="ACE-53" table:formula="of:=[.E40]*0.050000000000000003+MAX([.$E$26:.$E$56])*0.029999999999999999" office:value-type="float" office:value="2.9022990802585187e-05">
            <text:p>2.902×10−05</text:p>
          </table:table-cell>
          <table:table-cell table:style-name="ACE-54" table:formula="of:=[.S40]/[$'Constant'.$C$4]" office:value-type="float" office:value="7.5302440261816903e-05">
            <text:p>7.530×10−05</text:p>
          </table:table-cell>
          <table:table-cell table:style-name="ACE-55" table:formula="of:=[.G40]*0.050000000000000003+MAX([.$G$25:.$G$56])*0.029999999999999999" office:value-type="float" office:value="1.5085729093791924e-05">
            <text:p>1.509×10−05</text:p>
          </table:table-cell>
          <table:table-cell table:style-name="ACE-57" table:formula="of:=[.U40]/[$'Constant'.$C$4]" office:value-type="float" office:value="6.0157815404691718e-05">
            <text:p>6.016×10−05</text:p>
          </table:table-cell>
          <table:table-cell table:style-name="ACE-59" table:formula="of:=[.I40]*0.050000000000000003+MAX([.$I$25:.$I$56])*0.029999999999999999" office:value-type="float" office:value="5.834887410231288e-06">
            <text:p>5.83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2">
            <text:p>Apr 02</text:p>
          </table:table-cell>
          <table:table-cell table:style-name="ACE-60" office:value-type="float" office:value="2548">
            <text:p>2548</text:p>
          </table:table-cell>
          <table:table-cell table:style-name="ACE-60" office:value-type="float" office:value="218">
            <text:p>218</text:p>
          </table:table-cell>
          <table:table-cell table:style-name="ACE-62" office:value-type="float" office:value="179">
            <text:p>179</text:p>
          </table:table-cell>
          <table:table-cell table:style-name="ACE-60" office:value-type="float" office:value="30">
            <text:p>30</text:p>
          </table:table-cell>
          <table:table-cell table:style-name="ACE-44" office:value-type="float" office:value="143">
            <text:p>143</text:p>
          </table:table-cell>
          <table:table-cell table:style-name="ACE-61" office:value-type="float" office:value="715">
            <text:p>71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3">
            <text:p>2020-04-03</text:p>
          </table:table-cell>
          <table:table-cell table:style-name="ACE-43" table:formula="of:=DAYS([.A41];[.$A$3])" office:value-type="float" office:value="63">
            <text:p>63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1]/[$'Constant'.$C$4]" office:value-type="float" office:value="0.00030878207347583025">
            <text:p>3.088×10−04</text:p>
          </table:table-cell>
          <table:table-cell table:style-name="ACE-53" table:formula="of:=[.E41]*0.050000000000000003+MAX([.$E$26:.$E$56])*0.029999999999999999" office:value-type="float" office:value="2.9422640625203768e-05">
            <text:p>2.942×10−05</text:p>
          </table:table-cell>
          <table:table-cell table:style-name="ACE-54" table:formula="of:=[.S41]/[$'Constant'.$C$4]" office:value-type="float" office:value="8.5819540857042732e-05">
            <text:p>8.582×10−05</text:p>
          </table:table-cell>
          <table:table-cell table:style-name="ACE-55" table:formula="of:=[.G41]*0.050000000000000003+MAX([.$G$25:.$G$56])*0.029999999999999999" office:value-type="float" office:value="1.5611584123553214e-05">
            <text:p>1.561×10−05</text:p>
          </table:table-cell>
          <table:table-cell table:style-name="ACE-57" table:formula="of:=[.U41]/[$'Constant'.$C$4]" office:value-type="float" office:value="6.6047391738018177e-05">
            <text:p>6.605×10−05</text:p>
          </table:table-cell>
          <table:table-cell table:style-name="ACE-59" table:formula="of:=[.I41]*0.050000000000000003+MAX([.$I$25:.$I$56])*0.029999999999999999" office:value-type="float" office:value="6.1293662268976104e-06">
            <text:p>6.1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3">
            <text:p>Apr 03</text:p>
          </table:table-cell>
          <table:table-cell table:style-name="ACE-60" office:value-type="float" office:value="2794">
            <text:p>2794</text:p>
          </table:table-cell>
          <table:table-cell table:style-name="ACE-60" office:value-type="float" office:value="246">
            <text:p>246</text:p>
          </table:table-cell>
          <table:table-cell table:style-name="ACE-62" office:value-type="float" office:value="204">
            <text:p>204</text:p>
          </table:table-cell>
          <table:table-cell table:style-name="ACE-60" office:value-type="float" office:value="25">
            <text:p>25</text:p>
          </table:table-cell>
          <table:table-cell table:style-name="ACE-44" office:value-type="float" office:value="157">
            <text:p>157</text:p>
          </table:table-cell>
          <table:table-cell table:style-name="ACE-61" office:value-type="float" office:value="734">
            <text:p>734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4">
            <text:p>2020-04-04</text:p>
          </table:table-cell>
          <table:table-cell table:style-name="ACE-43" table:formula="of:=DAYS([.A42];[.$A$3])" office:value-type="float" office:value="64">
            <text:p>64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2]/[$'Constant'.$C$4]" office:value-type="float" office:value="0.00030331318116631279">
            <text:p>3.033×10−04</text:p>
          </table:table-cell>
          <table:table-cell table:style-name="ACE-53" table:formula="of:=[.E42]*0.050000000000000003+MAX([.$E$26:.$E$56])*0.029999999999999999" office:value-type="float" office:value="2.91491960097279e-05">
            <text:p>2.915×10−05</text:p>
          </table:table-cell>
          <table:table-cell table:style-name="ACE-54" table:formula="of:=[.S42]/[$'Constant'.$C$4]" office:value-type="float" office:value="9.465390535703243e-05">
            <text:p>9.465×10−05</text:p>
          </table:table-cell>
          <table:table-cell table:style-name="ACE-55" table:formula="of:=[.G42]*0.050000000000000003+MAX([.$G$25:.$G$56])*0.029999999999999999" office:value-type="float" office:value="1.6053302348552699e-05">
            <text:p>1.605×10−05</text:p>
          </table:table-cell>
          <table:table-cell table:style-name="ACE-57" table:formula="of:=[.U42]/[$'Constant'.$C$4]" office:value-type="float" office:value="6.6047391738018177e-05">
            <text:p>6.605×10−05</text:p>
          </table:table-cell>
          <table:table-cell table:style-name="ACE-59" table:formula="of:=[.I42]*0.050000000000000003+MAX([.$I$25:.$I$56])*0.029999999999999999" office:value-type="float" office:value="6.1293662268976104e-06">
            <text:p>6.1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4">
            <text:p>Apr 04</text:p>
          </table:table-cell>
          <table:table-cell table:style-name="ACE-60" office:value-type="float" office:value="2923">
            <text:p>2923</text:p>
          </table:table-cell>
          <table:table-cell table:style-name="ACE-60" office:value-type="float" office:value="129">
            <text:p>129</text:p>
          </table:table-cell>
          <table:table-cell table:style-name="ACE-62" office:value-type="float" office:value="225">
            <text:p>225</text:p>
          </table:table-cell>
          <table:table-cell table:style-name="ACE-60" office:value-type="float" office:value="21">
            <text:p>21</text:p>
          </table:table-cell>
          <table:table-cell table:style-name="ACE-44" office:value-type="float" office:value="157">
            <text:p>157</text:p>
          </table:table-cell>
          <table:table-cell table:style-name="ACE-61" office:value-type="float" office:value="721">
            <text:p>72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5">
            <text:p>2020-04-05</text:p>
          </table:table-cell>
          <table:table-cell table:style-name="ACE-43" table:formula="of:=DAYS([.A43];[.$A$3])" office:value-type="float" office:value="65">
            <text:p>65</text:p>
          </table:table-cell>
          <table:table-cell table:style-name="ACE-46" office:value-type="float" office:value="0">
            <text:p>0.000×1000</text:p>
          </table:table-cell>
          <table:table-cell table:style-name="ACE-49" office:value-type="string">
            <text:p>inf</text:p>
          </table:table-cell>
          <table:table-cell table:style-name="ACE-51" table:formula="of:=[.V43]/[$'Constant'.$C$4]" office:value-type="float" office:value="0.00037861562142812972">
            <text:p>3.786×10−04</text:p>
          </table:table-cell>
          <table:table-cell table:style-name="ACE-53" table:formula="of:=[.E43]*0.050000000000000003+MAX([.$E$26:.$E$56])*0.029999999999999999" office:value-type="float" office:value="3.2914318022818743e-05">
            <text:p>3.291×10−05</text:p>
          </table:table-cell>
          <table:table-cell table:style-name="ACE-54" table:formula="of:=[.S43]/[$'Constant'.$C$4]" office:value-type="float" office:value="0.00010559168997606729">
            <text:p>1.056×10−04</text:p>
          </table:table-cell>
          <table:table-cell table:style-name="ACE-55" table:formula="of:=[.G43]*0.050000000000000003+MAX([.$G$25:.$G$56])*0.029999999999999999" office:value-type="float" office:value="1.6600191579504441e-05">
            <text:p>1.660×10−05</text:p>
          </table:table-cell>
          <table:table-cell table:style-name="ACE-57" table:formula="of:=[.U43]/[$'Constant'.$C$4]" office:value-type="float" office:value="7.067491599991754e-05">
            <text:p>7.067×10−05</text:p>
          </table:table-cell>
          <table:table-cell table:style-name="ACE-59" table:formula="of:=[.I43]*0.050000000000000003+MAX([.$I$25:.$I$56])*0.029999999999999999" office:value-type="float" office:value="6.3607424399925789e-06">
            <text:p>6.36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5">
            <text:p>Apr 05</text:p>
          </table:table-cell>
          <table:table-cell table:style-name="ACE-60" office:value-type="float" office:value="3095">
            <text:p>3095</text:p>
          </table:table-cell>
          <table:table-cell table:style-name="ACE-60" office:value-type="float" office:value="172">
            <text:p>172</text:p>
          </table:table-cell>
          <table:table-cell table:style-name="ACE-62" office:value-type="float" office:value="251">
            <text:p>251</text:p>
          </table:table-cell>
          <table:table-cell table:style-name="ACE-60" office:value-type="float" office:value="26">
            <text:p>26</text:p>
          </table:table-cell>
          <table:table-cell table:style-name="ACE-44" office:value-type="float" office:value="168">
            <text:p>168</text:p>
          </table:table-cell>
          <table:table-cell table:style-name="ACE-61" office:value-type="float" office:value="900">
            <text:p>900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6">
            <text:p>2020-04-06</text:p>
          </table:table-cell>
          <table:table-cell table:style-name="ACE-43" table:formula="of:=DAYS([.A44];[.$A$3])" office:value-type="float" office:value="66">
            <text:p>66</text:p>
          </table:table-cell>
          <table:table-cell table:style-name="ACE-45" table:formula="of:=0.025000000000000001" office:value-type="float" office:value="0.025000000000000001">
            <text:p>2.500×10−02</text:p>
          </table:table-cell>
          <table:table-cell table:style-name="ACE-48" office:value-type="float" office:value="0.002">
            <text:p>0.002</text:p>
          </table:table-cell>
          <table:table-cell table:style-name="ACE-51" table:formula="of:=[.V44]/[$'Constant'.$C$4]" office:value-type="float" office:value="0.00038198109361860195">
            <text:p>3.820×10−04</text:p>
          </table:table-cell>
          <table:table-cell table:style-name="ACE-53" table:formula="of:=[.E44]*0.050000000000000003+MAX([.$E$26:.$E$56])*0.029999999999999999" office:value-type="float" office:value="3.308259163234236e-05">
            <text:p>3.308×10−05</text:p>
          </table:table-cell>
          <table:table-cell table:style-name="ACE-54" table:formula="of:=[.S44]/[$'Constant'.$C$4]" office:value-type="float" office:value="0.000127467259214137">
            <text:p>1.275×10−04</text:p>
          </table:table-cell>
          <table:table-cell table:style-name="ACE-55" table:formula="of:=[.G44]*0.050000000000000003+MAX([.$G$25:.$G$56])*0.029999999999999999" office:value-type="float" office:value="1.7693970041407929e-05">
            <text:p>1.769×10−05</text:p>
          </table:table-cell>
          <table:table-cell table:style-name="ACE-57" table:formula="of:=[.U44]/[$'Constant'.$C$4]" office:value-type="float" office:value="7.5302440261816903e-05">
            <text:p>7.530×10−05</text:p>
          </table:table-cell>
          <table:table-cell table:style-name="ACE-59" table:formula="of:=[.I44]*0.050000000000000003+MAX([.$I$25:.$I$56])*0.029999999999999999" office:value-type="float" office:value="6.5921186530875474e-06">
            <text:p>6.59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6">
            <text:p>Apr 06</text:p>
          </table:table-cell>
          <table:table-cell table:style-name="ACE-60" office:value-type="float" office:value="3226">
            <text:p>3226</text:p>
          </table:table-cell>
          <table:table-cell table:style-name="ACE-60" office:value-type="float" office:value="131">
            <text:p>131</text:p>
          </table:table-cell>
          <table:table-cell table:style-name="ACE-62" office:value-type="float" office:value="303">
            <text:p>303</text:p>
          </table:table-cell>
          <table:table-cell table:style-name="ACE-60" office:value-type="float" office:value="52">
            <text:p>52</text:p>
          </table:table-cell>
          <table:table-cell table:style-name="ACE-44" office:value-type="float" office:value="179">
            <text:p>179</text:p>
          </table:table-cell>
          <table:table-cell table:style-name="ACE-61" office:value-type="float" office:value="908">
            <text:p>908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7">
            <text:p>2020-04-07</text:p>
          </table:table-cell>
          <table:table-cell table:style-name="ACE-43" table:formula="of:=DAYS([.A45];[.$A$3])" office:value-type="float" office:value="67">
            <text:p>6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5]/[$'Constant'.$C$4]" office:value-type="float" office:value="0.00039796708652334523">
            <text:p>3.980×10−04</text:p>
          </table:table-cell>
          <table:table-cell table:style-name="ACE-53" table:formula="of:=[.E45]*0.050000000000000003+MAX([.$E$26:.$E$56])*0.029999999999999999" office:value-type="float" office:value="3.3881891277579521e-05">
            <text:p>3.388×10−05</text:p>
          </table:table-cell>
          <table:table-cell table:style-name="ACE-54" table:formula="of:=[.S45]/[$'Constant'.$C$4]" office:value-type="float" office:value="0.00016028061307124159">
            <text:p>1.603×10−04</text:p>
          </table:table-cell>
          <table:table-cell table:style-name="ACE-55" table:formula="of:=[.G45]*0.050000000000000003+MAX([.$G$25:.$G$56])*0.029999999999999999" office:value-type="float" office:value="1.9334637734263159e-05">
            <text:p>1.933×10−05</text:p>
          </table:table-cell>
          <table:table-cell table:style-name="ACE-57" table:formula="of:=[.U45]/[$'Constant'.$C$4]" office:value-type="float" office:value="8.035064854752531e-05">
            <text:p>8.035×10−05</text:p>
          </table:table-cell>
          <table:table-cell table:style-name="ACE-59" table:formula="of:=[.I45]*0.050000000000000003+MAX([.$I$25:.$I$56])*0.029999999999999999" office:value-type="float" office:value="6.844529067372968e-06">
            <text:p>6.84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7">
            <text:p>Apr 07</text:p>
          </table:table-cell>
          <table:table-cell table:style-name="ACE-60" office:value-type="float" office:value="3469">
            <text:p>3469</text:p>
          </table:table-cell>
          <table:table-cell table:style-name="ACE-60" office:value-type="float" office:value="243">
            <text:p>243</text:p>
          </table:table-cell>
          <table:table-cell table:style-name="ACE-62" office:value-type="float" office:value="381">
            <text:p>381</text:p>
          </table:table-cell>
          <table:table-cell table:style-name="ACE-60" office:value-type="float" office:value="78">
            <text:p>78</text:p>
          </table:table-cell>
          <table:table-cell table:style-name="ACE-44" office:value-type="float" office:value="191">
            <text:p>191</text:p>
          </table:table-cell>
          <table:table-cell table:style-name="ACE-61" office:value-type="float" office:value="946">
            <text:p>94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8">
            <text:p>2020-04-08</text:p>
          </table:table-cell>
          <table:table-cell table:style-name="ACE-43" table:formula="of:=DAYS([.A46];[.$A$3])" office:value-type="float" office:value="68">
            <text:p>6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6]/[$'Constant'.$C$4]" office:value-type="float" office:value="0.00040217392676143558">
            <text:p>4.022×10−04</text:p>
          </table:table-cell>
          <table:table-cell table:style-name="ACE-53" table:formula="of:=[.E46]*0.050000000000000003+MAX([.$E$26:.$E$56])*0.029999999999999999" office:value-type="float" office:value="3.4092233289484036e-05">
            <text:p>3.409×10−05</text:p>
          </table:table-cell>
          <table:table-cell table:style-name="ACE-54" table:formula="of:=[.S46]/[$'Constant'.$C$4]" office:value-type="float" office:value="0.00017626660597598484">
            <text:p>1.763×10−04</text:p>
          </table:table-cell>
          <table:table-cell table:style-name="ACE-55" table:formula="of:=[.G46]*0.050000000000000003+MAX([.$G$25:.$G$56])*0.029999999999999999" office:value-type="float" office:value="2.013393737950032e-05">
            <text:p>2.013×10−05</text:p>
          </table:table-cell>
          <table:table-cell table:style-name="ACE-57" table:formula="of:=[.U46]/[$'Constant'.$C$4]" office:value-type="float" office:value="8.3295436714188542e-05">
            <text:p>8.330×10−05</text:p>
          </table:table-cell>
          <table:table-cell table:style-name="ACE-59" table:formula="of:=[.I46]*0.050000000000000003+MAX([.$I$25:.$I$56])*0.029999999999999999" office:value-type="float" office:value="6.9917684757061297e-06">
            <text:p>6.99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8">
            <text:p>Apr 08</text:p>
          </table:table-cell>
          <table:table-cell table:style-name="ACE-60" office:value-type="float" office:value="3740">
            <text:p>3740</text:p>
          </table:table-cell>
          <table:table-cell table:style-name="ACE-60" office:value-type="float" office:value="271">
            <text:p>271</text:p>
          </table:table-cell>
          <table:table-cell table:style-name="ACE-62" office:value-type="float" office:value="419">
            <text:p>419</text:p>
          </table:table-cell>
          <table:table-cell table:style-name="ACE-60" office:value-type="float" office:value="38">
            <text:p>38</text:p>
          </table:table-cell>
          <table:table-cell table:style-name="ACE-44" office:value-type="float" office:value="198">
            <text:p>198</text:p>
          </table:table-cell>
          <table:table-cell table:style-name="ACE-61" office:value-type="float" office:value="956">
            <text:p>95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09">
            <text:p>2020-04-09</text:p>
          </table:table-cell>
          <table:table-cell table:style-name="ACE-43" table:formula="of:=DAYS([.A47];[.$A$3])" office:value-type="float" office:value="69">
            <text:p>6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7]/[$'Constant'.$C$4]" office:value-type="float" office:value="0.00040764281907095299">
            <text:p>4.076×10−04</text:p>
          </table:table-cell>
          <table:table-cell table:style-name="ACE-53" table:formula="of:=[.E47]*0.050000000000000003+MAX([.$E$26:.$E$56])*0.029999999999999999" office:value-type="float" office:value="3.436567790495991e-05">
            <text:p>3.437×10−05</text:p>
          </table:table-cell>
          <table:table-cell table:style-name="ACE-54" table:formula="of:=[.S47]/[$'Constant'.$C$4]" office:value-type="float" office:value="0.00020445243557119005">
            <text:p>2.045×10−04</text:p>
          </table:table-cell>
          <table:table-cell table:style-name="ACE-55" table:formula="of:=[.G47]*0.050000000000000003+MAX([.$G$25:.$G$56])*0.029999999999999999" office:value-type="float" office:value="2.1543228859260583e-05">
            <text:p>2.154×10−05</text:p>
          </table:table-cell>
          <table:table-cell table:style-name="ACE-57" table:formula="of:=[.U47]/[$'Constant'.$C$4]" office:value-type="float" office:value="8.5398856833233703e-05">
            <text:p>8.540×10−05</text:p>
          </table:table-cell>
          <table:table-cell table:style-name="ACE-59" table:formula="of:=[.I47]*0.050000000000000003+MAX([.$I$25:.$I$56])*0.029999999999999999" office:value-type="float" office:value="7.096939481658387e-06">
            <text:p>7.0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4" office:value-type="date" office:date-value="2020-04-09">
            <text:p>Apr 09</text:p>
          </table:table-cell>
          <table:table-cell table:style-name="ACE-60" office:value-type="float" office:value="3980">
            <text:p>3980</text:p>
          </table:table-cell>
          <table:table-cell table:style-name="ACE-60" office:value-type="float" office:value="240">
            <text:p>240</text:p>
          </table:table-cell>
          <table:table-cell table:style-name="ACE-62" office:value-type="float" office:value="486">
            <text:p>486</text:p>
          </table:table-cell>
          <table:table-cell table:style-name="ACE-60" office:value-type="float" office:value="67">
            <text:p>67</text:p>
          </table:table-cell>
          <table:table-cell table:style-name="ACE-44" office:value-type="float" office:value="203">
            <text:p>203</text:p>
          </table:table-cell>
          <table:table-cell table:style-name="ACE-61" office:value-type="float" office:value="969">
            <text:p>969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0">
            <text:p>2020-04-10</text:p>
          </table:table-cell>
          <table:table-cell table:style-name="ACE-43" table:formula="of:=DAYS([.A48];[.$A$3])" office:value-type="float" office:value="70">
            <text:p>7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8]/[$'Constant'.$C$4]" office:value-type="float" office:value="0.00042531154807093238">
            <text:p>4.253×10−04</text:p>
          </table:table-cell>
          <table:table-cell table:style-name="ACE-53" table:formula="of:=[.E48]*0.050000000000000003+MAX([.$E$26:.$E$56])*0.029999999999999999" office:value-type="float" office:value="3.524911435495888e-05">
            <text:p>3.525×10−05</text:p>
          </table:table-cell>
          <table:table-cell table:style-name="ACE-54" table:formula="of:=[.S48]/[$'Constant'.$C$4]" office:value-type="float" office:value="0.00021454885214260684">
            <text:p>2.145×10−04</text:p>
          </table:table-cell>
          <table:table-cell table:style-name="ACE-55" table:formula="of:=[.G48]*0.050000000000000003+MAX([.$G$25:.$G$56])*0.029999999999999999" office:value-type="float" office:value="2.2048049687831421e-05">
            <text:p>2.205×10−05</text:p>
          </table:table-cell>
          <table:table-cell table:style-name="ACE-57" table:formula="of:=[.U48]/[$'Constant'.$C$4]" office:value-type="float" office:value="8.7922960976087906e-05">
            <text:p>8.792×10−05</text:p>
          </table:table-cell>
          <table:table-cell table:style-name="ACE-59" table:formula="of:=[.I48]*0.050000000000000003+MAX([.$I$25:.$I$56])*0.029999999999999999" office:value-type="float" office:value="7.2231446888010982e-06">
            <text:p>7.223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0">
            <text:p>Apr 10</text:p>
          </table:table-cell>
          <table:table-cell table:style-name="ACE-60" office:value-type="float" office:value="4128">
            <text:p>4128</text:p>
          </table:table-cell>
          <table:table-cell table:style-name="ACE-60" office:value-type="float" office:value="148">
            <text:p>148</text:p>
          </table:table-cell>
          <table:table-cell table:style-name="ACE-62" office:value-type="float" office:value="510">
            <text:p>510</text:p>
          </table:table-cell>
          <table:table-cell table:style-name="ACE-60" office:value-type="float" office:value="24">
            <text:p>24</text:p>
          </table:table-cell>
          <table:table-cell table:style-name="ACE-44" office:value-type="float" office:value="209">
            <text:p>209</text:p>
          </table:table-cell>
          <table:table-cell table:style-name="ACE-61" office:value-type="float" office:value="1011">
            <text:p>1011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1">
            <text:p>2020-04-11</text:p>
          </table:table-cell>
          <table:table-cell table:style-name="ACE-43" table:formula="of:=DAYS([.A49];[.$A$3])" office:value-type="float" office:value="71">
            <text:p>7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49]/[$'Constant'.$C$4]" office:value-type="float" office:value="0.00042278744392807815">
            <text:p>4.228×10−04</text:p>
          </table:table-cell>
          <table:table-cell table:style-name="ACE-53" table:formula="of:=[.E49]*0.050000000000000003+MAX([.$E$26:.$E$56])*0.029999999999999999" office:value-type="float" office:value="3.5122909147816167e-05">
            <text:p>3.512×10−05</text:p>
          </table:table-cell>
          <table:table-cell table:style-name="ACE-54" table:formula="of:=[.S49]/[$'Constant'.$C$4]" office:value-type="float" office:value="0.00022001774445212427">
            <text:p>2.200×10−04</text:p>
          </table:table-cell>
          <table:table-cell table:style-name="ACE-55" table:formula="of:=[.G49]*0.050000000000000003+MAX([.$G$25:.$G$56])*0.029999999999999999" office:value-type="float" office:value="2.2321494303307292e-05">
            <text:p>2.232×10−05</text:p>
          </table:table-cell>
          <table:table-cell table:style-name="ACE-57" table:formula="of:=[.U49]/[$'Constant'.$C$4]" office:value-type="float" office:value="8.9605697071324037e-05">
            <text:p>8.961×10−05</text:p>
          </table:table-cell>
          <table:table-cell table:style-name="ACE-59" table:formula="of:=[.I49]*0.050000000000000003+MAX([.$I$25:.$I$56])*0.029999999999999999" office:value-type="float" office:value="7.3072814935629034e-06">
            <text:p>7.30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1">
            <text:p>Apr 11</text:p>
          </table:table-cell>
          <table:table-cell table:style-name="ACE-60" office:value-type="float" office:value="4328">
            <text:p>4328</text:p>
          </table:table-cell>
          <table:table-cell table:style-name="ACE-60" office:value-type="float" office:value="200">
            <text:p>200</text:p>
          </table:table-cell>
          <table:table-cell table:style-name="ACE-62" office:value-type="float" office:value="523">
            <text:p>523</text:p>
          </table:table-cell>
          <table:table-cell table:style-name="ACE-60" office:value-type="float" office:value="13">
            <text:p>13</text:p>
          </table:table-cell>
          <table:table-cell table:style-name="ACE-44" office:value-type="float" office:value="213">
            <text:p>213</text:p>
          </table:table-cell>
          <table:table-cell table:style-name="ACE-61" office:value-type="float" office:value="1005">
            <text:p>100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2">
            <text:p>2020-04-12</text:p>
          </table:table-cell>
          <table:table-cell table:style-name="ACE-43" table:formula="of:=DAYS([.A50];[.$A$3])" office:value-type="float" office:value="72">
            <text:p>72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0]/[$'Constant'.$C$4]" office:value-type="float" office:value="0.00043709070073758531">
            <text:p>4.371×10−04</text:p>
          </table:table-cell>
          <table:table-cell table:style-name="ACE-53" table:formula="of:=[.E50]*0.050000000000000003+MAX([.$E$26:.$E$56])*0.029999999999999999" office:value-type="float" office:value="3.5838071988291526e-05">
            <text:p>3.584×10−05</text:p>
          </table:table-cell>
          <table:table-cell table:style-name="ACE-54" table:formula="of:=[.S50]/[$'Constant'.$C$4]" office:value-type="float" office:value="0.00022212116457116942">
            <text:p>2.221×10−04</text:p>
          </table:table-cell>
          <table:table-cell table:style-name="ACE-55" table:formula="of:=[.G50]*0.050000000000000003+MAX([.$G$25:.$G$56])*0.029999999999999999" office:value-type="float" office:value="2.242666530925955e-05">
            <text:p>2.243×10−05</text:p>
          </table:table-cell>
          <table:table-cell table:style-name="ACE-57" table:formula="of:=[.U50]/[$'Constant'.$C$4]" office:value-type="float" office:value="9.2550485237987269e-05">
            <text:p>9.255×10−05</text:p>
          </table:table-cell>
          <table:table-cell table:style-name="ACE-59" table:formula="of:=[.I50]*0.050000000000000003+MAX([.$I$25:.$I$56])*0.029999999999999999" office:value-type="float" office:value="7.454520901896065e-06">
            <text:p>7.45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2">
            <text:p>Apr 12</text:p>
          </table:table-cell>
          <table:table-cell table:style-name="ACE-60" office:value-type="float" office:value="4510">
            <text:p>4510</text:p>
          </table:table-cell>
          <table:table-cell table:style-name="ACE-60" office:value-type="float" office:value="182">
            <text:p>182</text:p>
          </table:table-cell>
          <table:table-cell table:style-name="ACE-62" office:value-type="float" office:value="528">
            <text:p>528</text:p>
          </table:table-cell>
          <table:table-cell table:style-name="ACE-60" office:value-type="float" office:value="5">
            <text:p>5</text:p>
          </table:table-cell>
          <table:table-cell table:style-name="ACE-44" office:value-type="float" office:value="220">
            <text:p>220</text:p>
          </table:table-cell>
          <table:table-cell table:style-name="ACE-61" office:value-type="float" office:value="1039">
            <text:p>1039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3">
            <text:p>2020-04-13</text:p>
          </table:table-cell>
          <table:table-cell table:style-name="ACE-43" table:formula="of:=DAYS([.A51];[.$A$3])" office:value-type="float" office:value="73">
            <text:p>73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1]/[$'Constant'.$C$4]" office:value-type="float" office:value="0.00045307669364232854">
            <text:p>4.531×10−04</text:p>
          </table:table-cell>
          <table:table-cell table:style-name="ACE-53" table:formula="of:=[.E51]*0.050000000000000003+MAX([.$E$26:.$E$56])*0.029999999999999999" office:value-type="float" office:value="3.6637371633528687e-05">
            <text:p>3.664×10−05</text:p>
          </table:table-cell>
          <table:table-cell table:style-name="ACE-54" table:formula="of:=[.S51]/[$'Constant'.$C$4]" office:value-type="float" office:value="0.00022843142492830491">
            <text:p>2.284×10−04</text:p>
          </table:table-cell>
          <table:table-cell table:style-name="ACE-55" table:formula="of:=[.G51]*0.050000000000000003+MAX([.$G$25:.$G$56])*0.029999999999999999" office:value-type="float" office:value="2.2742178327116325e-05">
            <text:p>2.274×10−05</text:p>
          </table:table-cell>
          <table:table-cell table:style-name="ACE-57" table:formula="of:=[.U51]/[$'Constant'.$C$4]" office:value-type="float" office:value="9.3391853285605328e-05">
            <text:p>9.339×10−05</text:p>
          </table:table-cell>
          <table:table-cell table:style-name="ACE-59" table:formula="of:=[.I51]*0.050000000000000003+MAX([.$I$25:.$I$56])*0.029999999999999999" office:value-type="float" office:value="7.4965893042769693e-06">
            <text:p>7.4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3">
            <text:p>Apr 13</text:p>
          </table:table-cell>
          <table:table-cell table:style-name="ACE-60" office:value-type="float" office:value="4710">
            <text:p>4710</text:p>
          </table:table-cell>
          <table:table-cell table:style-name="ACE-60" office:value-type="float" office:value="200">
            <text:p>200</text:p>
          </table:table-cell>
          <table:table-cell table:style-name="ACE-62" office:value-type="float" office:value="543">
            <text:p>543</text:p>
          </table:table-cell>
          <table:table-cell table:style-name="ACE-60" office:value-type="float" office:value="15">
            <text:p>15</text:p>
          </table:table-cell>
          <table:table-cell table:style-name="ACE-44" office:value-type="float" office:value="222">
            <text:p>222</text:p>
          </table:table-cell>
          <table:table-cell table:style-name="ACE-61" office:value-type="float" office:value="1077">
            <text:p>1077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4">
            <text:p>2020-04-14</text:p>
          </table:table-cell>
          <table:table-cell table:style-name="ACE-43" table:formula="of:=DAYS([.A52];[.$A$3])" office:value-type="float" office:value="74">
            <text:p>74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2]/[$'Constant'.$C$4]" office:value-type="float" office:value="0.00045139395754709242">
            <text:p>4.514×10−04</text:p>
          </table:table-cell>
          <table:table-cell table:style-name="ACE-53" table:formula="of:=[.E52]*0.050000000000000003+MAX([.$E$26:.$E$56])*0.029999999999999999" office:value-type="float" office:value="3.6553234828766879e-05">
            <text:p>3.655×10−05</text:p>
          </table:table-cell>
          <table:table-cell table:style-name="ACE-54" table:formula="of:=[.S52]/[$'Constant'.$C$4]" office:value-type="float" office:value="0.00025914135866636435">
            <text:p>2.591×10−04</text:p>
          </table:table-cell>
          <table:table-cell table:style-name="ACE-55" table:formula="of:=[.G52]*0.050000000000000003+MAX([.$G$25:.$G$56])*0.029999999999999999" office:value-type="float" office:value="2.4277675014019294e-05">
            <text:p>2.428×10−05</text:p>
          </table:table-cell>
          <table:table-cell table:style-name="ACE-57" table:formula="of:=[.U52]/[$'Constant'.$C$4]" office:value-type="float" office:value="9.1709117190369197e-05">
            <text:p>9.171×10−05</text:p>
          </table:table-cell>
          <table:table-cell table:style-name="ACE-59" table:formula="of:=[.I52]*0.050000000000000003+MAX([.$I$25:.$I$56])*0.029999999999999999" office:value-type="float" office:value="7.4124524995151624e-06">
            <text:p>7.41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4">
            <text:p>Apr 14</text:p>
          </table:table-cell>
          <table:table-cell table:style-name="ACE-60" office:value-type="float" office:value="4890">
            <text:p>4890</text:p>
          </table:table-cell>
          <table:table-cell table:style-name="ACE-60" office:value-type="float" office:value="180">
            <text:p>180</text:p>
          </table:table-cell>
          <table:table-cell table:style-name="ACE-62" office:value-type="float" office:value="616">
            <text:p>616</text:p>
          </table:table-cell>
          <table:table-cell table:style-name="ACE-60" office:value-type="float" office:value="73">
            <text:p>73</text:p>
          </table:table-cell>
          <table:table-cell table:style-name="ACE-44" office:value-type="float" office:value="218">
            <text:p>218</text:p>
          </table:table-cell>
          <table:table-cell table:style-name="ACE-61" office:value-type="float" office:value="1073">
            <text:p>1073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5">
            <text:p>2020-04-15</text:p>
          </table:table-cell>
          <table:table-cell table:style-name="ACE-43" table:formula="of:=DAYS([.A53];[.$A$3])" office:value-type="float" office:value="75">
            <text:p>75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3]/[$'Constant'.$C$4]" office:value-type="float" office:value="0.00046611789838040858">
            <text:p>4.661×10−04</text:p>
          </table:table-cell>
          <table:table-cell table:style-name="ACE-53" table:formula="of:=[.E53]*0.050000000000000003+MAX([.$E$26:.$E$56])*0.029999999999999999" office:value-type="float" office:value="3.7289431870432687e-05">
            <text:p>3.729×10−05</text:p>
          </table:table-cell>
          <table:table-cell table:style-name="ACE-54" table:formula="of:=[.S53]/[$'Constant'.$C$4]" office:value-type="float" office:value="0.00029532018471394115">
            <text:p>2.953×10−04</text:p>
          </table:table-cell>
          <table:table-cell table:style-name="ACE-55" table:formula="of:=[.G53]*0.050000000000000003+MAX([.$G$25:.$G$56])*0.029999999999999999" office:value-type="float" office:value="2.6086616316398138e-05">
            <text:p>2.609×10−05</text:p>
          </table:table-cell>
          <table:table-cell table:style-name="ACE-57" table:formula="of:=[.U53]/[$'Constant'.$C$4]" office:value-type="float" office:value="9.42332213332234e-05">
            <text:p>9.423×10−05</text:p>
          </table:table-cell>
          <table:table-cell table:style-name="ACE-59" table:formula="of:=[.I53]*0.050000000000000003+MAX([.$I$25:.$I$56])*0.029999999999999999" office:value-type="float" office:value="7.5386577066578719e-06">
            <text:p>7.53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5">
            <text:p>Apr 15</text:p>
          </table:table-cell>
          <table:table-cell table:style-name="ACE-60" office:value-type="float" office:value="5105">
            <text:p>5105</text:p>
          </table:table-cell>
          <table:table-cell table:style-name="ACE-60" office:value-type="float" office:value="215">
            <text:p>215</text:p>
          </table:table-cell>
          <table:table-cell table:style-name="ACE-62" office:value-type="float" office:value="702">
            <text:p>702</text:p>
          </table:table-cell>
          <table:table-cell table:style-name="ACE-60" office:value-type="float" office:value="86">
            <text:p>86</text:p>
          </table:table-cell>
          <table:table-cell table:style-name="ACE-44" office:value-type="float" office:value="224">
            <text:p>224</text:p>
          </table:table-cell>
          <table:table-cell table:style-name="ACE-61" office:value-type="float" office:value="1108">
            <text:p>1108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6">
            <text:p>2020-04-16</text:p>
          </table:table-cell>
          <table:table-cell table:style-name="ACE-43" table:formula="of:=DAYS([.A54];[.$A$3])" office:value-type="float" office:value="76">
            <text:p>76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4]/[$'Constant'.$C$4]" office:value-type="float" office:value="0.00045644216583280082">
            <text:p>4.564×10−04</text:p>
          </table:table-cell>
          <table:table-cell table:style-name="ACE-53" table:formula="of:=[.E54]*0.050000000000000003+MAX([.$E$26:.$E$56])*0.029999999999999999" office:value-type="float" office:value="3.6805645243052298e-05">
            <text:p>3.681×10−05</text:p>
          </table:table-cell>
          <table:table-cell table:style-name="ACE-54" table:formula="of:=[.S54]/[$'Constant'.$C$4]" office:value-type="float" office:value="0.00033444379892818123">
            <text:p>3.344×10−04</text:p>
          </table:table-cell>
          <table:table-cell table:style-name="ACE-55" table:formula="of:=[.G54]*0.050000000000000003+MAX([.$G$25:.$G$56])*0.029999999999999999" office:value-type="float" office:value="2.804279702711014e-05">
            <text:p>2.804×10−05</text:p>
          </table:table-cell>
          <table:table-cell table:style-name="ACE-57" table:formula="of:=[.U54]/[$'Constant'.$C$4]" office:value-type="float" office:value="9.2971169261796299e-05">
            <text:p>9.297×10−05</text:p>
          </table:table-cell>
          <table:table-cell table:style-name="ACE-59" table:formula="of:=[.I54]*0.050000000000000003+MAX([.$I$25:.$I$56])*0.029999999999999999" office:value-type="float" office:value="7.4755551030865171e-06">
            <text:p>7.47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6">
            <text:p>Apr 16</text:p>
          </table:table-cell>
          <table:table-cell table:style-name="ACE-60" office:value-type="float" office:value="5302">
            <text:p>5302</text:p>
          </table:table-cell>
          <table:table-cell table:style-name="ACE-60" office:value-type="float" office:value="197">
            <text:p>197</text:p>
          </table:table-cell>
          <table:table-cell table:style-name="ACE-62" office:value-type="float" office:value="795">
            <text:p>795</text:p>
          </table:table-cell>
          <table:table-cell table:style-name="ACE-60" office:value-type="float" office:value="93">
            <text:p>93</text:p>
          </table:table-cell>
          <table:table-cell table:style-name="ACE-44" office:value-type="float" office:value="221">
            <text:p>221</text:p>
          </table:table-cell>
          <table:table-cell table:style-name="ACE-61" office:value-type="float" office:value="1085">
            <text:p>1085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7">
            <text:p>2020-04-17</text:p>
          </table:table-cell>
          <table:table-cell table:style-name="ACE-43" table:formula="of:=DAYS([.A55];[.$A$3])" office:value-type="float" office:value="77">
            <text:p>7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5]/[$'Constant'.$C$4]" office:value-type="float" office:value="0.00046106969009470017">
            <text:p>4.611×10−04</text:p>
          </table:table-cell>
          <table:table-cell table:style-name="ACE-53" table:formula="of:=[.E55]*0.050000000000000003+MAX([.$E$26:.$E$56])*0.029999999999999999" office:value-type="float" office:value="3.7037021456147268e-05">
            <text:p>3.704×10−05</text:p>
          </table:table-cell>
          <table:table-cell table:style-name="ACE-54" table:formula="of:=[.S55]/[$'Constant'.$C$4]" office:value-type="float" office:value="0.00034327816342817093">
            <text:p>3.433×10−04</text:p>
          </table:table-cell>
          <table:table-cell table:style-name="ACE-55" table:formula="of:=[.G55]*0.050000000000000003+MAX([.$G$25:.$G$56])*0.029999999999999999" office:value-type="float" office:value="2.8484515252109625e-05">
            <text:p>2.848×10−05</text:p>
          </table:table-cell>
          <table:table-cell table:style-name="ACE-57" table:formula="of:=[.U55]/[$'Constant'.$C$4]" office:value-type="float" office:value="9.3812537309414357e-05">
            <text:p>9.381×10−05</text:p>
          </table:table-cell>
          <table:table-cell table:style-name="ACE-59" table:formula="of:=[.I55]*0.050000000000000003+MAX([.$I$25:.$I$56])*0.029999999999999999" office:value-type="float" office:value="7.5176235054674197e-06">
            <text:p>7.51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7">
            <text:p>Apr 17</text:p>
          </table:table-cell>
          <table:table-cell table:style-name="ACE-60" office:value-type="float" office:value="5387">
            <text:p>5387</text:p>
          </table:table-cell>
          <table:table-cell table:style-name="ACE-60" office:value-type="float" office:value="85">
            <text:p>85</text:p>
          </table:table-cell>
          <table:table-cell table:style-name="ACE-62" office:value-type="float" office:value="816">
            <text:p>816</text:p>
          </table:table-cell>
          <table:table-cell table:style-name="ACE-60" office:value-type="float" office:value="21">
            <text:p>21</text:p>
          </table:table-cell>
          <table:table-cell table:style-name="ACE-44" office:value-type="float" office:value="223">
            <text:p>223</text:p>
          </table:table-cell>
          <table:table-cell table:style-name="ACE-61" office:value-type="float" office:value="1096">
            <text:p>109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8">
            <text:p>2020-04-18</text:p>
          </table:table-cell>
          <table:table-cell table:style-name="ACE-43" table:formula="of:=DAYS([.A56];[.$A$3])" office:value-type="float" office:value="78">
            <text:p>7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6]/[$'Constant'.$C$4]" office:value-type="float" office:value="0.00046106969009470017">
            <text:p>4.611×10−04</text:p>
          </table:table-cell>
          <table:table-cell table:style-name="ACE-53" table:formula="of:=[.E56]*0.050000000000000003+MAX([.$E$26:.$E$56])*0.029999999999999999" office:value-type="float" office:value="3.7037021456147268e-05">
            <text:p>3.704×10−05</text:p>
          </table:table-cell>
          <table:table-cell table:style-name="ACE-54" table:formula="of:=[.S56]/[$'Constant'.$C$4]" office:value-type="float" office:value="0.0003773535693567026">
            <text:p>3.774×10−04</text:p>
          </table:table-cell>
          <table:table-cell table:style-name="ACE-55" table:formula="of:=[.G56]*0.050000000000000003+MAX([.$G$25:.$G$56])*0.029999999999999999" office:value-type="float" office:value="3.0188285548536208e-05">
            <text:p>3.019×10−05</text:p>
          </table:table-cell>
          <table:table-cell table:style-name="ACE-57" table:formula="of:=[.U56]/[$'Constant'.$C$4]" office:value-type="float" office:value="9.3812537309414357e-05">
            <text:p>9.381×10−05</text:p>
          </table:table-cell>
          <table:table-cell table:style-name="ACE-59" table:formula="of:=[.I56]*0.050000000000000003+MAX([.$I$25:.$I$56])*0.029999999999999999" office:value-type="float" office:value="7.5176235054674197e-06">
            <text:p>7.51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3" office:value-type="date" office:date-value="2020-04-18">
            <text:p>Apr 18</text:p>
          </table:table-cell>
          <table:table-cell table:style-name="ACE-60" office:value-type="float" office:value="5651">
            <text:p>5651</text:p>
          </table:table-cell>
          <table:table-cell table:style-name="ACE-60" office:value-type="float" office:value="264">
            <text:p>264</text:p>
          </table:table-cell>
          <table:table-cell table:style-name="ACE-62" office:value-type="float" office:value="897">
            <text:p>897</text:p>
          </table:table-cell>
          <table:table-cell table:style-name="ACE-60" office:value-type="float" office:value="81">
            <text:p>81</text:p>
          </table:table-cell>
          <table:table-cell table:style-name="ACE-44" office:value-type="float" office:value="223">
            <text:p>223</text:p>
          </table:table-cell>
          <table:table-cell table:style-name="ACE-61" office:value-type="float" office:value="1096">
            <text:p>1096</text:p>
          </table:table-cell>
          <table:table-cell table:number-columns-repeated="2" table:style-name="ACE-41"/>
          <table:table-cell table:number-columns-repeated="1000" table:style-name="ACE-43"/>
        </table:table-row>
        <table:table-row table:style-name="AROW-4">
          <table:table-cell table:style-name="ACE-42" office:value-type="date" office:date-value="2020-04-19">
            <text:p>2020-04-19</text:p>
          </table:table-cell>
          <table:table-cell table:style-name="ACE-43" table:formula="of:=DAYS([.A57];[.$A$3])" office:value-type="float" office:value="79">
            <text:p>7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7]/[$'Constant'.$C$4]" office:value-type="float" office:value="0.00046233174216612729">
            <text:p>4.623×10−04</text:p>
          </table:table-cell>
          <table:table-cell table:style-name="ACE-53" table:formula="of:=[.E57]*0.050000000000000003+MAX([.$E$26:.$E$56])*0.029999999999999999" office:value-type="float" office:value="3.7100124059718621e-05">
            <text:p>3.710×10−05</text:p>
          </table:table-cell>
          <table:table-cell table:style-name="ACE-54" table:formula="of:=[.S57]/[$'Constant'.$C$4]" office:value-type="float" office:value="0.00038744998592811942">
            <text:p>3.874×10−04</text:p>
          </table:table-cell>
          <table:table-cell table:style-name="ACE-55" table:formula="of:=[.G57]*0.050000000000000003+MAX([.$G$25:.$G$56])*0.029999999999999999" office:value-type="float" office:value="3.0693106377107046e-05">
            <text:p>3.069×10−05</text:p>
          </table:table-cell>
          <table:table-cell table:style-name="ACE-57" table:formula="of:=[.U57]/[$'Constant'.$C$4]" office:value-type="float" office:value="9.1288433166560168e-05">
            <text:p>9.129×10−05</text:p>
          </table:table-cell>
          <table:table-cell table:style-name="ACE-59" table:formula="of:=[.I57]*0.050000000000000003+MAX([.$I$25:.$I$56])*0.029999999999999999" office:value-type="float" office:value="7.3914182983247103e-06">
            <text:p>7.39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19">
            <text:p>2020-04-19</text:p>
          </table:table-cell>
          <table:table-cell table:style-name="ACE-67" office:value-type="float" office:value="5917">
            <text:p>5917</text:p>
          </table:table-cell>
          <table:table-cell table:style-name="ACE-67" office:value-type="float" office:value="192">
            <text:p>192</text:p>
          </table:table-cell>
          <table:table-cell table:style-name="ACE-67" office:value-type="float" office:value="921">
            <text:p>921</text:p>
          </table:table-cell>
          <table:table-cell table:style-name="ACE-67" office:value-type="float" office:value="24">
            <text:p>24</text:p>
          </table:table-cell>
          <table:table-cell table:style-name="ACE-43" office:value-type="float" office:value="217">
            <text:p>217</text:p>
          </table:table-cell>
          <table:table-cell table:style-name="ACE-43" office:value-type="float" office:value="1099">
            <text:p>1099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0">
            <text:p>2020-04-20</text:p>
          </table:table-cell>
          <table:table-cell table:style-name="ACE-43" table:formula="of:=DAYS([.A58];[.$A$3])" office:value-type="float" office:value="80">
            <text:p>8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8]/[$'Constant'.$C$4]" office:value-type="float" office:value="0.00045980763802327306">
            <text:p>4.598×10−04</text:p>
          </table:table-cell>
          <table:table-cell table:style-name="ACE-53" table:formula="of:=[.E58]*0.050000000000000003+MAX([.$E$26:.$E$56])*0.029999999999999999" office:value-type="float" office:value="3.6973918852575915e-05">
            <text:p>3.697×10−05</text:p>
          </table:table-cell>
          <table:table-cell table:style-name="ACE-54" table:formula="of:=[.S58]/[$'Constant'.$C$4]" office:value-type="float" office:value="0.00039712571847572717">
            <text:p>3.971×10−04</text:p>
          </table:table-cell>
          <table:table-cell table:style-name="ACE-55" table:formula="of:=[.G58]*0.050000000000000003+MAX([.$G$25:.$G$56])*0.029999999999999999" office:value-type="float" office:value="3.1176893004487442e-05">
            <text:p>3.118×10−05</text:p>
          </table:table-cell>
          <table:table-cell table:style-name="ACE-57" table:formula="of:=[.U58]/[$'Constant'.$C$4]" office:value-type="float" office:value="9.633664145226856e-05">
            <text:p>9.634×10−05</text:p>
          </table:table-cell>
          <table:table-cell table:style-name="ACE-59" table:formula="of:=[.I58]*0.050000000000000003+MAX([.$I$25:.$I$56])*0.029999999999999999" office:value-type="float" office:value="7.6438287126101309e-06">
            <text:p>7.644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0">
            <text:p>2020-04-20</text:p>
          </table:table-cell>
          <table:table-cell table:style-name="ACE-67" office:value-type="float" office:value="6127">
            <text:p>6127</text:p>
          </table:table-cell>
          <table:table-cell table:style-name="ACE-67" office:value-type="float" office:value="210">
            <text:p>210</text:p>
          </table:table-cell>
          <table:table-cell table:style-name="ACE-67" office:value-type="float" office:value="944">
            <text:p>944</text:p>
          </table:table-cell>
          <table:table-cell table:style-name="ACE-67" office:value-type="float" office:value="23">
            <text:p>23</text:p>
          </table:table-cell>
          <table:table-cell table:style-name="ACE-43" office:value-type="float" office:value="229">
            <text:p>229</text:p>
          </table:table-cell>
          <table:table-cell table:style-name="ACE-43" office:value-type="float" office:value="1093">
            <text:p>109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1">
            <text:p>2020-04-21</text:p>
          </table:table-cell>
          <table:table-cell table:style-name="ACE-43" table:formula="of:=DAYS([.A59];[.$A$3])" office:value-type="float" office:value="81">
            <text:p>8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59]/[$'Constant'.$C$4]" office:value-type="float" office:value="0.00044298027707091178">
            <text:p>4.430×10−04</text:p>
          </table:table-cell>
          <table:table-cell table:style-name="ACE-53" table:formula="of:=[.E59]*0.050000000000000003+MAX([.$E$26:.$E$56])*0.029999999999999999" office:value-type="float" office:value="3.613255080495785e-05">
            <text:p>3.613×10−05</text:p>
          </table:table-cell>
          <table:table-cell table:style-name="ACE-54" table:formula="of:=[.S59]/[$'Constant'.$C$4]" office:value-type="float" office:value="0.00042993907233283173">
            <text:p>4.299×10−04</text:p>
          </table:table-cell>
          <table:table-cell table:style-name="ACE-55" table:formula="of:=[.G59]*0.050000000000000003+MAX([.$G$25:.$G$56])*0.029999999999999999" office:value-type="float" office:value="3.2817560697342662e-05">
            <text:p>3.282×10−05</text:p>
          </table:table-cell>
          <table:table-cell table:style-name="ACE-57" table:formula="of:=[.U59]/[$'Constant'.$C$4]" office:value-type="float" office:value="9.0867749142751125e-05">
            <text:p>9.087×10−05</text:p>
          </table:table-cell>
          <table:table-cell table:style-name="ACE-59" table:formula="of:=[.I59]*0.050000000000000003+MAX([.$I$25:.$I$56])*0.029999999999999999" office:value-type="float" office:value="7.3703840971342581e-06">
            <text:p>7.370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1">
            <text:p>2020-04-21</text:p>
          </table:table-cell>
          <table:table-cell table:style-name="ACE-67" office:value-type="float" office:value="6290">
            <text:p>6290</text:p>
          </table:table-cell>
          <table:table-cell table:style-name="ACE-67" office:value-type="float" office:value="163">
            <text:p>163</text:p>
          </table:table-cell>
          <table:table-cell table:style-name="ACE-67" office:value-type="float" office:value="1022">
            <text:p>1022</text:p>
          </table:table-cell>
          <table:table-cell table:style-name="ACE-67" office:value-type="float" office:value="78">
            <text:p>78</text:p>
          </table:table-cell>
          <table:table-cell table:style-name="ACE-43" office:value-type="float" office:value="216">
            <text:p>216</text:p>
          </table:table-cell>
          <table:table-cell table:style-name="ACE-43" office:value-type="float" office:value="1053">
            <text:p>105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2">
            <text:p>2020-04-22</text:p>
          </table:table-cell>
          <table:table-cell table:style-name="ACE-43" table:formula="of:=DAYS([.A60];[.$A$3])" office:value-type="float" office:value="82">
            <text:p>82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0]/[$'Constant'.$C$4]" office:value-type="float" office:value="0.00044213890902329372">
            <text:p>4.421×10−04</text:p>
          </table:table-cell>
          <table:table-cell table:style-name="ACE-53" table:formula="of:=[.E60]*0.050000000000000003+MAX([.$E$26:.$E$56])*0.029999999999999999" office:value-type="float" office:value="3.6090482402576945e-05">
            <text:p>3.609×10−05</text:p>
          </table:table-cell>
          <table:table-cell table:style-name="ACE-54" table:formula="of:=[.S60]/[$'Constant'.$C$4]" office:value-type="float" office:value="0.0004501319054756653">
            <text:p>4.501×10−04</text:p>
          </table:table-cell>
          <table:table-cell table:style-name="ACE-55" table:formula="of:=[.G60]*0.050000000000000003+MAX([.$G$25:.$G$56])*0.029999999999999999" office:value-type="float" office:value="3.3827202354484345e-05">
            <text:p>3.383×10−05</text:p>
          </table:table-cell>
          <table:table-cell table:style-name="ACE-57" table:formula="of:=[.U60]/[$'Constant'.$C$4]" office:value-type="float" office:value="8.8343644999896935e-05">
            <text:p>8.834×10−05</text:p>
          </table:table-cell>
          <table:table-cell table:style-name="ACE-59" table:formula="of:=[.I60]*0.050000000000000003+MAX([.$I$25:.$I$56])*0.029999999999999999" office:value-type="float" office:value="7.2441788899915486e-06">
            <text:p>7.244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2">
            <text:p>2020-04-22</text:p>
          </table:table-cell>
          <table:table-cell table:style-name="ACE-67" office:value-type="float" office:value="6578">
            <text:p>6578</text:p>
          </table:table-cell>
          <table:table-cell table:style-name="ACE-67" office:value-type="float" office:value="288">
            <text:p>288</text:p>
          </table:table-cell>
          <table:table-cell table:style-name="ACE-67" office:value-type="float" office:value="1070">
            <text:p>1070</text:p>
          </table:table-cell>
          <table:table-cell table:style-name="ACE-67" office:value-type="float" office:value="48">
            <text:p>48</text:p>
          </table:table-cell>
          <table:table-cell table:style-name="ACE-43" office:value-type="float" office:value="210">
            <text:p>210</text:p>
          </table:table-cell>
          <table:table-cell table:style-name="ACE-43" office:value-type="float" office:value="1051">
            <text:p>10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3">
            <text:p>2020-04-23</text:p>
          </table:table-cell>
          <table:table-cell table:style-name="ACE-43" table:formula="of:=DAYS([.A61];[.$A$3])" office:value-type="float" office:value="83">
            <text:p>83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1]/[$'Constant'.$C$4]" office:value-type="float" office:value="0.00043793206878520337">
            <text:p>4.379×10−04</text:p>
          </table:table-cell>
          <table:table-cell table:style-name="ACE-53" table:formula="of:=[.E61]*0.050000000000000003+MAX([.$E$26:.$E$56])*0.029999999999999999" office:value-type="float" office:value="3.5880140390672431e-05">
            <text:p>3.588×10−05</text:p>
          </table:table-cell>
          <table:table-cell table:style-name="ACE-54" table:formula="of:=[.S61]/[$'Constant'.$C$4]" office:value-type="float" office:value="0.00047453157885658922">
            <text:p>4.745×10−04</text:p>
          </table:table-cell>
          <table:table-cell table:style-name="ACE-55" table:formula="of:=[.G61]*0.050000000000000003+MAX([.$G$25:.$G$56])*0.029999999999999999" office:value-type="float" office:value="3.5047186023530542e-05">
            <text:p>3.505×10−05</text:p>
          </table:table-cell>
          <table:table-cell table:style-name="ACE-57" table:formula="of:=[.U61]/[$'Constant'.$C$4]" office:value-type="float" office:value="9.465390535703243e-05">
            <text:p>9.465×10−05</text:p>
          </table:table-cell>
          <table:table-cell table:style-name="ACE-59" table:formula="of:=[.I61]*0.050000000000000003+MAX([.$I$25:.$I$56])*0.029999999999999999" office:value-type="float" office:value="7.559691907848324e-06">
            <text:p>7.560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3">
            <text:p>2020-04-23</text:p>
          </table:table-cell>
          <table:table-cell table:style-name="ACE-67" office:value-type="float" office:value="6864">
            <text:p>6864</text:p>
          </table:table-cell>
          <table:table-cell table:style-name="ACE-67" office:value-type="float" office:value="286">
            <text:p>286</text:p>
          </table:table-cell>
          <table:table-cell table:style-name="ACE-67" office:value-type="float" office:value="1128">
            <text:p>1128</text:p>
          </table:table-cell>
          <table:table-cell table:style-name="ACE-67" office:value-type="float" office:value="58">
            <text:p>58</text:p>
          </table:table-cell>
          <table:table-cell table:style-name="ACE-43" office:value-type="float" office:value="225">
            <text:p>225</text:p>
          </table:table-cell>
          <table:table-cell table:style-name="ACE-43" office:value-type="float" office:value="1041">
            <text:p>104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4">
            <text:p>2020-04-24</text:p>
          </table:table-cell>
          <table:table-cell table:style-name="ACE-43" table:formula="of:=DAYS([.A62];[.$A$3])" office:value-type="float" office:value="84">
            <text:p>84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2]/[$'Constant'.$C$4]" office:value-type="float" office:value="0.00043456659659473108">
            <text:p>4.346×10−04</text:p>
          </table:table-cell>
          <table:table-cell table:style-name="ACE-53" table:formula="of:=[.E62]*0.050000000000000003+MAX([.$E$26:.$E$56])*0.029999999999999999" office:value-type="float" office:value="3.5711866781148813e-05">
            <text:p>3.571×10−05</text:p>
          </table:table-cell>
          <table:table-cell table:style-name="ACE-54" table:formula="of:=[.S62]/[$'Constant'.$C$4]" office:value-type="float" office:value="0.00050145535638036732">
            <text:p>5.015×10−04</text:p>
          </table:table-cell>
          <table:table-cell table:style-name="ACE-55" table:formula="of:=[.G62]*0.050000000000000003+MAX([.$G$25:.$G$56])*0.029999999999999999" office:value-type="float" office:value="3.6393374899719445e-05">
            <text:p>3.639×10−05</text:p>
          </table:table-cell>
          <table:table-cell table:style-name="ACE-57" table:formula="of:=[.U62]/[$'Constant'.$C$4]" office:value-type="float" office:value="9.465390535703243e-05">
            <text:p>9.465×10−05</text:p>
          </table:table-cell>
          <table:table-cell table:style-name="ACE-59" table:formula="of:=[.I62]*0.050000000000000003+MAX([.$I$25:.$I$56])*0.029999999999999999" office:value-type="float" office:value="7.559691907848324e-06">
            <text:p>7.560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4">
            <text:p>2020-04-24</text:p>
          </table:table-cell>
          <table:table-cell table:style-name="ACE-67" office:value-type="float" office:value="7088">
            <text:p>7088</text:p>
          </table:table-cell>
          <table:table-cell table:style-name="ACE-67" office:value-type="float" office:value="224">
            <text:p>224</text:p>
          </table:table-cell>
          <table:table-cell table:style-name="ACE-67" office:value-type="float" office:value="1192">
            <text:p>1192</text:p>
          </table:table-cell>
          <table:table-cell table:style-name="ACE-67" office:value-type="float" office:value="64">
            <text:p>64</text:p>
          </table:table-cell>
          <table:table-cell table:style-name="ACE-43" office:value-type="float" office:value="225">
            <text:p>225</text:p>
          </table:table-cell>
          <table:table-cell table:style-name="ACE-43" office:value-type="float" office:value="1033">
            <text:p>103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5">
            <text:p>2020-04-25</text:p>
          </table:table-cell>
          <table:table-cell table:style-name="ACE-43" table:formula="of:=DAYS([.A63];[.$A$3])" office:value-type="float" office:value="85">
            <text:p>85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3]/[$'Constant'.$C$4]" office:value-type="float" office:value="0.00043667001671377626">
            <text:p>4.367×10−04</text:p>
          </table:table-cell>
          <table:table-cell table:style-name="ACE-53" table:formula="of:=[.E63]*0.050000000000000003+MAX([.$E$26:.$E$56])*0.029999999999999999" office:value-type="float" office:value="3.5817037787101071e-05">
            <text:p>3.582×10−05</text:p>
          </table:table-cell>
          <table:table-cell table:style-name="ACE-54" table:formula="of:=[.S63]/[$'Constant'.$C$4]" office:value-type="float" office:value="0.0005081863007613119">
            <text:p>5.082×10−04</text:p>
          </table:table-cell>
          <table:table-cell table:style-name="ACE-55" table:formula="of:=[.G63]*0.050000000000000003+MAX([.$G$25:.$G$56])*0.029999999999999999" office:value-type="float" office:value="3.6729922118766673e-05">
            <text:p>3.673×10−05</text:p>
          </table:table-cell>
          <table:table-cell table:style-name="ACE-57" table:formula="of:=[.U63]/[$'Constant'.$C$4]" office:value-type="float" office:value="9.5495273404650488e-05">
            <text:p>9.550×10−05</text:p>
          </table:table-cell>
          <table:table-cell table:style-name="ACE-59" table:formula="of:=[.I63]*0.050000000000000003+MAX([.$I$25:.$I$56])*0.029999999999999999" office:value-type="float" office:value="7.6017603102292266e-06">
            <text:p>7.60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5">
            <text:p>2020-04-25</text:p>
          </table:table-cell>
          <table:table-cell table:style-name="ACE-67" office:value-type="float" office:value="7227">
            <text:p>7227</text:p>
          </table:table-cell>
          <table:table-cell table:style-name="ACE-67" office:value-type="float" office:value="139">
            <text:p>139</text:p>
          </table:table-cell>
          <table:table-cell table:style-name="ACE-67" office:value-type="float" office:value="1208">
            <text:p>1208</text:p>
          </table:table-cell>
          <table:table-cell table:style-name="ACE-67" office:value-type="float" office:value="16">
            <text:p>16</text:p>
          </table:table-cell>
          <table:table-cell table:style-name="ACE-43" office:value-type="float" office:value="227">
            <text:p>227</text:p>
          </table:table-cell>
          <table:table-cell table:style-name="ACE-43" office:value-type="float" office:value="1038">
            <text:p>1038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6">
            <text:p>2020-04-26</text:p>
          </table:table-cell>
          <table:table-cell table:style-name="ACE-43" table:formula="of:=DAYS([.A64];[.$A$3])" office:value-type="float" office:value="86">
            <text:p>86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4]/[$'Constant'.$C$4]" office:value-type="float" office:value="0.00044382164511852984">
            <text:p>4.438×10−04</text:p>
          </table:table-cell>
          <table:table-cell table:style-name="ACE-53" table:formula="of:=[.E64]*0.050000000000000003+MAX([.$E$26:.$E$56])*0.029999999999999999" office:value-type="float" office:value="3.6174619207338754e-05">
            <text:p>3.617×10−05</text:p>
          </table:table-cell>
          <table:table-cell table:style-name="ACE-54" table:formula="of:=[.S64]/[$'Constant'.$C$4]" office:value-type="float" office:value="0.00050860698478512095">
            <text:p>5.086×10−04</text:p>
          </table:table-cell>
          <table:table-cell table:style-name="ACE-55" table:formula="of:=[.G64]*0.050000000000000003+MAX([.$G$25:.$G$56])*0.029999999999999999" office:value-type="float" office:value="3.6750956319957128e-05">
            <text:p>3.675×10−05</text:p>
          </table:table-cell>
          <table:table-cell table:style-name="ACE-57" table:formula="of:=[.U64]/[$'Constant'.$C$4]" office:value-type="float" office:value="9.2129801214178226e-05">
            <text:p>9.213×10−05</text:p>
          </table:table-cell>
          <table:table-cell table:style-name="ACE-59" table:formula="of:=[.I64]*0.050000000000000003+MAX([.$I$25:.$I$56])*0.029999999999999999" office:value-type="float" office:value="7.4334867007056128e-06">
            <text:p>7.433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6">
            <text:p>2020-04-26</text:p>
          </table:table-cell>
          <table:table-cell table:style-name="ACE-67" office:value-type="float" office:value="7337">
            <text:p>7337</text:p>
          </table:table-cell>
          <table:table-cell table:style-name="ACE-67" office:value-type="float" office:value="110">
            <text:p>110</text:p>
          </table:table-cell>
          <table:table-cell table:style-name="ACE-67" office:value-type="float" office:value="1209">
            <text:p>1209</text:p>
          </table:table-cell>
          <table:table-cell table:style-name="ACE-67" office:value-type="float" office:value="1">
            <text:p>1</text:p>
          </table:table-cell>
          <table:table-cell table:style-name="ACE-43" office:value-type="float" office:value="219">
            <text:p>219</text:p>
          </table:table-cell>
          <table:table-cell table:style-name="ACE-43" office:value-type="float" office:value="1055">
            <text:p>1055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7">
            <text:p>2020-04-27</text:p>
          </table:table-cell>
          <table:table-cell table:style-name="ACE-43" table:formula="of:=DAYS([.A65];[.$A$3])" office:value-type="float" office:value="87">
            <text:p>8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5]/[$'Constant'.$C$4]" office:value-type="float" office:value="0.00044508369718995695">
            <text:p>4.451×10−04</text:p>
          </table:table-cell>
          <table:table-cell table:style-name="ACE-53" table:formula="of:=[.E65]*0.050000000000000003+MAX([.$E$26:.$E$56])*0.029999999999999999" office:value-type="float" office:value="3.6237721810910107e-05">
            <text:p>3.624×10−05</text:p>
          </table:table-cell>
          <table:table-cell table:style-name="ACE-54" table:formula="of:=[.S65]/[$'Constant'.$C$4]" office:value-type="float" office:value="0.00052038613745177388">
            <text:p>5.204×10−04</text:p>
          </table:table-cell>
          <table:table-cell table:style-name="ACE-55" table:formula="of:=[.G65]*0.050000000000000003+MAX([.$G$25:.$G$56])*0.029999999999999999" office:value-type="float" office:value="3.7339913953289775e-05">
            <text:p>3.734×10−05</text:p>
          </table:table-cell>
          <table:table-cell table:style-name="ACE-57" table:formula="of:=[.U65]/[$'Constant'.$C$4]" office:value-type="float" office:value="9.0026381095133066e-05">
            <text:p>9.003×10−05</text:p>
          </table:table-cell>
          <table:table-cell table:style-name="ACE-59" table:formula="of:=[.I65]*0.050000000000000003+MAX([.$I$25:.$I$56])*0.029999999999999999" office:value-type="float" office:value="7.3283156947533555e-06">
            <text:p>7.32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7">
            <text:p>2020-04-27</text:p>
          </table:table-cell>
          <table:table-cell table:style-name="ACE-67" office:value-type="float" office:value="7534">
            <text:p>7534</text:p>
          </table:table-cell>
          <table:table-cell table:style-name="ACE-67" office:value-type="float" office:value="197">
            <text:p>197</text:p>
          </table:table-cell>
          <table:table-cell table:style-name="ACE-67" office:value-type="float" office:value="1237">
            <text:p>1237</text:p>
          </table:table-cell>
          <table:table-cell table:style-name="ACE-67" office:value-type="float" office:value="28">
            <text:p>28</text:p>
          </table:table-cell>
          <table:table-cell table:style-name="ACE-43" office:value-type="float" office:value="214">
            <text:p>214</text:p>
          </table:table-cell>
          <table:table-cell table:style-name="ACE-43" office:value-type="float" office:value="1058">
            <text:p>1058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8">
            <text:p>2020-04-28</text:p>
          </table:table-cell>
          <table:table-cell table:style-name="ACE-43" table:formula="of:=DAYS([.A66];[.$A$3])" office:value-type="float" office:value="88">
            <text:p>8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6]/[$'Constant'.$C$4]" office:value-type="float" office:value="0.00042404949599950527">
            <text:p>4.240×10−04</text:p>
          </table:table-cell>
          <table:table-cell table:style-name="ACE-53" table:formula="of:=[.E66]*0.050000000000000003+MAX([.$E$26:.$E$56])*0.029999999999999999" office:value-type="float" office:value="3.518601175138752e-05">
            <text:p>3.519×10−05</text:p>
          </table:table-cell>
          <table:table-cell table:style-name="ACE-54" table:formula="of:=[.S66]/[$'Constant'.$C$4]" office:value-type="float" office:value="0.00054142033864222551">
            <text:p>5.414×10−04</text:p>
          </table:table-cell>
          <table:table-cell table:style-name="ACE-55" table:formula="of:=[.G66]*0.050000000000000003+MAX([.$G$25:.$G$56])*0.029999999999999999" office:value-type="float" office:value="3.8391624012812355e-05">
            <text:p>3.839×10−05</text:p>
          </table:table-cell>
          <table:table-cell table:style-name="ACE-57" table:formula="of:=[.U66]/[$'Constant'.$C$4]" office:value-type="float" office:value="8.5398856833233703e-05">
            <text:p>8.540×10−05</text:p>
          </table:table-cell>
          <table:table-cell table:style-name="ACE-59" table:formula="of:=[.I66]*0.050000000000000003+MAX([.$I$25:.$I$56])*0.029999999999999999" office:value-type="float" office:value="7.096939481658387e-06">
            <text:p>7.0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8">
            <text:p>2020-04-28</text:p>
          </table:table-cell>
          <table:table-cell table:style-name="ACE-67" office:value-type="float" office:value="7756">
            <text:p>7756</text:p>
          </table:table-cell>
          <table:table-cell table:style-name="ACE-67" office:value-type="float" office:value="222">
            <text:p>222</text:p>
          </table:table-cell>
          <table:table-cell table:style-name="ACE-67" office:value-type="float" office:value="1287">
            <text:p>1287</text:p>
          </table:table-cell>
          <table:table-cell table:style-name="ACE-67" office:value-type="float" office:value="50">
            <text:p>50</text:p>
          </table:table-cell>
          <table:table-cell table:style-name="ACE-43" office:value-type="float" office:value="203">
            <text:p>203</text:p>
          </table:table-cell>
          <table:table-cell table:style-name="ACE-43" office:value-type="float" office:value="1008">
            <text:p>1008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29">
            <text:p>2020-04-29</text:p>
          </table:table-cell>
          <table:table-cell table:style-name="ACE-43" table:formula="of:=DAYS([.A67];[.$A$3])" office:value-type="float" office:value="89">
            <text:p>8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7]/[$'Constant'.$C$4]" office:value-type="float" office:value="0.00040638076699952587">
            <text:p>4.064×10−04</text:p>
          </table:table-cell>
          <table:table-cell table:style-name="ACE-53" table:formula="of:=[.E67]*0.050000000000000003+MAX([.$E$26:.$E$56])*0.029999999999999999" office:value-type="float" office:value="3.430257530138855e-05">
            <text:p>3.430×10−05</text:p>
          </table:table-cell>
          <table:table-cell table:style-name="ACE-54" table:formula="of:=[.S67]/[$'Constant'.$C$4]" office:value-type="float" office:value="0.00055488222740411456">
            <text:p>5.549×10−04</text:p>
          </table:table-cell>
          <table:table-cell table:style-name="ACE-55" table:formula="of:=[.G67]*0.050000000000000003+MAX([.$G$25:.$G$56])*0.029999999999999999" office:value-type="float" office:value="3.9064718450906803e-05">
            <text:p>3.906×10−05</text:p>
          </table:table-cell>
          <table:table-cell table:style-name="ACE-57" table:formula="of:=[.U67]/[$'Constant'.$C$4]" office:value-type="float" office:value="8.7081592928469834e-05">
            <text:p>8.708×10−05</text:p>
          </table:table-cell>
          <table:table-cell table:style-name="ACE-59" table:formula="of:=[.I67]*0.050000000000000003+MAX([.$I$25:.$I$56])*0.029999999999999999" office:value-type="float" office:value="7.1810762864201939e-06">
            <text:p>7.181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29">
            <text:p>2020-04-29</text:p>
          </table:table-cell>
          <table:table-cell table:style-name="ACE-67" office:value-type="float" office:value="7983">
            <text:p>7983</text:p>
          </table:table-cell>
          <table:table-cell table:style-name="ACE-67" office:value-type="float" office:value="227">
            <text:p>227</text:p>
          </table:table-cell>
          <table:table-cell table:style-name="ACE-67" office:value-type="float" office:value="1319">
            <text:p>1319</text:p>
          </table:table-cell>
          <table:table-cell table:style-name="ACE-67" office:value-type="float" office:value="32">
            <text:p>32</text:p>
          </table:table-cell>
          <table:table-cell table:style-name="ACE-43" office:value-type="float" office:value="207">
            <text:p>207</text:p>
          </table:table-cell>
          <table:table-cell table:style-name="ACE-43" office:value-type="float" office:value="966">
            <text:p>966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4-30">
            <text:p>2020-04-30</text:p>
          </table:table-cell>
          <table:table-cell table:style-name="ACE-43" table:formula="of:=DAYS([.A68];[.$A$3])" office:value-type="float" office:value="90">
            <text:p>9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8]/[$'Constant'.$C$4]" office:value-type="float" office:value="0.0004000705066423904">
            <text:p>4.001×10−04</text:p>
          </table:table-cell>
          <table:table-cell table:style-name="ACE-53" table:formula="of:=[.E68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68]/[$'Constant'.$C$4]" office:value-type="float" office:value="0.00059148173747550041">
            <text:p>5.915×10−04</text:p>
          </table:table-cell>
          <table:table-cell table:style-name="ACE-55" table:formula="of:=[.G68]*0.050000000000000003+MAX([.$G$25:.$G$56])*0.029999999999999999" office:value-type="float" office:value="4.0894693954476096e-05">
            <text:p>4.089×10−05</text:p>
          </table:table-cell>
          <table:table-cell table:style-name="ACE-57" table:formula="of:=[.U68]/[$'Constant'.$C$4]" office:value-type="float" office:value="8.2033384642761441e-05">
            <text:p>8.203×10−05</text:p>
          </table:table-cell>
          <table:table-cell table:style-name="ACE-59" table:formula="of:=[.I68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4-30">
            <text:p>2020-04-30</text:p>
          </table:table-cell>
          <table:table-cell table:style-name="ACE-67" office:value-type="float" office:value="8159">
            <text:p>8159</text:p>
          </table:table-cell>
          <table:table-cell table:style-name="ACE-67" office:value-type="float" office:value="176">
            <text:p>176</text:p>
          </table:table-cell>
          <table:table-cell table:style-name="ACE-67" office:value-type="float" office:value="1406">
            <text:p>1406</text:p>
          </table:table-cell>
          <table:table-cell table:style-name="ACE-67" office:value-type="float" office:value="87">
            <text:p>87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1">
            <text:p>2020-05-01</text:p>
          </table:table-cell>
          <table:table-cell table:style-name="ACE-43" table:formula="of:=DAYS([.A69];[.$A$3])" office:value-type="float" office:value="91">
            <text:p>9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69]/[$'Constant'.$C$4]" office:value-type="float" office:value="0.0004000705066423904">
            <text:p>4.001×10−04</text:p>
          </table:table-cell>
          <table:table-cell table:style-name="ACE-53" table:formula="of:=[.E69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69]/[$'Constant'.$C$4]" office:value-type="float" office:value="0.00059610926173739981">
            <text:p>5.961×10−04</text:p>
          </table:table-cell>
          <table:table-cell table:style-name="ACE-55" table:formula="of:=[.G69]*0.050000000000000003+MAX([.$G$25:.$G$56])*0.029999999999999999" office:value-type="float" office:value="4.1126070167571066e-05">
            <text:p>4.113×10−05</text:p>
          </table:table-cell>
          <table:table-cell table:style-name="ACE-57" table:formula="of:=[.U69]/[$'Constant'.$C$4]" office:value-type="float" office:value="8.2033384642761441e-05">
            <text:p>8.203×10−05</text:p>
          </table:table-cell>
          <table:table-cell table:style-name="ACE-59" table:formula="of:=[.I69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1">
            <text:p>2020-05-01</text:p>
          </table:table-cell>
          <table:table-cell table:style-name="ACE-67" office:value-type="float" office:value="8301">
            <text:p>8301</text:p>
          </table:table-cell>
          <table:table-cell table:style-name="ACE-67" office:value-type="float" office:value="142">
            <text:p>142</text:p>
          </table:table-cell>
          <table:table-cell table:style-name="ACE-67" office:value-type="float" office:value="1417">
            <text:p>1417</text:p>
          </table:table-cell>
          <table:table-cell table:style-name="ACE-67" office:value-type="float" office:value="11">
            <text:p>11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2">
            <text:p>2020-05-02</text:p>
          </table:table-cell>
          <table:table-cell table:style-name="ACE-43" table:formula="of:=DAYS([.A70];[.$A$3])" office:value-type="float" office:value="92">
            <text:p>92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0]/[$'Constant'.$C$4]" office:value-type="float" office:value="0.0004000705066423904">
            <text:p>4.001×10−04</text:p>
          </table:table-cell>
          <table:table-cell table:style-name="ACE-53" table:formula="of:=[.E70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70]/[$'Constant'.$C$4]" office:value-type="float" office:value="0.00060073678599929911">
            <text:p>6.007×10−04</text:p>
          </table:table-cell>
          <table:table-cell table:style-name="ACE-55" table:formula="of:=[.G70]*0.050000000000000003+MAX([.$G$25:.$G$56])*0.029999999999999999" office:value-type="float" office:value="4.1357446380666036e-05">
            <text:p>4.136×10−05</text:p>
          </table:table-cell>
          <table:table-cell table:style-name="ACE-57" table:formula="of:=[.U70]/[$'Constant'.$C$4]" office:value-type="float" office:value="8.2033384642761441e-05">
            <text:p>8.203×10−05</text:p>
          </table:table-cell>
          <table:table-cell table:style-name="ACE-59" table:formula="of:=[.I70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2">
            <text:p>2020-05-02</text:p>
          </table:table-cell>
          <table:table-cell table:style-name="ACE-67" office:value-type="float" office:value="8334">
            <text:p>8334</text:p>
          </table:table-cell>
          <table:table-cell table:style-name="ACE-67" office:value-type="float" office:value="33">
            <text:p>33</text:p>
          </table:table-cell>
          <table:table-cell table:style-name="ACE-67" office:value-type="float" office:value="1428">
            <text:p>1428</text:p>
          </table:table-cell>
          <table:table-cell table:style-name="ACE-67" office:value-type="float" office:value="11">
            <text:p>11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3">
            <text:p>2020-05-03</text:p>
          </table:table-cell>
          <table:table-cell table:style-name="ACE-43" table:formula="of:=DAYS([.A71];[.$A$3])" office:value-type="float" office:value="93">
            <text:p>93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1]/[$'Constant'.$C$4]" office:value-type="float" office:value="0.0004000705066423904">
            <text:p>4.001×10−04</text:p>
          </table:table-cell>
          <table:table-cell table:style-name="ACE-53" table:formula="of:=[.E71]*0.050000000000000003+MAX([.$E$26:.$E$56])*0.029999999999999999" office:value-type="float" office:value="3.3987062283531778e-05">
            <text:p>3.399×10−05</text:p>
          </table:table-cell>
          <table:table-cell table:style-name="ACE-54" table:formula="of:=[.S71]/[$'Constant'.$C$4]" office:value-type="float" office:value="0.00060157815404691722">
            <text:p>6.016×10−04</text:p>
          </table:table-cell>
          <table:table-cell table:style-name="ACE-55" table:formula="of:=[.G71]*0.050000000000000003+MAX([.$G$25:.$G$56])*0.029999999999999999" office:value-type="float" office:value="4.1399514783046941e-05">
            <text:p>4.140×10−05</text:p>
          </table:table-cell>
          <table:table-cell table:style-name="ACE-57" table:formula="of:=[.U71]/[$'Constant'.$C$4]" office:value-type="float" office:value="8.2033384642761441e-05">
            <text:p>8.203×10−05</text:p>
          </table:table-cell>
          <table:table-cell table:style-name="ACE-59" table:formula="of:=[.I71]*0.050000000000000003+MAX([.$I$25:.$I$56])*0.029999999999999999" office:value-type="float" office:value="6.9286658721347749e-06">
            <text:p>6.929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3">
            <text:p>2020-05-03</text:p>
          </table:table-cell>
          <table:table-cell table:style-name="ACE-67" office:value-type="float" office:value="8405">
            <text:p>8405</text:p>
          </table:table-cell>
          <table:table-cell table:style-name="ACE-67" office:value-type="float" office:value="71">
            <text:p>71</text:p>
          </table:table-cell>
          <table:table-cell table:style-name="ACE-67" office:value-type="float" office:value="1430">
            <text:p>1430</text:p>
          </table:table-cell>
          <table:table-cell table:style-name="ACE-67" office:value-type="float" office:value="2">
            <text:p>2</text:p>
          </table:table-cell>
          <table:table-cell table:style-name="ACE-43" office:value-type="float" office:value="195">
            <text:p>195</text:p>
          </table:table-cell>
          <table:table-cell table:style-name="ACE-43" office:value-type="float" office:value="951">
            <text:p>951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4">
            <text:p>2020-05-04</text:p>
          </table:table-cell>
          <table:table-cell table:style-name="ACE-43" table:formula="of:=DAYS([.A72];[.$A$3])" office:value-type="float" office:value="94">
            <text:p>94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2]/[$'Constant'.$C$4]" office:value-type="float" office:value="0.00040091187469000846">
            <text:p>4.009×10−04</text:p>
          </table:table-cell>
          <table:table-cell table:style-name="ACE-53" table:formula="of:=[.E72]*0.050000000000000003+MAX([.$E$26:.$E$56])*0.029999999999999999" office:value-type="float" office:value="3.4029130685912682e-05">
            <text:p>3.403×10−05</text:p>
          </table:table-cell>
          <table:table-cell table:style-name="ACE-54" table:formula="of:=[.S72]/[$'Constant'.$C$4]" office:value-type="float" office:value="0.00061546072683261533">
            <text:p>6.155×10−04</text:p>
          </table:table-cell>
          <table:table-cell table:style-name="ACE-55" table:formula="of:=[.G72]*0.050000000000000003+MAX([.$G$25:.$G$56])*0.029999999999999999" office:value-type="float" office:value="4.2093643422331844e-05">
            <text:p>4.209×10−05</text:p>
          </table:table-cell>
          <table:table-cell table:style-name="ACE-57" table:formula="of:=[.U72]/[$'Constant'.$C$4]" office:value-type="float" office:value="8.0771332571334339e-05">
            <text:p>8.077×10−05</text:p>
          </table:table-cell>
          <table:table-cell table:style-name="ACE-59" table:formula="of:=[.I72]*0.050000000000000003+MAX([.$I$25:.$I$56])*0.029999999999999999" office:value-type="float" office:value="6.8655632685634185e-06">
            <text:p>6.86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4">
            <text:p>2020-05-04</text:p>
          </table:table-cell>
          <table:table-cell table:style-name="ACE-67" office:value-type="float" office:value="8536">
            <text:p>8536</text:p>
          </table:table-cell>
          <table:table-cell table:style-name="ACE-67" office:value-type="float" office:value="131">
            <text:p>131</text:p>
          </table:table-cell>
          <table:table-cell table:style-name="ACE-67" office:value-type="float" office:value="1463">
            <text:p>1463</text:p>
          </table:table-cell>
          <table:table-cell table:style-name="ACE-67" office:value-type="float" office:value="33">
            <text:p>33</text:p>
          </table:table-cell>
          <table:table-cell table:style-name="ACE-43" office:value-type="float" office:value="192">
            <text:p>192</text:p>
          </table:table-cell>
          <table:table-cell table:style-name="ACE-43" office:value-type="float" office:value="953">
            <text:p>95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5">
            <text:p>2020-05-05</text:p>
          </table:table-cell>
          <table:table-cell table:style-name="ACE-43" table:formula="of:=DAYS([.A73];[.$A$3])" office:value-type="float" office:value="95">
            <text:p>95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3]/[$'Constant'.$C$4]" office:value-type="float" office:value="0.00040259461078524458">
            <text:p>4.026×10−04</text:p>
          </table:table-cell>
          <table:table-cell table:style-name="ACE-53" table:formula="of:=[.E73]*0.050000000000000003+MAX([.$E$26:.$E$56])*0.029999999999999999" office:value-type="float" office:value="3.4113267490674491e-05">
            <text:p>3.411×10−05</text:p>
          </table:table-cell>
          <table:table-cell table:style-name="ACE-54" table:formula="of:=[.S73]/[$'Constant'.$C$4]" office:value-type="float" office:value="0.00064112245228496636">
            <text:p>6.411×10−04</text:p>
          </table:table-cell>
          <table:table-cell table:style-name="ACE-55" table:formula="of:=[.G73]*0.050000000000000003+MAX([.$G$25:.$G$56])*0.029999999999999999" office:value-type="float" office:value="4.3376729694949395e-05">
            <text:p>4.338×10−05</text:p>
          </table:table-cell>
          <table:table-cell table:style-name="ACE-57" table:formula="of:=[.U73]/[$'Constant'.$C$4]" office:value-type="float" office:value="7.6564492333244005e-05">
            <text:p>7.656×10−05</text:p>
          </table:table-cell>
          <table:table-cell table:style-name="ACE-59" table:formula="of:=[.I73]*0.050000000000000003+MAX([.$I$25:.$I$56])*0.029999999999999999" office:value-type="float" office:value="6.6552212566589021e-06">
            <text:p>6.655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5">
            <text:p>2020-05-05</text:p>
          </table:table-cell>
          <table:table-cell table:style-name="ACE-67" office:value-type="float" office:value="8686">
            <text:p>8686</text:p>
          </table:table-cell>
          <table:table-cell table:style-name="ACE-67" office:value-type="float" office:value="150">
            <text:p>150</text:p>
          </table:table-cell>
          <table:table-cell table:style-name="ACE-67" office:value-type="float" office:value="1524">
            <text:p>1524</text:p>
          </table:table-cell>
          <table:table-cell table:style-name="ACE-67" office:value-type="float" office:value="61">
            <text:p>61</text:p>
          </table:table-cell>
          <table:table-cell table:style-name="ACE-43" office:value-type="float" office:value="182">
            <text:p>182</text:p>
          </table:table-cell>
          <table:table-cell table:style-name="ACE-43" office:value-type="float" office:value="957">
            <text:p>957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6">
            <text:p>2020-05-06</text:p>
          </table:table-cell>
          <table:table-cell table:style-name="ACE-43" table:formula="of:=DAYS([.A74];[.$A$3])" office:value-type="float" office:value="96">
            <text:p>96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4]/[$'Constant'.$C$4]" office:value-type="float" office:value="0.00040049119066619941">
            <text:p>4.005×10−04</text:p>
          </table:table-cell>
          <table:table-cell table:style-name="ACE-53" table:formula="of:=[.E74]*0.050000000000000003+MAX([.$E$26:.$E$56])*0.029999999999999999" office:value-type="float" office:value="3.4008096484722227e-05">
            <text:p>3.401×10−05</text:p>
          </table:table-cell>
          <table:table-cell table:style-name="ACE-54" table:formula="of:=[.S74]/[$'Constant'.$C$4]" office:value-type="float" office:value="0.00065248092092781023">
            <text:p>6.525×10−04</text:p>
          </table:table-cell>
          <table:table-cell table:style-name="ACE-55" table:formula="of:=[.G74]*0.050000000000000003+MAX([.$G$25:.$G$56])*0.029999999999999999" office:value-type="float" office:value="4.3944653127091593e-05">
            <text:p>4.394×10−05</text:p>
          </table:table-cell>
          <table:table-cell table:style-name="ACE-57" table:formula="of:=[.U74]/[$'Constant'.$C$4]" office:value-type="float" office:value="7.7405860380862077e-05">
            <text:p>7.741×10−05</text:p>
          </table:table-cell>
          <table:table-cell table:style-name="ACE-59" table:formula="of:=[.I74]*0.050000000000000003+MAX([.$I$25:.$I$56])*0.029999999999999999" office:value-type="float" office:value="6.6972896590398064e-06">
            <text:p>6.697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6">
            <text:p>2020-05-06</text:p>
          </table:table-cell>
          <table:table-cell table:style-name="ACE-67" office:value-type="float" office:value="8833">
            <text:p>8833</text:p>
          </table:table-cell>
          <table:table-cell table:style-name="ACE-67" office:value-type="float" office:value="147">
            <text:p>147</text:p>
          </table:table-cell>
          <table:table-cell table:style-name="ACE-67" office:value-type="float" office:value="1551">
            <text:p>1551</text:p>
          </table:table-cell>
          <table:table-cell table:style-name="ACE-67" office:value-type="float" office:value="27">
            <text:p>27</text:p>
          </table:table-cell>
          <table:table-cell table:style-name="ACE-43" office:value-type="float" office:value="184">
            <text:p>184</text:p>
          </table:table-cell>
          <table:table-cell table:style-name="ACE-43" office:value-type="float" office:value="952">
            <text:p>952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7">
            <text:p>2020-05-07</text:p>
          </table:table-cell>
          <table:table-cell table:style-name="ACE-43" table:formula="of:=DAYS([.A75];[.$A$3])" office:value-type="float" office:value="97">
            <text:p>97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5]/[$'Constant'.$C$4]" office:value-type="float" office:value="0.00039376024628525488">
            <text:p>3.938×10−04</text:p>
          </table:table-cell>
          <table:table-cell table:style-name="ACE-53" table:formula="of:=[.E75]*0.050000000000000003+MAX([.$E$26:.$E$56])*0.029999999999999999" office:value-type="float" office:value="3.3671549265675006e-05">
            <text:p>3.367×10−05</text:p>
          </table:table-cell>
          <table:table-cell table:style-name="ACE-54" table:formula="of:=[.S75]/[$'Constant'.$C$4]" office:value-type="float" office:value="0.00067477717418968893">
            <text:p>6.748×10−04</text:p>
          </table:table-cell>
          <table:table-cell table:style-name="ACE-55" table:formula="of:=[.G75]*0.050000000000000003+MAX([.$G$25:.$G$56])*0.029999999999999999" office:value-type="float" office:value="4.5059465790185526e-05">
            <text:p>4.506×10−05</text:p>
          </table:table-cell>
          <table:table-cell table:style-name="ACE-57" table:formula="of:=[.U75]/[$'Constant'.$C$4]" office:value-type="float" office:value="7.2778336118962714e-05">
            <text:p>7.278×10−05</text:p>
          </table:table-cell>
          <table:table-cell table:style-name="ACE-59" table:formula="of:=[.I75]*0.050000000000000003+MAX([.$I$25:.$I$56])*0.029999999999999999" office:value-type="float" office:value="6.4659134459448379e-06">
            <text:p>6.466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7">
            <text:p>2020-05-07</text:p>
          </table:table-cell>
          <table:table-cell table:style-name="ACE-67" office:value-type="float" office:value="9027">
            <text:p>9027</text:p>
          </table:table-cell>
          <table:table-cell table:style-name="ACE-67" office:value-type="float" office:value="194">
            <text:p>194</text:p>
          </table:table-cell>
          <table:table-cell table:style-name="ACE-67" office:value-type="float" office:value="1604">
            <text:p>1604</text:p>
          </table:table-cell>
          <table:table-cell table:style-name="ACE-67" office:value-type="float" office:value="53">
            <text:p>53</text:p>
          </table:table-cell>
          <table:table-cell table:style-name="ACE-43" office:value-type="float" office:value="173">
            <text:p>173</text:p>
          </table:table-cell>
          <table:table-cell table:style-name="ACE-43" office:value-type="float" office:value="936">
            <text:p>936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8">
            <text:p>2020-05-08</text:p>
          </table:table-cell>
          <table:table-cell table:style-name="ACE-43" table:formula="of:=DAYS([.A76];[.$A$3])" office:value-type="float" office:value="98">
            <text:p>98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6]/[$'Constant'.$C$4]" office:value-type="float" office:value="0.00038829135397573747">
            <text:p>3.883×10−04</text:p>
          </table:table-cell>
          <table:table-cell table:style-name="ACE-53" table:formula="of:=[.E76]*0.050000000000000003+MAX([.$E$26:.$E$56])*0.029999999999999999" office:value-type="float" office:value="3.3398104650199132e-05">
            <text:p>3.340×10−05</text:p>
          </table:table-cell>
          <table:table-cell table:style-name="ACE-54" table:formula="of:=[.S76]/[$'Constant'.$C$4]" office:value-type="float" office:value="0.00069833547952299479">
            <text:p>6.983×10−04</text:p>
          </table:table-cell>
          <table:table-cell table:style-name="ACE-55" table:formula="of:=[.G76]*0.050000000000000003+MAX([.$G$25:.$G$56])*0.029999999999999999" office:value-type="float" office:value="4.6237381056850819e-05">
            <text:p>4.624×10−05</text:p>
          </table:table-cell>
          <table:table-cell table:style-name="ACE-57" table:formula="of:=[.U76]/[$'Constant'.$C$4]" office:value-type="float" office:value="6.9412863928490452e-05">
            <text:p>6.941×10−05</text:p>
          </table:table-cell>
          <table:table-cell table:style-name="ACE-59" table:formula="of:=[.I76]*0.050000000000000003+MAX([.$I$25:.$I$56])*0.029999999999999999" office:value-type="float" office:value="6.2976398364212241e-06">
            <text:p>6.29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8">
            <text:p>2020-05-08</text:p>
          </table:table-cell>
          <table:table-cell table:style-name="ACE-67" office:value-type="float" office:value="9227">
            <text:p>9227</text:p>
          </table:table-cell>
          <table:table-cell table:style-name="ACE-67" office:value-type="float" office:value="200">
            <text:p>200</text:p>
          </table:table-cell>
          <table:table-cell table:style-name="ACE-67" office:value-type="float" office:value="1660">
            <text:p>1660</text:p>
          </table:table-cell>
          <table:table-cell table:style-name="ACE-67" office:value-type="float" office:value="56">
            <text:p>56</text:p>
          </table:table-cell>
          <table:table-cell table:style-name="ACE-43" office:value-type="float" office:value="165">
            <text:p>165</text:p>
          </table:table-cell>
          <table:table-cell table:style-name="ACE-43" office:value-type="float" office:value="923">
            <text:p>92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09">
            <text:p>2020-05-09</text:p>
          </table:table-cell>
          <table:table-cell table:style-name="ACE-43" table:formula="of:=DAYS([.A77];[.$A$3])" office:value-type="float" office:value="99">
            <text:p>99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7]/[$'Constant'.$C$4]" office:value-type="float" office:value="0.00038829135397573747">
            <text:p>3.883×10−04</text:p>
          </table:table-cell>
          <table:table-cell table:style-name="ACE-53" table:formula="of:=[.E77]*0.050000000000000003+MAX([.$E$26:.$E$56])*0.029999999999999999" office:value-type="float" office:value="3.3398104650199132e-05">
            <text:p>3.340×10−05</text:p>
          </table:table-cell>
          <table:table-cell table:style-name="ACE-54" table:formula="of:=[.S77]/[$'Constant'.$C$4]" office:value-type="float" office:value="0.00070422505585632125">
            <text:p>7.042×10−04</text:p>
          </table:table-cell>
          <table:table-cell table:style-name="ACE-55" table:formula="of:=[.G77]*0.050000000000000003+MAX([.$G$25:.$G$56])*0.029999999999999999" office:value-type="float" office:value="4.6531859873517142e-05">
            <text:p>4.653×10−05</text:p>
          </table:table-cell>
          <table:table-cell table:style-name="ACE-57" table:formula="of:=[.U77]/[$'Constant'.$C$4]" office:value-type="float" office:value="6.9412863928490452e-05">
            <text:p>6.941×10−05</text:p>
          </table:table-cell>
          <table:table-cell table:style-name="ACE-59" table:formula="of:=[.I77]*0.050000000000000003+MAX([.$I$25:.$I$56])*0.029999999999999999" office:value-type="float" office:value="6.2976398364212241e-06">
            <text:p>6.29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09">
            <text:p>2020-05-09</text:p>
          </table:table-cell>
          <table:table-cell table:style-name="ACE-67" office:value-type="float" office:value="9461">
            <text:p>9461</text:p>
          </table:table-cell>
          <table:table-cell table:style-name="ACE-67" office:value-type="float" office:value="234">
            <text:p>234</text:p>
          </table:table-cell>
          <table:table-cell table:style-name="ACE-67" office:value-type="float" office:value="1674">
            <text:p>1674</text:p>
          </table:table-cell>
          <table:table-cell table:style-name="ACE-67" office:value-type="float" office:value="14">
            <text:p>14</text:p>
          </table:table-cell>
          <table:table-cell table:style-name="ACE-43" office:value-type="float" office:value="165">
            <text:p>165</text:p>
          </table:table-cell>
          <table:table-cell table:style-name="ACE-43" office:value-type="float" office:value="923">
            <text:p>92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10">
            <text:p>2020-05-10</text:p>
          </table:table-cell>
          <table:table-cell table:style-name="ACE-43" table:formula="of:=DAYS([.A78];[.$A$3])" office:value-type="float" office:value="100">
            <text:p>100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8]/[$'Constant'.$C$4]" office:value-type="float" office:value="0.00038829135397573747">
            <text:p>3.883×10−04</text:p>
          </table:table-cell>
          <table:table-cell table:style-name="ACE-53" table:formula="of:=[.E78]*0.050000000000000003+MAX([.$E$26:.$E$56])*0.029999999999999999" office:value-type="float" office:value="3.3398104650199132e-05">
            <text:p>3.340×10−05</text:p>
          </table:table-cell>
          <table:table-cell table:style-name="ACE-54" table:formula="of:=[.S78]/[$'Constant'.$C$4]" office:value-type="float" office:value="0.00070506642390393936">
            <text:p>7.051×10−04</text:p>
          </table:table-cell>
          <table:table-cell table:style-name="ACE-55" table:formula="of:=[.G78]*0.050000000000000003+MAX([.$G$25:.$G$56])*0.029999999999999999" office:value-type="float" office:value="4.6573928275898046e-05">
            <text:p>4.657×10−05</text:p>
          </table:table-cell>
          <table:table-cell table:style-name="ACE-57" table:formula="of:=[.U78]/[$'Constant'.$C$4]" office:value-type="float" office:value="6.9412863928490452e-05">
            <text:p>6.941×10−05</text:p>
          </table:table-cell>
          <table:table-cell table:style-name="ACE-59" table:formula="of:=[.I78]*0.050000000000000003+MAX([.$I$25:.$I$56])*0.029999999999999999" office:value-type="float" office:value="6.2976398364212241e-06">
            <text:p>6.298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10">
            <text:p>2020-05-10</text:p>
          </table:table-cell>
          <table:table-cell table:style-name="ACE-67" office:value-type="float" office:value="9536">
            <text:p>9536</text:p>
          </table:table-cell>
          <table:table-cell table:style-name="ACE-67" office:value-type="float" office:value="75">
            <text:p>75</text:p>
          </table:table-cell>
          <table:table-cell table:style-name="ACE-67" office:value-type="float" office:value="1676">
            <text:p>1676</text:p>
          </table:table-cell>
          <table:table-cell table:style-name="ACE-67" office:value-type="float" office:value="2">
            <text:p>2</text:p>
          </table:table-cell>
          <table:table-cell table:style-name="ACE-43" office:value-type="float" office:value="165">
            <text:p>165</text:p>
          </table:table-cell>
          <table:table-cell table:style-name="ACE-43" office:value-type="float" office:value="923">
            <text:p>923</text:p>
          </table:table-cell>
          <table:table-cell table:number-columns-repeated="1002" table:style-name="ACE-43"/>
        </table:table-row>
        <table:table-row table:style-name="AROW-4">
          <table:table-cell table:style-name="ACE-42" office:value-type="date" office:date-value="2020-05-11">
            <text:p>2020-05-11</text:p>
          </table:table-cell>
          <table:table-cell table:style-name="ACE-43" table:formula="of:=DAYS([.A79];[.$A$3])" office:value-type="float" office:value="101">
            <text:p>101</text:p>
          </table:table-cell>
          <table:table-cell table:style-name="ACE-47" office:value-type="float" office:value="0">
            <text:p>0.000×1000</text:p>
          </table:table-cell>
          <table:table-cell table:style-name="ACE-50" office:value-type="string">
            <text:p>inf</text:p>
          </table:table-cell>
          <table:table-cell table:style-name="ACE-51" table:formula="of:=[.V79]/[$'Constant'.$C$4]" office:value-type="float" office:value="0.0003723053610709942">
            <text:p>3.723×10−04</text:p>
          </table:table-cell>
          <table:table-cell table:style-name="ACE-53" table:formula="of:=[.E79]*0.050000000000000003+MAX([.$E$26:.$E$56])*0.029999999999999999" office:value-type="float" office:value="3.2598805004961971e-05">
            <text:p>3.260×10−05</text:p>
          </table:table-cell>
          <table:table-cell table:style-name="ACE-54" table:formula="of:=[.S79]/[$'Constant'.$C$4]" office:value-type="float" office:value="0.00071011463218964772">
            <text:p>7.101×10−04</text:p>
          </table:table-cell>
          <table:table-cell table:style-name="ACE-55" table:formula="of:=[.G79]*0.050000000000000003+MAX([.$G$25:.$G$56])*0.029999999999999999" office:value-type="float" office:value="4.6826338690183465e-05">
            <text:p>4.683×10−05</text:p>
          </table:table-cell>
          <table:table-cell table:style-name="ACE-57" table:formula="of:=[.U79]/[$'Constant'.$C$4]" office:value-type="float" office:value="6.3102603571354958e-05">
            <text:p>6.310×10−05</text:p>
          </table:table-cell>
          <table:table-cell table:style-name="ACE-59" table:formula="of:=[.I79]*0.050000000000000003+MAX([.$I$25:.$I$56])*0.029999999999999999" office:value-type="float" office:value="5.9821268185644504e-06">
            <text:p>5.982×10−06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float" office:value="1">
            <text:p>1</text:p>
          </table:table-cell>
          <table:table-cell table:style-name="ACE-48" office:value-type="float" office:value="0.29999999999999999">
            <text:p>0.3</text:p>
          </table:table-cell>
          <table:table-cell table:style-name="ACE-43" office:value-type="string">
            <text:p>%</text:p>
          </table:table-cell>
          <table:table-cell table:style-name="ACE-65" office:value-type="date" office:date-value="2020-05-11">
            <text:p>2020-05-11</text:p>
          </table:table-cell>
          <table:table-cell table:style-name="ACE-67" office:value-type="float" office:value="9607">
            <text:p>9607</text:p>
          </table:table-cell>
          <table:table-cell table:style-name="ACE-67" office:value-type="float" office:value="71">
            <text:p>71</text:p>
          </table:table-cell>
          <table:table-cell table:style-name="ACE-67" office:value-type="float" office:value="1688">
            <text:p>1688</text:p>
          </table:table-cell>
          <table:table-cell table:style-name="ACE-67" office:value-type="float" office:value="12">
            <text:p>12</text:p>
          </table:table-cell>
          <table:table-cell table:style-name="ACE-43" office:value-type="float" office:value="150">
            <text:p>150</text:p>
          </table:table-cell>
          <table:table-cell table:style-name="ACE-43" office:value-type="float" office:value="885">
            <text:p>885</text:p>
          </table:table-cell>
          <table:table-cell table:number-columns-repeated="1002" table:style-name="ACE-43"/>
        </table:table-row>
        <table:table-row table:style-name="AROW-2" table:number-rows-repeated="921">
          <table:table-cell table:style-name="ACE-41"/>
          <table:table-cell table:style-name="ACE-43"/>
          <table:table-cell table:style-name="ACE-45"/>
          <table:table-cell table:style-name="ACE-48"/>
          <table:table-cell table:style-name="ACE-45"/>
          <table:table-cell table:style-name="ACE-52"/>
          <table:table-cell table:style-name="ACE-45"/>
          <table:table-cell table:style-name="ACE-52"/>
          <table:table-cell table:style-name="ACE-45"/>
          <table:table-cell table:style-name="ACE-52"/>
          <table:table-cell table:style-name="ACE-43"/>
          <table:table-cell table:style-name="ACE-48"/>
          <table:table-cell table:style-name="ACE-43"/>
          <table:table-cell table:style-name="ACE-48"/>
          <table:table-cell table:number-columns-repeated="1010" table:style-name="ACE-43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Stockholm&quot;" table:base-cell-address="$'Stockholm'.$A$1"/>
          <table:named-expression table:name="Print_Area" table:expression="of:=#REF!" table:base-cell-address="$'Stockholm'.$A$1"/>
        </table:named-expressions>
        <gnm:selections gnm:cursor-col="3" gnm:cursor-row="11">
          <gnm:selection gnm:start-col="3" gnm:start-row="11" gnm:end-col="3" gnm:end-row="11"/>
        </gnm:selections>
      </table:table>
      <table:table table:name="Sweden" table:style-name="ta-9" table:print="true">
        <office:forms form:automatic-focus="false" form:apply-design-mode="false">
          <form:form/>
        </office:forms>
        <table:table-column table:default-cell-style-name="ACE-71" table:style-name="ACOL-45"/>
        <table:table-column table:default-cell-style-name="ACE-71" table:style-name="ACOL-46"/>
        <table:table-column table:default-cell-style-name="ACE-71" table:style-name="ACOL-47"/>
        <table:table-column table:default-cell-style-name="ACE-71" table:style-name="ACOL-33"/>
        <table:table-column table:default-cell-style-name="ACE-71" table:style-name="ACOL-58"/>
        <table:table-column table:default-cell-style-name="ACE-71" table:style-name="ACOL-59"/>
        <table:table-column table:default-cell-style-name="ACE-71" table:style-name="ACOL-35"/>
        <table:table-column table:default-cell-style-name="ACE-71" table:style-name="ACOL-13"/>
        <table:table-column table:default-cell-style-name="ACE-71" table:style-name="ACOL-48" table:number-columns-repeated="2"/>
        <table:table-column table:default-cell-style-name="ACE-71" table:style-name="ACOL-49"/>
        <table:table-column table:default-cell-style-name="ACE-71" table:style-name="ACOL-4"/>
        <table:table-column table:default-cell-style-name="ACE-71" table:style-name="ACOL-50"/>
        <table:table-column table:default-cell-style-name="ACE-71" table:style-name="ACOL-51"/>
        <table:table-column table:default-cell-style-name="ACE-71" table:style-name="ACOL-58"/>
        <table:table-column table:default-cell-style-name="ACE-71" table:style-name="ACOL-53" table:number-columns-repeated="2"/>
        <table:table-column table:default-cell-style-name="ACE-71" table:style-name="ACOL-54"/>
        <table:table-column table:default-cell-style-name="ACE-71" table:style-name="ACOL-55"/>
        <table:table-column table:default-cell-style-name="ACE-71" table:style-name="ACOL-56"/>
        <table:table-column table:default-cell-style-name="ACE-71" table:style-name="ACOL-57"/>
        <table:table-column table:default-cell-style-name="ACE-71" table:style-name="ACOL-5" table:number-columns-repeated="20"/>
        <table:table-column table:default-cell-style-name="ACE-71" table:style-name="ACOL-0" table:number-columns-repeated="983"/>
        <table:table-row table:style-name="AROW-6">
          <table:table-cell table:style-name="ACE-68" office:value-type="string">
            <text:p>!!SBtab</text:p>
          </table:table-cell>
          <table:table-cell table:style-name="ACE-70" office:value-type="string">
            <text:p>Document='covid19' TableName='Sweden' TableType='QuantityMatrix' TableTitle='taken from folkhälsomyndigheten 2020-04-05'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/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27" table:style-name="ACE-70"/>
          <table:table-cell table:number-columns-repeated="983" table:style-name="ACE-71"/>
        </table:table-row>
        <table:table-row table:style-name="AROW-6">
          <table:table-cell table:style-name="ACE-68" office:value-type="string">
            <text:p>!TimePoint</text:p>
          </table:table-cell>
          <table:table-cell table:style-name="ACE-70" office:value-type="string">
            <text:p>!Time</text:p>
          </table:table-cell>
          <table:table-cell table:style-name="ACE-72" office:value-type="string">
            <text:p>&gt;INFCT</text:p>
          </table:table-cell>
          <table:table-cell table:style-name="ACE-73" office:value-type="string">
            <text:p>SDINFCT</text:p>
          </table:table-cell>
          <table:table-cell table:style-name="ACE-72" office:value-type="string">
            <text:p>&gt;REC</text:p>
          </table:table-cell>
          <table:table-cell table:style-name="ACE-73" office:value-type="string">
            <text:p>SDREC</text:p>
          </table:table-cell>
          <table:table-cell table:style-name="ACE-72" office:value-type="string">
            <text:p>&gt;DEAD</text:p>
          </table:table-cell>
          <table:table-cell table:style-name="ACE-74" office:value-type="string">
            <text:p>SDDEAD</text:p>
          </table:table-cell>
          <table:table-cell table:style-name="ACE-72" office:value-type="string">
            <text:p>&gt;KRIT</text:p>
          </table:table-cell>
          <table:table-cell table:style-name="ACE-74" office:value-type="string">
            <text:p>SDKRIT</text:p>
          </table:table-cell>
          <table:table-cell table:style-name="ACE-70" office:value-type="string">
            <text:p>&gt;NEQ0</text:p>
          </table:table-cell>
          <table:table-cell table:style-name="ACE-73" office:value-type="string">
            <text:p>SDNEQ0</text:p>
          </table:table-cell>
          <table:table-cell table:style-name="ACE-70" office:value-type="string">
            <text:p>&gt;NEQ1</text:p>
          </table:table-cell>
          <table:table-cell table:style-name="ACE-73" office:value-type="string">
            <text:p>SDNEQ1</text:p>
          </table:table-cell>
          <table:table-cell table:style-name="ACE-70" office:value-type="string">
            <text:p>%</text:p>
          </table:table-cell>
          <table:table-cell table:style-name="ACE-70" office:value-type="string">
            <text:p>%new cases</text:p>
          </table:table-cell>
          <table:table-cell table:style-name="ACE-70" office:value-type="string">
            <text:p>%Cases</text:p>
          </table:table-cell>
          <table:table-cell table:style-name="ACE-70" office:value-type="string">
            <text:p>%Recoveries</text:p>
          </table:table-cell>
          <table:table-cell table:style-name="ACE-70" office:value-type="string">
            <text:p>%Deaths</text:p>
          </table:table-cell>
          <table:table-cell table:style-name="ACE-70" office:value-type="string">
            <text:p>%new iva cases</text:p>
          </table:table-cell>
          <table:table-cell table:style-name="ACE-70" office:value-type="string">
            <text:p>%cumulative iva cases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1-31">
            <text:p>2020-01-31</text:p>
          </table:table-cell>
          <table:table-cell table:style-name="ACE-70" table:formula="of:=DAYS([.A3];[.$A$3])" office:value-type="float" office:value="0">
            <text:p>0</text:p>
          </table:table-cell>
          <table:table-cell table:style-name="ACE-72" table:formula="of:=[.Q3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R3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3]/[$'Constant'.$C$3]" office:value-type="float" office:value="0">
            <text:p>0.000×1000</text:p>
          </table:table-cell>
          <table:table-cell table:style-name="ACE-74" table:formula="of:=[.G3]/20+MAX([.$G$3:.$G$33])/20" office:value-type="float" office:value="6.6699604743083006e-07">
            <text:p>6.670×10−07</text:p>
          </table:table-cell>
          <table:table-cell table:style-name="ACE-72" table:formula="of:=[.U3]/[$'Constant'.$C$3]" office:value-type="float" office:value="0">
            <text:p>0.000×1000</text:p>
          </table:table-cell>
          <table:table-cell table:style-name="ACE-74" table:formula="of:=[.I3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">
            <text:p>1</text:p>
          </table:table-cell>
          <table:table-cell table:style-name="ACE-70" table:formula="of:=1+[.P3]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3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2-26">
            <text:p>2020-02-26</text:p>
          </table:table-cell>
          <table:table-cell table:style-name="ACE-70" table:formula="of:=DAYS([.A4];[.$A$3])" office:value-type="float" office:value="26">
            <text:p>26</text:p>
          </table:table-cell>
          <table:table-cell table:style-name="ACE-72" table:formula="of:=[.Q4]/[$'Constant'.$C$3]" office:value-type="float" office:value="2.9644268774703555e-07">
            <text:p>2.964×10−07</text:p>
          </table:table-cell>
          <table:table-cell table:style-name="ACE-73" office:value-type="string">
            <text:p>inf</text:p>
          </table:table-cell>
          <table:table-cell table:style-name="ACE-72" table:formula="of:=[.R4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4]/[$'Constant'.$C$3]" office:value-type="float" office:value="0">
            <text:p>0.000×1000</text:p>
          </table:table-cell>
          <table:table-cell table:style-name="ACE-74" table:formula="of:=[.G4]/20+MAX([.$G$3:.$G$33])/20" office:value-type="float" office:value="6.6699604743083006e-07">
            <text:p>6.670×10−07</text:p>
          </table:table-cell>
          <table:table-cell table:style-name="ACE-72" table:formula="of:=[.U4]/[$'Constant'.$C$3]" office:value-type="float" office:value="0">
            <text:p>0.000×1000</text:p>
          </table:table-cell>
          <table:table-cell table:style-name="ACE-74" table:formula="of:=[.I4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">
            <text:p>1</text:p>
          </table:table-cell>
          <table:table-cell table:style-name="ACE-70" table:formula="of:=[.Q3]+[.P4]" office:value-type="float" office:value="3">
            <text:p>3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4]+[.U3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2-27">
            <text:p>2020-02-27</text:p>
          </table:table-cell>
          <table:table-cell table:style-name="ACE-70" table:formula="of:=DAYS([.A5];[.$A$3])" office:value-type="float" office:value="27">
            <text:p>27</text:p>
          </table:table-cell>
          <table:table-cell table:style-name="ACE-72" table:formula="of:=[.Q5]/[$'Constant'.$C$3]" office:value-type="float" office:value="1.0869565217391303e-06">
            <text:p>1.087×10−06</text:p>
          </table:table-cell>
          <table:table-cell table:style-name="ACE-73" office:value-type="string">
            <text:p>inf</text:p>
          </table:table-cell>
          <table:table-cell table:style-name="ACE-72" table:formula="of:=[.R5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5]/[$'Constant'.$C$3]" office:value-type="float" office:value="0">
            <text:p>0.000×1000</text:p>
          </table:table-cell>
          <table:table-cell table:style-name="ACE-74" table:formula="of:=[.G5]/20+MAX([.$G$3:.$G$33])/20" office:value-type="float" office:value="6.6699604743083006e-07">
            <text:p>6.670×10−07</text:p>
          </table:table-cell>
          <table:table-cell table:style-name="ACE-72" table:formula="of:=[.U5]/[$'Constant'.$C$3]" office:value-type="float" office:value="0">
            <text:p>0.000×1000</text:p>
          </table:table-cell>
          <table:table-cell table:style-name="ACE-74" table:formula="of:=[.I5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8">
            <text:p>8</text:p>
          </table:table-cell>
          <table:table-cell table:style-name="ACE-70" table:formula="of:=[.Q4]+[.P5]" office:value-type="float" office:value="11">
            <text:p>11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5]+[.U4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2-28">
            <text:p>2020-02-28</text:p>
          </table:table-cell>
          <table:table-cell table:style-name="ACE-70" table:formula="of:=DAYS([.A6];[.$A$3])" office:value-type="float" office:value="28">
            <text:p>28</text:p>
          </table:table-cell>
          <table:table-cell table:style-name="ACE-72" table:formula="of:=[.Q6]/[$'Constant'.$C$3]" office:value-type="float" office:value="1.3833992094861659e-06">
            <text:p>1.383×10−06</text:p>
          </table:table-cell>
          <table:table-cell table:style-name="ACE-73" office:value-type="string">
            <text:p>inf</text:p>
          </table:table-cell>
          <table:table-cell table:style-name="ACE-72" table:formula="of:=[.R6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6]/[$'Constant'.$C$3]" office:value-type="float" office:value="0">
            <text:p>0.000×1000</text:p>
          </table:table-cell>
          <table:table-cell table:style-name="ACE-74" table:formula="of:=[.G6]/20+MAX([.$G$3:.$G$33])/20" office:value-type="float" office:value="6.6699604743083006e-07">
            <text:p>6.670×10−07</text:p>
          </table:table-cell>
          <table:table-cell table:style-name="ACE-72" table:formula="of:=[.U6]/[$'Constant'.$C$3]" office:value-type="float" office:value="0">
            <text:p>0.000×1000</text:p>
          </table:table-cell>
          <table:table-cell table:style-name="ACE-74" table:formula="of:=[.I6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3">
            <text:p>3</text:p>
          </table:table-cell>
          <table:table-cell table:style-name="ACE-70" table:formula="of:=[.Q5]+[.P6]" office:value-type="float" office:value="14">
            <text:p>14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6]+[.U5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2-29">
            <text:p>2020-02-29</text:p>
          </table:table-cell>
          <table:table-cell table:style-name="ACE-70" table:formula="of:=DAYS([.A7];[.$A$3])" office:value-type="float" office:value="29">
            <text:p>29</text:p>
          </table:table-cell>
          <table:table-cell table:style-name="ACE-72" table:formula="of:=[.Q7]/[$'Constant'.$C$3]" office:value-type="float" office:value="1.3833992094861659e-06">
            <text:p>1.383×10−06</text:p>
          </table:table-cell>
          <table:table-cell table:style-name="ACE-73" office:value-type="string">
            <text:p>inf</text:p>
          </table:table-cell>
          <table:table-cell table:style-name="ACE-72" table:formula="of:=[.R7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7]/[$'Constant'.$C$3]" office:value-type="float" office:value="0">
            <text:p>0.000×1000</text:p>
          </table:table-cell>
          <table:table-cell table:style-name="ACE-74" table:formula="of:=[.G7]/20+MAX([.$G$3:.$G$33])/20" office:value-type="float" office:value="6.6699604743083006e-07">
            <text:p>6.670×10−07</text:p>
          </table:table-cell>
          <table:table-cell table:style-name="ACE-72" table:formula="of:=[.U7]/[$'Constant'.$C$3]" office:value-type="float" office:value="0">
            <text:p>0.000×1000</text:p>
          </table:table-cell>
          <table:table-cell table:style-name="ACE-74" table:formula="of:=[.I7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0">
            <text:p>0</text:p>
          </table:table-cell>
          <table:table-cell table:style-name="ACE-70" table:formula="of:=[.Q6]+[.P7]" office:value-type="float" office:value="14">
            <text:p>14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7]+[.U6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1">
            <text:p>2020-03-01</text:p>
          </table:table-cell>
          <table:table-cell table:style-name="ACE-70" table:formula="of:=DAYS([.A8];[.$A$3])" office:value-type="float" office:value="30">
            <text:p>30</text:p>
          </table:table-cell>
          <table:table-cell table:style-name="ACE-72" table:formula="of:=[.Q8]/[$'Constant'.$C$3]" office:value-type="float" office:value="1.8774703557312253e-06">
            <text:p>1.877×10−06</text:p>
          </table:table-cell>
          <table:table-cell table:style-name="ACE-73" office:value-type="string">
            <text:p>inf</text:p>
          </table:table-cell>
          <table:table-cell table:style-name="ACE-72" table:formula="of:=[.R8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8]/[$'Constant'.$C$3]" office:value-type="float" office:value="0">
            <text:p>0.000×1000</text:p>
          </table:table-cell>
          <table:table-cell table:style-name="ACE-74" table:formula="of:=[.G8]/20+MAX([.$G$3:.$G$33])/20" office:value-type="float" office:value="6.6699604743083006e-07">
            <text:p>6.670×10−07</text:p>
          </table:table-cell>
          <table:table-cell table:style-name="ACE-72" table:formula="of:=[.U8]/[$'Constant'.$C$3]" office:value-type="float" office:value="0">
            <text:p>0.000×1000</text:p>
          </table:table-cell>
          <table:table-cell table:style-name="ACE-74" table:formula="of:=[.I8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5">
            <text:p>5</text:p>
          </table:table-cell>
          <table:table-cell table:style-name="ACE-70" table:formula="of:=[.Q7]+[.P8]" office:value-type="float" office:value="19">
            <text:p>19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8]+[.U7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2">
            <text:p>2020-03-02</text:p>
          </table:table-cell>
          <table:table-cell table:style-name="ACE-70" table:formula="of:=DAYS([.A9];[.$A$3])" office:value-type="float" office:value="31">
            <text:p>31</text:p>
          </table:table-cell>
          <table:table-cell table:style-name="ACE-72" table:formula="of:=[.Q9]/[$'Constant'.$C$3]" office:value-type="float" office:value="3.1620553359683794e-06">
            <text:p>3.162×10−06</text:p>
          </table:table-cell>
          <table:table-cell table:style-name="ACE-73" office:value-type="string">
            <text:p>inf</text:p>
          </table:table-cell>
          <table:table-cell table:style-name="ACE-72" table:formula="of:=[.R9]/[$'Constant'.$C$3]" office:value-type="float" office:value="0">
            <text:p>0.000×1000</text:p>
          </table:table-cell>
          <table:table-cell table:style-name="ACE-73" office:value-type="string">
            <text:p>inf</text:p>
          </table:table-cell>
          <table:table-cell table:style-name="ACE-72" table:formula="of:=[.S9]/[$'Constant'.$C$3]" office:value-type="float" office:value="0">
            <text:p>0.000×1000</text:p>
          </table:table-cell>
          <table:table-cell table:style-name="ACE-74" table:formula="of:=[.G9]/20+MAX([.$G$3:.$G$33])/20" office:value-type="float" office:value="6.6699604743083006e-07">
            <text:p>6.670×10−07</text:p>
          </table:table-cell>
          <table:table-cell table:style-name="ACE-72" table:formula="of:=[.U9]/[$'Constant'.$C$3]" office:value-type="float" office:value="0">
            <text:p>0.000×1000</text:p>
          </table:table-cell>
          <table:table-cell table:style-name="ACE-74" table:formula="of:=[.I9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3">
            <text:p>13</text:p>
          </table:table-cell>
          <table:table-cell table:style-name="ACE-70" table:formula="of:=[.Q8]+[.P9]" office:value-type="float" office:value="32">
            <text:p>32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9]+[.U8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3">
            <text:p>2020-03-03</text:p>
          </table:table-cell>
          <table:table-cell table:style-name="ACE-70" table:formula="of:=DAYS([.A10];[.$A$3])" office:value-type="float" office:value="32">
            <text:p>32</text:p>
          </table:table-cell>
          <table:table-cell table:style-name="ACE-72" table:formula="of:=[.Q10]/[$'Constant'.$C$3]" office:value-type="float" office:value="6.0276679841897233e-06">
            <text:p>6.028×10−06</text:p>
          </table:table-cell>
          <table:table-cell table:style-name="ACE-73" office:value-type="string">
            <text:p>inf</text:p>
          </table:table-cell>
          <table:table-cell table:style-name="ACE-72" table:formula="of:=[.R10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0]/[$'Constant'.$C$3]" office:value-type="float" office:value="0">
            <text:p>0.000×1000</text:p>
          </table:table-cell>
          <table:table-cell table:style-name="ACE-74" table:formula="of:=[.G10]/20+MAX([.$G$3:.$G$33])/20" office:value-type="float" office:value="6.6699604743083006e-07">
            <text:p>6.670×10−07</text:p>
          </table:table-cell>
          <table:table-cell table:style-name="ACE-72" table:formula="of:=[.U10]/[$'Constant'.$C$3]" office:value-type="float" office:value="0">
            <text:p>0.000×1000</text:p>
          </table:table-cell>
          <table:table-cell table:style-name="ACE-74" table:formula="of:=[.I10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29">
            <text:p>29</text:p>
          </table:table-cell>
          <table:table-cell table:style-name="ACE-70" table:formula="of:=[.Q9]+[.P10]" office:value-type="float" office:value="61">
            <text:p>61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10]+[.U9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4">
            <text:p>2020-03-04</text:p>
          </table:table-cell>
          <table:table-cell table:style-name="ACE-70" table:formula="of:=DAYS([.A11];[.$A$3])" office:value-type="float" office:value="33">
            <text:p>33</text:p>
          </table:table-cell>
          <table:table-cell table:style-name="ACE-72" table:formula="of:=[.Q11]/[$'Constant'.$C$3]" office:value-type="float" office:value="8.4980237154150203e-06">
            <text:p>8.498×10−06</text:p>
          </table:table-cell>
          <table:table-cell table:style-name="ACE-73" office:value-type="string">
            <text:p>inf</text:p>
          </table:table-cell>
          <table:table-cell table:style-name="ACE-72" table:formula="of:=[.R11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1]/[$'Constant'.$C$3]" office:value-type="float" office:value="0">
            <text:p>0.000×1000</text:p>
          </table:table-cell>
          <table:table-cell table:style-name="ACE-74" table:formula="of:=[.G11]/20+MAX([.$G$3:.$G$33])/20" office:value-type="float" office:value="6.6699604743083006e-07">
            <text:p>6.670×10−07</text:p>
          </table:table-cell>
          <table:table-cell table:style-name="ACE-72" table:formula="of:=[.U11]/[$'Constant'.$C$3]" office:value-type="float" office:value="0">
            <text:p>0.000×1000</text:p>
          </table:table-cell>
          <table:table-cell table:style-name="ACE-74" table:formula="of:=[.I11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25">
            <text:p>25</text:p>
          </table:table-cell>
          <table:table-cell table:style-name="ACE-70" table:formula="of:=[.Q10]+[.P11]" office:value-type="float" office:value="86">
            <text:p>86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11]+[.U10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5">
            <text:p>2020-03-05</text:p>
          </table:table-cell>
          <table:table-cell table:style-name="ACE-70" table:formula="of:=DAYS([.A12];[.$A$3])" office:value-type="float" office:value="34">
            <text:p>34</text:p>
          </table:table-cell>
          <table:table-cell table:style-name="ACE-72" table:formula="of:=[.Q12]/[$'Constant'.$C$3]" office:value-type="float" office:value="1.4426877470355732e-05">
            <text:p>1.443×10−05</text:p>
          </table:table-cell>
          <table:table-cell table:style-name="ACE-73" office:value-type="string">
            <text:p>inf</text:p>
          </table:table-cell>
          <table:table-cell table:style-name="ACE-72" table:formula="of:=[.R12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2]/[$'Constant'.$C$3]" office:value-type="float" office:value="0">
            <text:p>0.000×1000</text:p>
          </table:table-cell>
          <table:table-cell table:style-name="ACE-74" table:formula="of:=[.G12]/20+MAX([.$G$3:.$G$33])/20" office:value-type="float" office:value="6.6699604743083006e-07">
            <text:p>6.670×10−07</text:p>
          </table:table-cell>
          <table:table-cell table:style-name="ACE-72" table:formula="of:=[.U12]/[$'Constant'.$C$3]" office:value-type="float" office:value="0">
            <text:p>0.000×1000</text:p>
          </table:table-cell>
          <table:table-cell table:style-name="ACE-74" table:formula="of:=[.I12]/20+MAX([.$I$3:.$I$35])/20" office:value-type="float" office:value="1.2203557312252966e-06">
            <text:p>1.22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60">
            <text:p>60</text:p>
          </table:table-cell>
          <table:table-cell table:style-name="ACE-70" table:formula="of:=[.Q11]+[.P12]" office:value-type="float" office:value="146">
            <text:p>146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70" office:value-type="float" office:value="0">
            <text:p>0</text:p>
          </table:table-cell>
          <table:table-cell table:style-name="ACE-70" table:formula="of:=[.T12]+[.U11]" office:value-type="float" office:value="0">
            <text:p>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6">
            <text:p>2020-03-06</text:p>
          </table:table-cell>
          <table:table-cell table:style-name="ACE-70" table:formula="of:=DAYS([.A13];[.$A$3])" office:value-type="float" office:value="35">
            <text:p>35</text:p>
          </table:table-cell>
          <table:table-cell table:style-name="ACE-72" table:formula="of:=[.Q13]/[$'Constant'.$C$3]" office:value-type="float" office:value="1.7687747035573123e-05">
            <text:p>1.769×10−05</text:p>
          </table:table-cell>
          <table:table-cell table:style-name="ACE-73" office:value-type="string">
            <text:p>inf</text:p>
          </table:table-cell>
          <table:table-cell table:style-name="ACE-72" table:formula="of:=[.R13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3]/[$'Constant'.$C$3]" office:value-type="float" office:value="0">
            <text:p>0.000×1000</text:p>
          </table:table-cell>
          <table:table-cell table:style-name="ACE-74" table:formula="of:=[.G13]/20+MAX([.$G$3:.$G$33])/20" office:value-type="float" office:value="6.6699604743083006e-07">
            <text:p>6.670×10−07</text:p>
          </table:table-cell>
          <table:table-cell table:style-name="ACE-72" table:formula="of:=[.U13]/[$'Constant'.$C$3]" office:value-type="float" office:value="9.8814229249011855e-08">
            <text:p>9.881×10−08</text:p>
          </table:table-cell>
          <table:table-cell table:style-name="ACE-74" table:formula="of:=[.I13]/20+MAX([.$I$3:.$I$35])/20" office:value-type="float" office:value="1.2252964426877473e-06">
            <text:p>1.225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33">
            <text:p>33</text:p>
          </table:table-cell>
          <table:table-cell table:style-name="ACE-70" table:formula="of:=[.Q12]+[.P13]" office:value-type="float" office:value="179">
            <text:p>179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68" office:value-type="float" office:value="1">
            <text:p>1</text:p>
          </table:table-cell>
          <table:table-cell table:style-name="ACE-70" table:formula="of:=[.T13]+[.U12]" office:value-type="float" office:value="1">
            <text:p>1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7">
            <text:p>2020-03-07</text:p>
          </table:table-cell>
          <table:table-cell table:style-name="ACE-70" table:formula="of:=DAYS([.A14];[.$A$3])" office:value-type="float" office:value="36">
            <text:p>36</text:p>
          </table:table-cell>
          <table:table-cell table:style-name="ACE-72" table:formula="of:=[.Q14]/[$'Constant'.$C$3]" office:value-type="float" office:value="2.2233201581027666e-05">
            <text:p>2.223×10−05</text:p>
          </table:table-cell>
          <table:table-cell table:style-name="ACE-73" office:value-type="string">
            <text:p>inf</text:p>
          </table:table-cell>
          <table:table-cell table:style-name="ACE-72" table:formula="of:=[.R14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4]/[$'Constant'.$C$3]" office:value-type="float" office:value="0">
            <text:p>0.000×1000</text:p>
          </table:table-cell>
          <table:table-cell table:style-name="ACE-74" table:formula="of:=[.G14]/20+MAX([.$G$3:.$G$33])/20" office:value-type="float" office:value="6.6699604743083006e-07">
            <text:p>6.670×10−07</text:p>
          </table:table-cell>
          <table:table-cell table:style-name="ACE-72" table:formula="of:=[.U14]/[$'Constant'.$C$3]" office:value-type="float" office:value="1.9762845849802371e-07">
            <text:p>1.976×10−07</text:p>
          </table:table-cell>
          <table:table-cell table:style-name="ACE-74" table:formula="of:=[.I14]/20+MAX([.$I$3:.$I$35])/20" office:value-type="float" office:value="1.2302371541501978e-06">
            <text:p>1.23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46">
            <text:p>46</text:p>
          </table:table-cell>
          <table:table-cell table:style-name="ACE-70" table:formula="of:=[.Q13]+[.P14]" office:value-type="float" office:value="225">
            <text:p>225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68" office:value-type="float" office:value="1">
            <text:p>1</text:p>
          </table:table-cell>
          <table:table-cell table:style-name="ACE-70" table:formula="of:=[.T14]+[.U13]" office:value-type="float" office:value="2">
            <text:p>2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8">
            <text:p>2020-03-08</text:p>
          </table:table-cell>
          <table:table-cell table:style-name="ACE-70" table:formula="of:=DAYS([.A15];[.$A$3])" office:value-type="float" office:value="37">
            <text:p>37</text:p>
          </table:table-cell>
          <table:table-cell table:style-name="ACE-72" table:formula="of:=[.Q15]/[$'Constant'.$C$3]" office:value-type="float" office:value="3.2213438735177865e-05">
            <text:p>3.221×10−05</text:p>
          </table:table-cell>
          <table:table-cell table:style-name="ACE-73" office:value-type="string">
            <text:p>inf</text:p>
          </table:table-cell>
          <table:table-cell table:style-name="ACE-72" table:formula="of:=[.R15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5]/[$'Constant'.$C$3]" office:value-type="float" office:value="0">
            <text:p>0.000×1000</text:p>
          </table:table-cell>
          <table:table-cell table:style-name="ACE-74" table:formula="of:=[.G15]/20+MAX([.$G$3:.$G$33])/20" office:value-type="float" office:value="6.6699604743083006e-07">
            <text:p>6.670×10−07</text:p>
          </table:table-cell>
          <table:table-cell table:style-name="ACE-72" table:formula="of:=[.U15]/[$'Constant'.$C$3]" office:value-type="float" office:value="3.9525691699604742e-07">
            <text:p>3.953×10−07</text:p>
          </table:table-cell>
          <table:table-cell table:style-name="ACE-74" table:formula="of:=[.I15]/20+MAX([.$I$3:.$I$35])/20" office:value-type="float" office:value="1.2401185770750989e-06">
            <text:p>1.24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01">
            <text:p>101</text:p>
          </table:table-cell>
          <table:table-cell table:style-name="ACE-70" table:formula="of:=[.Q14]+[.P15]" office:value-type="float" office:value="326">
            <text:p>326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68" office:value-type="float" office:value="2">
            <text:p>2</text:p>
          </table:table-cell>
          <table:table-cell table:style-name="ACE-70" table:formula="of:=[.T15]+[.U14]" office:value-type="float" office:value="4">
            <text:p>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09">
            <text:p>2020-03-09</text:p>
          </table:table-cell>
          <table:table-cell table:style-name="ACE-70" table:formula="of:=DAYS([.A16];[.$A$3])" office:value-type="float" office:value="38">
            <text:p>38</text:p>
          </table:table-cell>
          <table:table-cell table:style-name="ACE-72" table:formula="of:=[.Q16]/[$'Constant'.$C$3]" office:value-type="float" office:value="4.1897233201581027e-05">
            <text:p>4.190×10−05</text:p>
          </table:table-cell>
          <table:table-cell table:style-name="ACE-73" office:value-type="string">
            <text:p>inf</text:p>
          </table:table-cell>
          <table:table-cell table:style-name="ACE-72" table:formula="of:=[.R16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6]/[$'Constant'.$C$3]" office:value-type="float" office:value="0">
            <text:p>0.000×1000</text:p>
          </table:table-cell>
          <table:table-cell table:style-name="ACE-74" table:formula="of:=[.G16]/20+MAX([.$G$3:.$G$33])/20" office:value-type="float" office:value="6.6699604743083006e-07">
            <text:p>6.670×10−07</text:p>
          </table:table-cell>
          <table:table-cell table:style-name="ACE-72" table:formula="of:=[.U16]/[$'Constant'.$C$3]" office:value-type="float" office:value="3.9525691699604742e-07">
            <text:p>3.953×10−07</text:p>
          </table:table-cell>
          <table:table-cell table:style-name="ACE-74" table:formula="of:=[.I16]/20+MAX([.$I$3:.$I$35])/20" office:value-type="float" office:value="1.2401185770750989e-06">
            <text:p>1.24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98">
            <text:p>98</text:p>
          </table:table-cell>
          <table:table-cell table:style-name="ACE-70" table:formula="of:=[.Q15]+[.P16]" office:value-type="float" office:value="424">
            <text:p>424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68" office:value-type="float" office:value="0">
            <text:p>0</text:p>
          </table:table-cell>
          <table:table-cell table:style-name="ACE-70" table:formula="of:=[.T16]+[.U15]" office:value-type="float" office:value="4">
            <text:p>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0">
            <text:p>2020-03-10</text:p>
          </table:table-cell>
          <table:table-cell table:style-name="ACE-70" table:formula="of:=DAYS([.A17];[.$A$3])" office:value-type="float" office:value="39">
            <text:p>39</text:p>
          </table:table-cell>
          <table:table-cell table:style-name="ACE-72" table:formula="of:=[.Q17]/[$'Constant'.$C$3]" office:value-type="float" office:value="6.1264822134387358e-05">
            <text:p>6.126×10−05</text:p>
          </table:table-cell>
          <table:table-cell table:style-name="ACE-73" office:value-type="string">
            <text:p>inf</text:p>
          </table:table-cell>
          <table:table-cell table:style-name="ACE-72" table:formula="of:=[.R17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7]/[$'Constant'.$C$3]" office:value-type="float" office:value="0">
            <text:p>0.000×1000</text:p>
          </table:table-cell>
          <table:table-cell table:style-name="ACE-74" table:formula="of:=[.G17]/20+MAX([.$G$3:.$G$33])/20" office:value-type="float" office:value="6.6699604743083006e-07">
            <text:p>6.670×10−07</text:p>
          </table:table-cell>
          <table:table-cell table:style-name="ACE-72" table:formula="of:=[.U17]/[$'Constant'.$C$3]" office:value-type="float" office:value="5.928853754940711e-07">
            <text:p>5.929×10−07</text:p>
          </table:table-cell>
          <table:table-cell table:style-name="ACE-74" table:formula="of:=[.I17]/20+MAX([.$I$3:.$I$35])/20" office:value-type="float" office:value="1.2500000000000001e-06">
            <text:p>1.25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96">
            <text:p>196</text:p>
          </table:table-cell>
          <table:table-cell table:style-name="ACE-70" table:formula="of:=[.Q16]+[.P17]" office:value-type="float" office:value="620">
            <text:p>620</text:p>
          </table:table-cell>
          <table:table-cell table:style-name="ACE-70" office:value-type="float" office:value="2">
            <text:p>2</text:p>
          </table:table-cell>
          <table:table-cell table:style-name="ACE-70" office:value-type="float" office:value="0">
            <text:p>0</text:p>
          </table:table-cell>
          <table:table-cell table:style-name="ACE-68" office:value-type="float" office:value="2">
            <text:p>2</text:p>
          </table:table-cell>
          <table:table-cell table:style-name="ACE-70" table:formula="of:=[.T17]+[.U16]" office:value-type="float" office:value="6">
            <text:p>6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1">
            <text:p>2020-03-11</text:p>
          </table:table-cell>
          <table:table-cell table:style-name="ACE-70" table:formula="of:=DAYS([.A18];[.$A$3])" office:value-type="float" office:value="40">
            <text:p>40</text:p>
          </table:table-cell>
          <table:table-cell table:style-name="ACE-72" table:formula="of:=[.Q18]/[$'Constant'.$C$3]" office:value-type="float" office:value="7.6185770750988142e-05">
            <text:p>7.619×10−05</text:p>
          </table:table-cell>
          <table:table-cell table:style-name="ACE-73" office:value-type="string">
            <text:p>inf</text:p>
          </table:table-cell>
          <table:table-cell table:style-name="ACE-72" table:formula="of:=[.R18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8]/[$'Constant'.$C$3]" office:value-type="float" office:value="9.8814229249011855e-08">
            <text:p>9.881×10−08</text:p>
          </table:table-cell>
          <table:table-cell table:style-name="ACE-74" table:formula="of:=[.G18]/20+MAX([.$G$3:.$G$33])/20" office:value-type="float" office:value="6.7193675889328064e-07">
            <text:p>6.719×10−07</text:p>
          </table:table-cell>
          <table:table-cell table:style-name="ACE-72" table:formula="of:=[.U18]/[$'Constant'.$C$3]" office:value-type="float" office:value="5.928853754940711e-07">
            <text:p>5.929×10−07</text:p>
          </table:table-cell>
          <table:table-cell table:style-name="ACE-74" table:formula="of:=[.I18]/20+MAX([.$I$3:.$I$35])/20" office:value-type="float" office:value="1.2500000000000001e-06">
            <text:p>1.25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51">
            <text:p>151</text:p>
          </table:table-cell>
          <table:table-cell table:style-name="ACE-70" table:formula="of:=[.Q17]+[.P18]" office:value-type="float" office:value="771">
            <text:p>771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1">
            <text:p>1</text:p>
          </table:table-cell>
          <table:table-cell table:style-name="ACE-68" office:value-type="float" office:value="0">
            <text:p>0</text:p>
          </table:table-cell>
          <table:table-cell table:style-name="ACE-70" table:formula="of:=[.T18]+[.U17]" office:value-type="float" office:value="6">
            <text:p>6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2">
            <text:p>2020-03-12</text:p>
          </table:table-cell>
          <table:table-cell table:style-name="ACE-70" table:formula="of:=DAYS([.A19];[.$A$3])" office:value-type="float" office:value="41">
            <text:p>41</text:p>
          </table:table-cell>
          <table:table-cell table:style-name="ACE-72" table:formula="of:=[.Q19]/[$'Constant'.$C$3]" office:value-type="float" office:value="9.1205533596837944e-05">
            <text:p>9.121×10−05</text:p>
          </table:table-cell>
          <table:table-cell table:style-name="ACE-73" office:value-type="string">
            <text:p>inf</text:p>
          </table:table-cell>
          <table:table-cell table:style-name="ACE-72" table:formula="of:=[.R19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19]/[$'Constant'.$C$3]" office:value-type="float" office:value="9.8814229249011855e-08">
            <text:p>9.881×10−08</text:p>
          </table:table-cell>
          <table:table-cell table:style-name="ACE-74" table:formula="of:=[.G19]/20+MAX([.$G$3:.$G$33])/20" office:value-type="float" office:value="6.7193675889328064e-07">
            <text:p>6.719×10−07</text:p>
          </table:table-cell>
          <table:table-cell table:style-name="ACE-72" table:formula="of:=[.U19]/[$'Constant'.$C$3]" office:value-type="float" office:value="6.9169960474308297e-07">
            <text:p>6.917×10−07</text:p>
          </table:table-cell>
          <table:table-cell table:style-name="ACE-74" table:formula="of:=[.I19]/20+MAX([.$I$3:.$I$35])/20" office:value-type="float" office:value="1.2549407114624508e-06">
            <text:p>1.255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52">
            <text:p>152</text:p>
          </table:table-cell>
          <table:table-cell table:style-name="ACE-70" table:formula="of:=[.Q18]+[.P19]" office:value-type="float" office:value="923">
            <text:p>923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1">
            <text:p>1</text:p>
          </table:table-cell>
          <table:table-cell table:style-name="ACE-68" office:value-type="float" office:value="1">
            <text:p>1</text:p>
          </table:table-cell>
          <table:table-cell table:style-name="ACE-70" table:formula="of:=[.T19]+[.U18]" office:value-type="float" office:value="7">
            <text:p>7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3">
            <text:p>2020-03-13</text:p>
          </table:table-cell>
          <table:table-cell table:style-name="ACE-70" table:formula="of:=DAYS([.A20];[.$A$3])" office:value-type="float" office:value="42">
            <text:p>42</text:p>
          </table:table-cell>
          <table:table-cell table:style-name="ACE-72" table:formula="of:=[.Q20]/[$'Constant'.$C$3]" office:value-type="float" office:value="9.8221343873517789e-05">
            <text:p>9.822×10−05</text:p>
          </table:table-cell>
          <table:table-cell table:style-name="ACE-73" office:value-type="string">
            <text:p>inf</text:p>
          </table:table-cell>
          <table:table-cell table:style-name="ACE-72" table:formula="of:=[.R20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20]/[$'Constant'.$C$3]" office:value-type="float" office:value="1.9762845849802371e-07">
            <text:p>1.976×10−07</text:p>
          </table:table-cell>
          <table:table-cell table:style-name="ACE-74" table:formula="of:=[.G20]/20+MAX([.$G$3:.$G$33])/20" office:value-type="float" office:value="6.7687747035573122e-07">
            <text:p>6.769×10−07</text:p>
          </table:table-cell>
          <table:table-cell table:style-name="ACE-72" table:formula="of:=[.U20]/[$'Constant'.$C$3]" office:value-type="float" office:value="8.8932806324110671e-07">
            <text:p>8.893×10−07</text:p>
          </table:table-cell>
          <table:table-cell table:style-name="ACE-74" table:formula="of:=[.I20]/20+MAX([.$I$3:.$I$35])/20" office:value-type="float" office:value="1.264822134387352e-06">
            <text:p>1.265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71">
            <text:p>71</text:p>
          </table:table-cell>
          <table:table-cell table:style-name="ACE-70" table:formula="of:=[.Q19]+[.P20]" office:value-type="float" office:value="994">
            <text:p>994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2">
            <text:p>2</text:p>
          </table:table-cell>
          <table:table-cell table:style-name="ACE-68" office:value-type="float" office:value="2">
            <text:p>2</text:p>
          </table:table-cell>
          <table:table-cell table:style-name="ACE-70" table:formula="of:=[.T20]+[.U19]" office:value-type="float" office:value="9">
            <text:p>9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4">
            <text:p>2020-03-14</text:p>
          </table:table-cell>
          <table:table-cell table:style-name="ACE-70" table:formula="of:=DAYS([.A21];[.$A$3])" office:value-type="float" office:value="43">
            <text:p>43</text:p>
          </table:table-cell>
          <table:table-cell table:style-name="ACE-72" table:formula="of:=[.Q21]/[$'Constant'.$C$3]" office:value-type="float" office:value="0.0001050395256916996">
            <text:p>1.050×10−04</text:p>
          </table:table-cell>
          <table:table-cell table:style-name="ACE-73" office:value-type="string">
            <text:p>inf</text:p>
          </table:table-cell>
          <table:table-cell table:style-name="ACE-72" table:formula="of:=[.R21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21]/[$'Constant'.$C$3]" office:value-type="float" office:value="2.9644268774703555e-07">
            <text:p>2.964×10−07</text:p>
          </table:table-cell>
          <table:table-cell table:style-name="ACE-74" table:formula="of:=[.G21]/20+MAX([.$G$3:.$G$33])/20" office:value-type="float" office:value="6.8181818181818181e-07">
            <text:p>6.818×10−07</text:p>
          </table:table-cell>
          <table:table-cell table:style-name="ACE-72" table:formula="of:=[.U21]/[$'Constant'.$C$3]" office:value-type="float" office:value="1.3833992094861659e-06">
            <text:p>1.383×10−06</text:p>
          </table:table-cell>
          <table:table-cell table:style-name="ACE-74" table:formula="of:=[.I21]/20+MAX([.$I$3:.$I$35])/20" office:value-type="float" office:value="1.289525691699605e-06">
            <text:p>1.29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69">
            <text:p>69</text:p>
          </table:table-cell>
          <table:table-cell table:style-name="ACE-70" table:formula="of:=[.Q20]+[.P21]" office:value-type="float" office:value="1063">
            <text:p>1063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3">
            <text:p>3</text:p>
          </table:table-cell>
          <table:table-cell table:style-name="ACE-68" office:value-type="float" office:value="5">
            <text:p>5</text:p>
          </table:table-cell>
          <table:table-cell table:style-name="ACE-70" table:formula="of:=[.T21]+[.U20]" office:value-type="float" office:value="14">
            <text:p>1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5">
            <text:p>2020-03-15</text:p>
          </table:table-cell>
          <table:table-cell table:style-name="ACE-70" table:formula="of:=DAYS([.A22];[.$A$3])" office:value-type="float" office:value="44">
            <text:p>44</text:p>
          </table:table-cell>
          <table:table-cell table:style-name="ACE-72" table:formula="of:=[.Q22]/[$'Constant'.$C$3]" office:value-type="float" office:value="0.00011324110671936759">
            <text:p>1.132×10−04</text:p>
          </table:table-cell>
          <table:table-cell table:style-name="ACE-73" office:value-type="string">
            <text:p>inf</text:p>
          </table:table-cell>
          <table:table-cell table:style-name="ACE-72" table:formula="of:=[.R22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22]/[$'Constant'.$C$3]" office:value-type="float" office:value="4.9407114624505924e-07">
            <text:p>4.941×10−07</text:p>
          </table:table-cell>
          <table:table-cell table:style-name="ACE-74" table:formula="of:=[.G22]/20+MAX([.$G$3:.$G$33])/20" office:value-type="float" office:value="6.9169960474308297e-07">
            <text:p>6.917×10−07</text:p>
          </table:table-cell>
          <table:table-cell table:style-name="ACE-72" table:formula="of:=[.U22]/[$'Constant'.$C$3]" office:value-type="float" office:value="1.9762845849802369e-06">
            <text:p>1.976×10−06</text:p>
          </table:table-cell>
          <table:table-cell table:style-name="ACE-74" table:formula="of:=[.I22]/20+MAX([.$I$3:.$I$35])/20" office:value-type="float" office:value="1.3191699604743085e-06">
            <text:p>1.319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83">
            <text:p>83</text:p>
          </table:table-cell>
          <table:table-cell table:style-name="ACE-70" table:formula="of:=[.Q21]+[.P22]" office:value-type="float" office:value="1146">
            <text:p>1146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5">
            <text:p>5</text:p>
          </table:table-cell>
          <table:table-cell table:style-name="ACE-68" office:value-type="float" office:value="6">
            <text:p>6</text:p>
          </table:table-cell>
          <table:table-cell table:style-name="ACE-70" table:formula="of:=[.T22]+[.U21]" office:value-type="float" office:value="20">
            <text:p>20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6">
            <text:p>2020-03-16</text:p>
          </table:table-cell>
          <table:table-cell table:style-name="ACE-70" table:formula="of:=DAYS([.A23];[.$A$3])" office:value-type="float" office:value="45">
            <text:p>45</text:p>
          </table:table-cell>
          <table:table-cell table:style-name="ACE-72" table:formula="of:=[.Q23]/[$'Constant'.$C$3]" office:value-type="float" office:value="0.00012509881422924902">
            <text:p>1.251×10−04</text:p>
          </table:table-cell>
          <table:table-cell table:style-name="ACE-73" office:value-type="string">
            <text:p>inf</text:p>
          </table:table-cell>
          <table:table-cell table:style-name="ACE-72" table:formula="of:=[.R23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23]/[$'Constant'.$C$3]" office:value-type="float" office:value="6.9169960474308297e-07">
            <text:p>6.917×10−07</text:p>
          </table:table-cell>
          <table:table-cell table:style-name="ACE-74" table:formula="of:=[.G23]/20+MAX([.$G$3:.$G$33])/20" office:value-type="float" office:value="7.0158102766798424e-07">
            <text:p>7.016×10−07</text:p>
          </table:table-cell>
          <table:table-cell table:style-name="ACE-72" table:formula="of:=[.U23]/[$'Constant'.$C$3]" office:value-type="float" office:value="2.4703557312252965e-06">
            <text:p>2.470×10−06</text:p>
          </table:table-cell>
          <table:table-cell table:style-name="ACE-74" table:formula="of:=[.I23]/20+MAX([.$I$3:.$I$35])/20" office:value-type="float" office:value="1.3438735177865615e-06">
            <text:p>1.344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20">
            <text:p>120</text:p>
          </table:table-cell>
          <table:table-cell table:style-name="ACE-70" table:formula="of:=[.Q22]+[.P23]" office:value-type="float" office:value="1266">
            <text:p>1266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7">
            <text:p>7</text:p>
          </table:table-cell>
          <table:table-cell table:style-name="ACE-68" office:value-type="float" office:value="5">
            <text:p>5</text:p>
          </table:table-cell>
          <table:table-cell table:style-name="ACE-70" table:formula="of:=[.T23]+[.U22]" office:value-type="float" office:value="25">
            <text:p>25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7">
            <text:p>2020-03-17</text:p>
          </table:table-cell>
          <table:table-cell table:style-name="ACE-70" table:formula="of:=DAYS([.A24];[.$A$3])" office:value-type="float" office:value="46">
            <text:p>46</text:p>
          </table:table-cell>
          <table:table-cell table:style-name="ACE-72" table:formula="of:=[.Q24]/[$'Constant'.$C$3]" office:value-type="float" office:value="0.00013942687747035574">
            <text:p>1.394×10−04</text:p>
          </table:table-cell>
          <table:table-cell table:style-name="ACE-73" office:value-type="string">
            <text:p>inf</text:p>
          </table:table-cell>
          <table:table-cell table:style-name="ACE-72" table:formula="of:=[.R24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24]/[$'Constant'.$C$3]" office:value-type="float" office:value="7.9051383399209484e-07">
            <text:p>7.905×10−07</text:p>
          </table:table-cell>
          <table:table-cell table:style-name="ACE-74" table:formula="of:=[.G24]/20+MAX([.$G$3:.$G$33])/20" office:value-type="float" office:value="7.0652173913043483e-07">
            <text:p>7.065×10−07</text:p>
          </table:table-cell>
          <table:table-cell table:style-name="ACE-72" table:formula="of:=[.U24]/[$'Constant'.$C$3]" office:value-type="float" office:value="2.865612648221344e-06">
            <text:p>2.866×10−06</text:p>
          </table:table-cell>
          <table:table-cell table:style-name="ACE-74" table:formula="of:=[.I24]/20+MAX([.$I$3:.$I$35])/20" office:value-type="float" office:value="1.3636363636363638e-06">
            <text:p>1.364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45">
            <text:p>145</text:p>
          </table:table-cell>
          <table:table-cell table:style-name="ACE-70" table:formula="of:=[.Q23]+[.P24]" office:value-type="float" office:value="1411">
            <text:p>1411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8">
            <text:p>8</text:p>
          </table:table-cell>
          <table:table-cell table:style-name="ACE-68" office:value-type="float" office:value="4">
            <text:p>4</text:p>
          </table:table-cell>
          <table:table-cell table:style-name="ACE-70" table:formula="of:=[.T24]+[.U23]" office:value-type="float" office:value="29">
            <text:p>29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8">
            <text:p>2020-03-18</text:p>
          </table:table-cell>
          <table:table-cell table:style-name="ACE-70" table:formula="of:=DAYS([.A25];[.$A$3])" office:value-type="float" office:value="47">
            <text:p>47</text:p>
          </table:table-cell>
          <table:table-cell table:style-name="ACE-72" table:formula="of:=[.Q25]/[$'Constant'.$C$3]" office:value-type="float" office:value="0.00015355731225296442">
            <text:p>1.536×10−04</text:p>
          </table:table-cell>
          <table:table-cell table:style-name="ACE-73" office:value-type="string">
            <text:p>inf</text:p>
          </table:table-cell>
          <table:table-cell table:style-name="ACE-72" table:formula="of:=[.R25]/[$'Constant'.$C$3]" office:value-type="float" office:value="1.9762845849802371e-07">
            <text:p>1.976×10−07</text:p>
          </table:table-cell>
          <table:table-cell table:style-name="ACE-73" office:value-type="string">
            <text:p>inf</text:p>
          </table:table-cell>
          <table:table-cell table:style-name="ACE-72" table:formula="of:=[.S25]/[$'Constant'.$C$3]" office:value-type="float" office:value="1.3833992094861659e-06">
            <text:p>1.383×10−06</text:p>
          </table:table-cell>
          <table:table-cell table:style-name="ACE-74" table:formula="of:=[.G25]/20+MAX([.$G$3:.$G$33])/20" office:value-type="float" office:value="7.3616600790513832e-07">
            <text:p>7.362×10−07</text:p>
          </table:table-cell>
          <table:table-cell table:style-name="ACE-72" table:formula="of:=[.U25]/[$'Constant'.$C$3]" office:value-type="float" office:value="4.3478260869565214e-06">
            <text:p>4.348×10−06</text:p>
          </table:table-cell>
          <table:table-cell table:style-name="ACE-74" table:formula="of:=[.I25]/20+MAX([.$I$3:.$I$35])/20" office:value-type="float" office:value="1.4377470355731227e-06">
            <text:p>1.438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43">
            <text:p>143</text:p>
          </table:table-cell>
          <table:table-cell table:style-name="ACE-70" table:formula="of:=[.Q24]+[.P25]" office:value-type="float" office:value="1554">
            <text:p>1554</text:p>
          </table:table-cell>
          <table:table-cell table:style-name="ACE-70" office:value-type="float" office:value="2">
            <text:p>2</text:p>
          </table:table-cell>
          <table:table-cell table:style-name="ACE-68" office:value-type="float" office:value="14">
            <text:p>14</text:p>
          </table:table-cell>
          <table:table-cell table:style-name="ACE-68" office:value-type="float" office:value="15">
            <text:p>15</text:p>
          </table:table-cell>
          <table:table-cell table:style-name="ACE-70" table:formula="of:=[.T25]+[.U24]" office:value-type="float" office:value="44">
            <text:p>4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19">
            <text:p>2020-03-19</text:p>
          </table:table-cell>
          <table:table-cell table:style-name="ACE-70" table:formula="of:=DAYS([.A26];[.$A$3])" office:value-type="float" office:value="48">
            <text:p>48</text:p>
          </table:table-cell>
          <table:table-cell table:style-name="ACE-72" table:formula="of:=[.Q26]/[$'Constant'.$C$3]" office:value-type="float" office:value="0.00017134387351778655">
            <text:p>1.713×10−04</text:p>
          </table:table-cell>
          <table:table-cell table:style-name="ACE-73" office:value-type="string">
            <text:p>inf</text:p>
          </table:table-cell>
          <table:table-cell table:style-name="ACE-72" table:formula="of:=[.R26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26]/[$'Constant'.$C$3]" office:value-type="float" office:value="2.075098814229249e-06">
            <text:p>2.075×10−06</text:p>
          </table:table-cell>
          <table:table-cell table:style-name="ACE-74" table:formula="of:=[.G26]/20+MAX([.$G$3:.$G$33])/20" office:value-type="float" office:value="7.7075098814229251e-07">
            <text:p>7.708×10−07</text:p>
          </table:table-cell>
          <table:table-cell table:style-name="ACE-72" table:formula="of:=[.U26]/[$'Constant'.$C$3]" office:value-type="float" office:value="5.1383399209486163e-06">
            <text:p>5.138×10−06</text:p>
          </table:table-cell>
          <table:table-cell table:style-name="ACE-74" table:formula="of:=[.I26]/20+MAX([.$I$3:.$I$35])/20" office:value-type="float" office:value="1.4772727272727273e-06">
            <text:p>1.477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80">
            <text:p>180</text:p>
          </table:table-cell>
          <table:table-cell table:style-name="ACE-70" table:formula="of:=[.Q25]+[.P26]" office:value-type="float" office:value="1734">
            <text:p>1734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21">
            <text:p>21</text:p>
          </table:table-cell>
          <table:table-cell table:style-name="ACE-68" office:value-type="float" office:value="8">
            <text:p>8</text:p>
          </table:table-cell>
          <table:table-cell table:style-name="ACE-70" table:formula="of:=[.T26]+[.U25]" office:value-type="float" office:value="52">
            <text:p>52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0">
            <text:p>2020-03-20</text:p>
          </table:table-cell>
          <table:table-cell table:style-name="ACE-70" table:formula="of:=DAYS([.A27];[.$A$3])" office:value-type="float" office:value="49">
            <text:p>49</text:p>
          </table:table-cell>
          <table:table-cell table:style-name="ACE-72" table:formula="of:=[.Q27]/[$'Constant'.$C$3]" office:value-type="float" office:value="0.00018458498023715415">
            <text:p>1.846×10−04</text:p>
          </table:table-cell>
          <table:table-cell table:style-name="ACE-73" office:value-type="string">
            <text:p>inf</text:p>
          </table:table-cell>
          <table:table-cell table:style-name="ACE-72" table:formula="of:=[.R27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27]/[$'Constant'.$C$3]" office:value-type="float" office:value="3.0632411067193677e-06">
            <text:p>3.063×10−06</text:p>
          </table:table-cell>
          <table:table-cell table:style-name="ACE-74" table:formula="of:=[.G27]/20+MAX([.$G$3:.$G$33])/20" office:value-type="float" office:value="8.2015810276679844e-07">
            <text:p>8.202×10−07</text:p>
          </table:table-cell>
          <table:table-cell table:style-name="ACE-72" table:formula="of:=[.U27]/[$'Constant'.$C$3]" office:value-type="float" office:value="7.0158102766798416e-06">
            <text:p>7.016×10−06</text:p>
          </table:table-cell>
          <table:table-cell table:style-name="ACE-74" table:formula="of:=[.I27]/20+MAX([.$I$3:.$I$35])/20" office:value-type="float" office:value="1.5711462450592887e-06">
            <text:p>1.571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34">
            <text:p>134</text:p>
          </table:table-cell>
          <table:table-cell table:style-name="ACE-70" table:formula="of:=[.Q26]+[.P27]" office:value-type="float" office:value="1868">
            <text:p>1868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31">
            <text:p>31</text:p>
          </table:table-cell>
          <table:table-cell table:style-name="ACE-68" office:value-type="float" office:value="19">
            <text:p>19</text:p>
          </table:table-cell>
          <table:table-cell table:style-name="ACE-70" table:formula="of:=[.T27]+[.U26]" office:value-type="float" office:value="71">
            <text:p>71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1">
            <text:p>2020-03-21</text:p>
          </table:table-cell>
          <table:table-cell table:style-name="ACE-70" table:formula="of:=DAYS([.A28];[.$A$3])" office:value-type="float" office:value="50">
            <text:p>50</text:p>
          </table:table-cell>
          <table:table-cell table:style-name="ACE-72" table:formula="of:=[.Q28]/[$'Constant'.$C$3]" office:value-type="float" office:value="0.00019614624505928852">
            <text:p>1.961×10−04</text:p>
          </table:table-cell>
          <table:table-cell table:style-name="ACE-73" office:value-type="string">
            <text:p>inf</text:p>
          </table:table-cell>
          <table:table-cell table:style-name="ACE-72" table:formula="of:=[.R28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28]/[$'Constant'.$C$3]" office:value-type="float" office:value="3.7549407114624506e-06">
            <text:p>3.755×10−06</text:p>
          </table:table-cell>
          <table:table-cell table:style-name="ACE-74" table:formula="of:=[.G28]/20+MAX([.$G$3:.$G$33])/20" office:value-type="float" office:value="8.5474308300395263e-07">
            <text:p>8.547×10−07</text:p>
          </table:table-cell>
          <table:table-cell table:style-name="ACE-72" table:formula="of:=[.U28]/[$'Constant'.$C$3]" office:value-type="float" office:value="8.2015810276679849e-06">
            <text:p>8.202×10−06</text:p>
          </table:table-cell>
          <table:table-cell table:style-name="ACE-74" table:formula="of:=[.I28]/20+MAX([.$I$3:.$I$35])/20" office:value-type="float" office:value="1.6304347826086959e-06">
            <text:p>1.63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17">
            <text:p>117</text:p>
          </table:table-cell>
          <table:table-cell table:style-name="ACE-70" table:formula="of:=[.Q27]+[.P28]" office:value-type="float" office:value="1985">
            <text:p>1985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38">
            <text:p>38</text:p>
          </table:table-cell>
          <table:table-cell table:style-name="ACE-68" office:value-type="float" office:value="12">
            <text:p>12</text:p>
          </table:table-cell>
          <table:table-cell table:style-name="ACE-70" table:formula="of:=[.T28]+[.U27]" office:value-type="float" office:value="83">
            <text:p>83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2">
            <text:p>2020-03-22</text:p>
          </table:table-cell>
          <table:table-cell table:style-name="ACE-70" table:formula="of:=DAYS([.A29];[.$A$3])" office:value-type="float" office:value="51">
            <text:p>51</text:p>
          </table:table-cell>
          <table:table-cell table:style-name="ACE-72" table:formula="of:=[.Q29]/[$'Constant'.$C$3]" office:value-type="float" office:value="0.00021413043478260869">
            <text:p>2.141×10−04</text:p>
          </table:table-cell>
          <table:table-cell table:style-name="ACE-73" office:value-type="string">
            <text:p>inf</text:p>
          </table:table-cell>
          <table:table-cell table:style-name="ACE-72" table:formula="of:=[.R29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29]/[$'Constant'.$C$3]" office:value-type="float" office:value="4.940711462450593e-06">
            <text:p>4.941×10−06</text:p>
          </table:table-cell>
          <table:table-cell table:style-name="ACE-74" table:formula="of:=[.G29]/20+MAX([.$G$3:.$G$33])/20" office:value-type="float" office:value="9.1403162055335973e-07">
            <text:p>9.140×10−07</text:p>
          </table:table-cell>
          <table:table-cell table:style-name="ACE-72" table:formula="of:=[.U29]/[$'Constant'.$C$3]" office:value-type="float" office:value="1.0276679841897233e-05">
            <text:p>1.028×10−05</text:p>
          </table:table-cell>
          <table:table-cell table:style-name="ACE-74" table:formula="of:=[.I29]/20+MAX([.$I$3:.$I$35])/20" office:value-type="float" office:value="1.7341897233201583e-06">
            <text:p>1.734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182">
            <text:p>182</text:p>
          </table:table-cell>
          <table:table-cell table:style-name="ACE-70" table:formula="of:=[.Q28]+[.P29]" office:value-type="float" office:value="2167">
            <text:p>2167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50">
            <text:p>50</text:p>
          </table:table-cell>
          <table:table-cell table:style-name="ACE-68" office:value-type="float" office:value="21">
            <text:p>21</text:p>
          </table:table-cell>
          <table:table-cell table:style-name="ACE-70" table:formula="of:=[.T29]+[.U28]" office:value-type="float" office:value="104">
            <text:p>10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3">
            <text:p>2020-03-23</text:p>
          </table:table-cell>
          <table:table-cell table:style-name="ACE-70" table:formula="of:=DAYS([.A30];[.$A$3])" office:value-type="float" office:value="52">
            <text:p>52</text:p>
          </table:table-cell>
          <table:table-cell table:style-name="ACE-72" table:formula="of:=[.Q30]/[$'Constant'.$C$3]" office:value-type="float" office:value="0.00023685770750988142">
            <text:p>2.369×10−04</text:p>
          </table:table-cell>
          <table:table-cell table:style-name="ACE-73" office:value-type="string">
            <text:p>inf</text:p>
          </table:table-cell>
          <table:table-cell table:style-name="ACE-72" table:formula="of:=[.R30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30]/[$'Constant'.$C$3]" office:value-type="float" office:value="6.0276679841897233e-06">
            <text:p>6.028×10−06</text:p>
          </table:table-cell>
          <table:table-cell table:style-name="ACE-74" table:formula="of:=[.G30]/20+MAX([.$G$3:.$G$33])/20" office:value-type="float" office:value="9.6837944664031635e-07">
            <text:p>9.684×10−07</text:p>
          </table:table-cell>
          <table:table-cell table:style-name="ACE-72" table:formula="of:=[.U30]/[$'Constant'.$C$3]" office:value-type="float" office:value="1.4031620553359683e-05">
            <text:p>1.403×10−05</text:p>
          </table:table-cell>
          <table:table-cell table:style-name="ACE-74" table:formula="of:=[.I30]/20+MAX([.$I$3:.$I$35])/20" office:value-type="float" office:value="1.9219367588932808e-06">
            <text:p>1.922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230">
            <text:p>230</text:p>
          </table:table-cell>
          <table:table-cell table:style-name="ACE-70" table:formula="of:=[.Q29]+[.P30]" office:value-type="float" office:value="2397">
            <text:p>2397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61">
            <text:p>61</text:p>
          </table:table-cell>
          <table:table-cell table:style-name="ACE-68" office:value-type="float" office:value="38">
            <text:p>38</text:p>
          </table:table-cell>
          <table:table-cell table:style-name="ACE-70" table:formula="of:=[.T30]+[.U29]" office:value-type="float" office:value="142">
            <text:p>142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4">
            <text:p>2020-03-24</text:p>
          </table:table-cell>
          <table:table-cell table:style-name="ACE-70" table:formula="of:=DAYS([.A31];[.$A$3])" office:value-type="float" office:value="53">
            <text:p>53</text:p>
          </table:table-cell>
          <table:table-cell table:style-name="ACE-72" table:formula="of:=[.Q31]/[$'Constant'.$C$3]" office:value-type="float" office:value="0.00026788537549407115">
            <text:p>2.679×10−04</text:p>
          </table:table-cell>
          <table:table-cell table:style-name="ACE-73" office:value-type="string">
            <text:p>inf</text:p>
          </table:table-cell>
          <table:table-cell table:style-name="ACE-72" table:formula="of:=[.R31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31]/[$'Constant'.$C$3]" office:value-type="float" office:value="8.0039525691699607e-06">
            <text:p>8.004×10−06</text:p>
          </table:table-cell>
          <table:table-cell table:style-name="ACE-74" table:formula="of:=[.G31]/20+MAX([.$G$3:.$G$33])/20" office:value-type="float" office:value="1.067193675889328e-06">
            <text:p>1.067×10−06</text:p>
          </table:table-cell>
          <table:table-cell table:style-name="ACE-72" table:formula="of:=[.U31]/[$'Constant'.$C$3]" office:value-type="float" office:value="1.7391304347826085e-05">
            <text:p>1.739×10−05</text:p>
          </table:table-cell>
          <table:table-cell table:style-name="ACE-74" table:formula="of:=[.I31]/20+MAX([.$I$3:.$I$35])/20" office:value-type="float" office:value="2.0899209486166009e-06">
            <text:p>2.090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314">
            <text:p>314</text:p>
          </table:table-cell>
          <table:table-cell table:style-name="ACE-70" table:formula="of:=[.Q30]+[.P31]" office:value-type="float" office:value="2711">
            <text:p>2711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81">
            <text:p>81</text:p>
          </table:table-cell>
          <table:table-cell table:style-name="ACE-68" office:value-type="float" office:value="34">
            <text:p>34</text:p>
          </table:table-cell>
          <table:table-cell table:style-name="ACE-70" table:formula="of:=[.T31]+[.U30]" office:value-type="float" office:value="176">
            <text:p>176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5">
            <text:p>2020-03-25</text:p>
          </table:table-cell>
          <table:table-cell table:style-name="ACE-70" table:formula="of:=DAYS([.A32];[.$A$3])" office:value-type="float" office:value="54">
            <text:p>54</text:p>
          </table:table-cell>
          <table:table-cell table:style-name="ACE-72" table:formula="of:=[.Q32]/[$'Constant'.$C$3]" office:value-type="float" office:value="0.00029604743083003952">
            <text:p>2.960×10−04</text:p>
          </table:table-cell>
          <table:table-cell table:style-name="ACE-73" office:value-type="string">
            <text:p>inf</text:p>
          </table:table-cell>
          <table:table-cell table:style-name="ACE-72" table:formula="of:=[.R32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32]/[$'Constant'.$C$3]" office:value-type="float" office:value="1.0474308300395257e-05">
            <text:p>1.047×10−05</text:p>
          </table:table-cell>
          <table:table-cell table:style-name="ACE-74" table:formula="of:=[.G32]/20+MAX([.$G$3:.$G$33])/20" office:value-type="float" office:value="1.1907114624505929e-06">
            <text:p>1.191×10−06</text:p>
          </table:table-cell>
          <table:table-cell table:style-name="ACE-72" table:formula="of:=[.U32]/[$'Constant'.$C$3]" office:value-type="float" office:value="2.0454545454545454e-05">
            <text:p>2.045×10−05</text:p>
          </table:table-cell>
          <table:table-cell table:style-name="ACE-74" table:formula="of:=[.I32]/20+MAX([.$I$3:.$I$35])/20" office:value-type="float" office:value="2.2430830039525691e-06">
            <text:p>2.243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285">
            <text:p>285</text:p>
          </table:table-cell>
          <table:table-cell table:style-name="ACE-70" table:formula="of:=[.Q31]+[.P32]" office:value-type="float" office:value="2996">
            <text:p>2996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106">
            <text:p>106</text:p>
          </table:table-cell>
          <table:table-cell table:style-name="ACE-68" office:value-type="float" office:value="31">
            <text:p>31</text:p>
          </table:table-cell>
          <table:table-cell table:style-name="ACE-70" table:formula="of:=[.T32]+[.U31]" office:value-type="float" office:value="207">
            <text:p>207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6">
            <text:p>2020-03-26</text:p>
          </table:table-cell>
          <table:table-cell table:style-name="ACE-70" table:formula="of:=DAYS([.A33];[.$A$3])" office:value-type="float" office:value="55">
            <text:p>55</text:p>
          </table:table-cell>
          <table:table-cell table:style-name="ACE-72" table:formula="of:=[.Q33]/[$'Constant'.$C$3]" office:value-type="float" office:value="0.00033221343873517784">
            <text:p>3.322×10−04</text:p>
          </table:table-cell>
          <table:table-cell table:style-name="ACE-73" office:value-type="string">
            <text:p>inf</text:p>
          </table:table-cell>
          <table:table-cell table:style-name="ACE-72" table:formula="of:=[.R33]/[$'Constant'.$C$3]" office:value-type="float" office:value="1.5810276679841897e-06">
            <text:p>1.581×10−06</text:p>
          </table:table-cell>
          <table:table-cell table:style-name="ACE-73" office:value-type="string">
            <text:p>inf</text:p>
          </table:table-cell>
          <table:table-cell table:style-name="ACE-72" table:formula="of:=[.S33]/[$'Constant'.$C$3]" office:value-type="float" office:value="1.3339920948616601e-05">
            <text:p>1.334×10−05</text:p>
          </table:table-cell>
          <table:table-cell table:style-name="ACE-74" table:formula="of:=[.G33]/20+MAX([.$G$3:.$G$33])/20" office:value-type="float" office:value="1.3339920948616601e-06">
            <text:p>1.334×10−06</text:p>
          </table:table-cell>
          <table:table-cell table:style-name="ACE-72" table:formula="of:=[.U33]/[$'Constant'.$C$3]" office:value-type="float" office:value="2.440711462450593e-05">
            <text:p>2.441×10−05</text:p>
          </table:table-cell>
          <table:table-cell table:style-name="ACE-74" table:formula="of:=[.I33]/20+MAX([.$I$3:.$I$35])/20" office:value-type="float" office:value="2.4407114624505932e-06">
            <text:p>2.441×10−06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float" office:value="1">
            <text:p>1</text:p>
          </table:table-cell>
          <table:table-cell table:style-name="ACE-73" office:value-type="float" office:value="0.5">
            <text:p>0.5</text:p>
          </table:table-cell>
          <table:table-cell table:style-name="ACE-70" office:value-type="string">
            <text:p>%</text:p>
          </table:table-cell>
          <table:table-cell table:style-name="ACE-68" office:value-type="float" office:value="366">
            <text:p>366</text:p>
          </table:table-cell>
          <table:table-cell table:style-name="ACE-70" table:formula="of:=[.Q32]+[.P33]" office:value-type="float" office:value="3362">
            <text:p>3362</text:p>
          </table:table-cell>
          <table:table-cell table:style-name="ACE-70" office:value-type="float" office:value="16">
            <text:p>16</text:p>
          </table:table-cell>
          <table:table-cell table:style-name="ACE-68" office:value-type="float" office:value="135">
            <text:p>135</text:p>
          </table:table-cell>
          <table:table-cell table:style-name="ACE-68" office:value-type="float" office:value="40">
            <text:p>40</text:p>
          </table:table-cell>
          <table:table-cell table:style-name="ACE-70" table:formula="of:=[.T33]+[.U32]" office:value-type="float" office:value="247">
            <text:p>247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7">
            <text:p>2020-03-27</text:p>
          </table:table-cell>
          <table:table-cell table:style-name="ACE-70" table:formula="of:=DAYS([.A34];[.$A$3])" office:value-type="float" office:value="56">
            <text:p>56</text:p>
          </table:table-cell>
          <table:table-cell table:style-name="ACE-72" table:formula="of:=[.Q34]/[$'Constant'.$C$3]" office:value-type="float" office:value="0.00036195652173913044">
            <text:p>3.620×10−04</text:p>
          </table:table-cell>
          <table:table-cell table:style-name="ACE-73" office:value-type="string">
            <text:p>inf</text:p>
          </table:table-cell>
          <table:table-cell table:style-name="ACE-72" table:formula="of:=[.R34]/[$'Constant'.$C$3]" office:value-type="float" office:value="0">
            <text:p>0.000×1000</text:p>
          </table:table-cell>
          <table:table-cell table:style-name="ACE-73"/>
          <table:table-cell table:style-name="ACE-72" table:formula="of:=[.S34]/[$'Constant'.$C$3]" office:value-type="float" office:value="1.6501976284584981e-05">
            <text:p>1.650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301">
            <text:p>301</text:p>
          </table:table-cell>
          <table:table-cell table:style-name="ACE-70" table:formula="of:=[.Q33]+[.P34]" office:value-type="float" office:value="3663">
            <text:p>3663</text:p>
          </table:table-cell>
          <table:table-cell table:style-name="ACE-70"/>
          <table:table-cell table:style-name="ACE-68" office:value-type="float" office:value="167">
            <text:p>167</text:p>
          </table:table-cell>
          <table:table-cell table:style-name="ACE-68" office:value-type="float" office:value="27">
            <text:p>27</text:p>
          </table:table-cell>
          <table:table-cell table:style-name="ACE-70" table:formula="of:=[.T34]+[.U33]" office:value-type="float" office:value="274">
            <text:p>27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8">
            <text:p>2020-03-28</text:p>
          </table:table-cell>
          <table:table-cell table:style-name="ACE-70" table:formula="of:=DAYS([.A35];[.$A$3])" office:value-type="float" office:value="57">
            <text:p>57</text:p>
          </table:table-cell>
          <table:table-cell table:style-name="ACE-72" table:formula="of:=[.Q35]/[$'Constant'.$C$3]" office:value-type="float" office:value="0.00038972332015810274">
            <text:p>3.897×10−04</text:p>
          </table:table-cell>
          <table:table-cell table:style-name="ACE-73" office:value-type="string">
            <text:p>inf</text:p>
          </table:table-cell>
          <table:table-cell table:style-name="ACE-72" table:formula="of:=[.R35]/[$'Constant'.$C$3]" office:value-type="float" office:value="0">
            <text:p>0.000×1000</text:p>
          </table:table-cell>
          <table:table-cell table:style-name="ACE-73"/>
          <table:table-cell table:style-name="ACE-72" table:formula="of:=[.S35]/[$'Constant'.$C$3]" office:value-type="float" office:value="1.9960474308300394e-05">
            <text:p>1.996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281">
            <text:p>281</text:p>
          </table:table-cell>
          <table:table-cell table:style-name="ACE-70" table:formula="of:=[.Q34]+[.P35]" office:value-type="float" office:value="3944">
            <text:p>3944</text:p>
          </table:table-cell>
          <table:table-cell table:style-name="ACE-70"/>
          <table:table-cell table:style-name="ACE-68" office:value-type="float" office:value="202">
            <text:p>202</text:p>
          </table:table-cell>
          <table:table-cell table:style-name="ACE-68" office:value-type="float" office:value="28">
            <text:p>28</text:p>
          </table:table-cell>
          <table:table-cell table:style-name="ACE-70" table:formula="of:=[.T35]+[.U34]" office:value-type="float" office:value="302">
            <text:p>302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29">
            <text:p>2020-03-29</text:p>
          </table:table-cell>
          <table:table-cell table:style-name="ACE-70" table:formula="of:=DAYS([.A36];[.$A$3])" office:value-type="float" office:value="58">
            <text:p>58</text:p>
          </table:table-cell>
          <table:table-cell table:style-name="ACE-72" table:formula="of:=[.Q36]/[$'Constant'.$C$3]" office:value-type="float" office:value="0.00043063241106719365">
            <text:p>4.306×10−04</text:p>
          </table:table-cell>
          <table:table-cell table:style-name="ACE-73" office:value-type="string">
            <text:p>inf</text:p>
          </table:table-cell>
          <table:table-cell table:style-name="ACE-72" table:formula="of:=[.R36]/[$'Constant'.$C$3]" office:value-type="float" office:value="0">
            <text:p>0.000×1000</text:p>
          </table:table-cell>
          <table:table-cell table:style-name="ACE-73"/>
          <table:table-cell table:style-name="ACE-72" table:formula="of:=[.S36]/[$'Constant'.$C$3]" office:value-type="float" office:value="2.3715415019762845e-05">
            <text:p>2.372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414">
            <text:p>414</text:p>
          </table:table-cell>
          <table:table-cell table:style-name="ACE-70" table:formula="of:=[.Q35]+[.P36]" office:value-type="float" office:value="4358">
            <text:p>4358</text:p>
          </table:table-cell>
          <table:table-cell table:style-name="ACE-70"/>
          <table:table-cell table:style-name="ACE-68" office:value-type="float" office:value="240">
            <text:p>240</text:p>
          </table:table-cell>
          <table:table-cell table:style-name="ACE-68" office:value-type="float" office:value="40">
            <text:p>40</text:p>
          </table:table-cell>
          <table:table-cell table:style-name="ACE-70" table:formula="of:=[.T36]+[.U35]" office:value-type="float" office:value="342">
            <text:p>342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30">
            <text:p>2020-03-30</text:p>
          </table:table-cell>
          <table:table-cell table:style-name="ACE-70" table:formula="of:=DAYS([.A37];[.$A$3])" office:value-type="float" office:value="59">
            <text:p>59</text:p>
          </table:table-cell>
          <table:table-cell table:style-name="ACE-72" table:formula="of:=[.Q37]/[$'Constant'.$C$3]" office:value-type="float" office:value="0.00047747035573122531">
            <text:p>4.775×10−04</text:p>
          </table:table-cell>
          <table:table-cell table:style-name="ACE-73" office:value-type="string">
            <text:p>inf</text:p>
          </table:table-cell>
          <table:table-cell table:style-name="ACE-72" table:formula="of:=[.R37]/[$'Constant'.$C$3]" office:value-type="float" office:value="0">
            <text:p>0.000×1000</text:p>
          </table:table-cell>
          <table:table-cell table:style-name="ACE-73"/>
          <table:table-cell table:style-name="ACE-72" table:formula="of:=[.S37]/[$'Constant'.$C$3]" office:value-type="float" office:value="2.8063241106719366e-05">
            <text:p>2.806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474">
            <text:p>474</text:p>
          </table:table-cell>
          <table:table-cell table:style-name="ACE-70" table:formula="of:=[.Q36]+[.P37]" office:value-type="float" office:value="4832">
            <text:p>4832</text:p>
          </table:table-cell>
          <table:table-cell table:style-name="ACE-70"/>
          <table:table-cell table:style-name="ACE-68" office:value-type="float" office:value="284">
            <text:p>284</text:p>
          </table:table-cell>
          <table:table-cell table:style-name="ACE-68" office:value-type="float" office:value="31">
            <text:p>31</text:p>
          </table:table-cell>
          <table:table-cell table:style-name="ACE-70" table:formula="of:=[.T37]+[.U36]" office:value-type="float" office:value="373">
            <text:p>373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3-31">
            <text:p>2020-03-31</text:p>
          </table:table-cell>
          <table:table-cell table:style-name="ACE-70" table:formula="of:=DAYS([.A38];[.$A$3])" office:value-type="float" office:value="60">
            <text:p>60</text:p>
          </table:table-cell>
          <table:table-cell table:style-name="ACE-72" table:formula="of:=[.Q38]/[$'Constant'.$C$3]" office:value-type="float" office:value="0.00052539525691699604">
            <text:p>5.254×10−04</text:p>
          </table:table-cell>
          <table:table-cell table:style-name="ACE-73" office:value-type="string">
            <text:p>inf</text:p>
          </table:table-cell>
          <table:table-cell table:style-name="ACE-72" table:formula="of:=[.R38]/[$'Constant'.$C$3]" office:value-type="float" office:value="0">
            <text:p>0.000×1000</text:p>
          </table:table-cell>
          <table:table-cell table:style-name="ACE-73"/>
          <table:table-cell table:style-name="ACE-72" table:formula="of:=[.S38]/[$'Constant'.$C$3]" office:value-type="float" office:value="3.2509881422924899e-05">
            <text:p>3.251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485">
            <text:p>485</text:p>
          </table:table-cell>
          <table:table-cell table:style-name="ACE-70" table:formula="of:=[.Q37]+[.P38]" office:value-type="float" office:value="5317">
            <text:p>5317</text:p>
          </table:table-cell>
          <table:table-cell table:style-name="ACE-70"/>
          <table:table-cell table:style-name="ACE-68" office:value-type="float" office:value="329">
            <text:p>329</text:p>
          </table:table-cell>
          <table:table-cell table:style-name="ACE-68" office:value-type="float" office:value="31">
            <text:p>31</text:p>
          </table:table-cell>
          <table:table-cell table:style-name="ACE-70" table:formula="of:=[.T38]+[.U37]" office:value-type="float" office:value="404">
            <text:p>40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1">
            <text:p>2020-04-01</text:p>
          </table:table-cell>
          <table:table-cell table:style-name="ACE-70" table:formula="of:=DAYS([.A39];[.$A$3])" office:value-type="float" office:value="61">
            <text:p>61</text:p>
          </table:table-cell>
          <table:table-cell table:style-name="ACE-72" table:formula="of:=[.Q39]/[$'Constant'.$C$3]" office:value-type="float" office:value="0.00058023715415019765">
            <text:p>5.802×10−04</text:p>
          </table:table-cell>
          <table:table-cell table:style-name="ACE-73" office:value-type="string">
            <text:p>inf</text:p>
          </table:table-cell>
          <table:table-cell table:style-name="ACE-72" table:formula="of:=[.R39]/[$'Constant'.$C$3]" office:value-type="float" office:value="0">
            <text:p>0.000×1000</text:p>
          </table:table-cell>
          <table:table-cell table:style-name="ACE-73"/>
          <table:table-cell table:style-name="ACE-72" table:formula="of:=[.S39]/[$'Constant'.$C$3]" office:value-type="float" office:value="3.7450592885375494e-05">
            <text:p>3.745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555">
            <text:p>555</text:p>
          </table:table-cell>
          <table:table-cell table:style-name="ACE-70" table:formula="of:=[.Q38]+[.P39]" office:value-type="float" office:value="5872">
            <text:p>5872</text:p>
          </table:table-cell>
          <table:table-cell table:style-name="ACE-70"/>
          <table:table-cell table:style-name="ACE-68" office:value-type="float" office:value="379">
            <text:p>379</text:p>
          </table:table-cell>
          <table:table-cell table:style-name="ACE-68" office:value-type="float" office:value="42">
            <text:p>42</text:p>
          </table:table-cell>
          <table:table-cell table:style-name="ACE-70" table:formula="of:=[.T39]+[.U38]" office:value-type="float" office:value="446">
            <text:p>446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2">
            <text:p>2020-04-02</text:p>
          </table:table-cell>
          <table:table-cell table:style-name="ACE-70" table:formula="of:=DAYS([.A40];[.$A$3])" office:value-type="float" office:value="62">
            <text:p>62</text:p>
          </table:table-cell>
          <table:table-cell table:style-name="ACE-72" table:formula="of:=[.Q40]/[$'Constant'.$C$3]" office:value-type="float" office:value="0.00062865612648221349">
            <text:p>6.287×10−04</text:p>
          </table:table-cell>
          <table:table-cell table:style-name="ACE-73" office:value-type="string">
            <text:p>inf</text:p>
          </table:table-cell>
          <table:table-cell table:style-name="ACE-72" table:formula="of:=[.R40]/[$'Constant'.$C$3]" office:value-type="float" office:value="0">
            <text:p>0.000×1000</text:p>
          </table:table-cell>
          <table:table-cell table:style-name="ACE-73"/>
          <table:table-cell table:style-name="ACE-72" table:formula="of:=[.S40]/[$'Constant'.$C$3]" office:value-type="float" office:value="4.4071146245059288e-05">
            <text:p>4.407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490">
            <text:p>490</text:p>
          </table:table-cell>
          <table:table-cell table:style-name="ACE-70" table:formula="of:=[.Q39]+[.P40]" office:value-type="float" office:value="6362">
            <text:p>6362</text:p>
          </table:table-cell>
          <table:table-cell table:style-name="ACE-70"/>
          <table:table-cell table:style-name="ACE-68" office:value-type="float" office:value="446">
            <text:p>446</text:p>
          </table:table-cell>
          <table:table-cell table:style-name="ACE-68" office:value-type="float" office:value="39">
            <text:p>39</text:p>
          </table:table-cell>
          <table:table-cell table:style-name="ACE-70" table:formula="of:=[.T40]+[.U39]" office:value-type="float" office:value="485">
            <text:p>485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3">
            <text:p>2020-04-03</text:p>
          </table:table-cell>
          <table:table-cell table:style-name="ACE-70" table:formula="of:=DAYS([.A41];[.$A$3])" office:value-type="float" office:value="63">
            <text:p>63</text:p>
          </table:table-cell>
          <table:table-cell table:style-name="ACE-72" table:formula="of:=[.Q41]/[$'Constant'.$C$3]" office:value-type="float" office:value="0.00063666007905138343">
            <text:p>6.367×10−04</text:p>
          </table:table-cell>
          <table:table-cell table:style-name="ACE-73" office:value-type="string">
            <text:p>inf</text:p>
          </table:table-cell>
          <table:table-cell table:style-name="ACE-72" table:formula="of:=[.R41]/[$'Constant'.$C$3]" office:value-type="float" office:value="0">
            <text:p>0.000×1000</text:p>
          </table:table-cell>
          <table:table-cell table:style-name="ACE-73"/>
          <table:table-cell table:style-name="ACE-72" table:formula="of:=[.S41]/[$'Constant'.$C$3]" office:value-type="float" office:value="5.1778656126482211e-05">
            <text:p>5.178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style-name="ACE-70"/>
          <table:table-cell table:style-name="ACE-68" office:value-type="float" office:value="81">
            <text:p>81</text:p>
          </table:table-cell>
          <table:table-cell table:style-name="ACE-70" table:formula="of:=[.Q40]+[.P41]" office:value-type="float" office:value="6443">
            <text:p>6443</text:p>
          </table:table-cell>
          <table:table-cell table:style-name="ACE-70"/>
          <table:table-cell table:style-name="ACE-68" office:value-type="float" office:value="524">
            <text:p>524</text:p>
          </table:table-cell>
          <table:table-cell table:style-name="ACE-68" office:value-type="float" office:value="29">
            <text:p>29</text:p>
          </table:table-cell>
          <table:table-cell table:style-name="ACE-70" table:formula="of:=[.T41]+[.U40]" office:value-type="float" office:value="514">
            <text:p>514</text:p>
          </table:table-cell>
          <table:table-cell table:number-columns-repeated="20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4">
            <text:p>2020-04-04</text:p>
          </table:table-cell>
          <table:table-cell table:style-name="ACE-70" table:formula="of:=DAYS([.A42];[.$A$3])" office:value-type="float" office:value="64">
            <text:p>64</text:p>
          </table:table-cell>
          <table:table-cell table:style-name="ACE-72" table:formula="of:=[.Q42]/[$'Constant'.$C$3]" office:value-type="float" office:value="0">
            <text:p>0.000×1000</text:p>
          </table:table-cell>
          <table:table-cell table:style-name="ACE-73"/>
          <table:table-cell table:style-name="ACE-72"/>
          <table:table-cell table:style-name="ACE-73"/>
          <table:table-cell table:style-name="ACE-72" table:formula="of:=[.S42]/[$'Constant'.$C$3]" office:value-type="float" office:value="5.8498023715415023e-05">
            <text:p>5.850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592">
            <text:p>592</text:p>
          </table:table-cell>
          <table:table-cell table:style-name="ACE-68"/>
          <table:table-cell table:number-columns-repeated="21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5">
            <text:p>2020-04-05</text:p>
          </table:table-cell>
          <table:table-cell table:style-name="ACE-70" table:formula="of:=DAYS([.A43];[.$A$3])" office:value-type="float" office:value="65">
            <text:p>65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43]/[$'Constant'.$C$3]" office:value-type="float" office:value="6.6501976284584987e-05">
            <text:p>6.650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673">
            <text:p>673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6">
            <text:p>2020-04-06</text:p>
          </table:table-cell>
          <table:table-cell table:style-name="ACE-70" table:formula="of:=DAYS([.A44];[.$A$3])" office:value-type="float" office:value="66">
            <text:p>66</text:p>
          </table:table-cell>
          <table:table-cell table:style-name="ACE-72" table:formula="of:=0.025000000000000001" office:value-type="float" office:value="0.025000000000000001">
            <text:p>2.500×10−02</text:p>
          </table:table-cell>
          <table:table-cell table:style-name="ACE-73" office:value-type="float" office:value="0.002">
            <text:p>0.002</text:p>
          </table:table-cell>
          <table:table-cell table:style-name="ACE-72"/>
          <table:table-cell table:style-name="ACE-73"/>
          <table:table-cell table:style-name="ACE-72" table:formula="of:=[.S44]/[$'Constant'.$C$3]" office:value-type="float" office:value="7.5197628458498029e-05">
            <text:p>7.520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761">
            <text:p>761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7">
            <text:p>2020-04-07</text:p>
          </table:table-cell>
          <table:table-cell table:style-name="ACE-70" table:formula="of:=DAYS([.A45];[.$A$3])" office:value-type="float" office:value="67">
            <text:p>67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45]/[$'Constant'.$C$3]" office:value-type="float" office:value="8.2806324110671942e-05">
            <text:p>8.281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838">
            <text:p>838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8">
            <text:p>2020-04-08</text:p>
          </table:table-cell>
          <table:table-cell table:style-name="ACE-70" table:formula="of:=DAYS([.A46];[.$A$3])" office:value-type="float" office:value="68">
            <text:p>68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46]/[$'Constant'.$C$3]" office:value-type="float" office:value="9.2786561264822137e-05">
            <text:p>9.279×10−05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939">
            <text:p>939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09">
            <text:p>2020-04-09</text:p>
          </table:table-cell>
          <table:table-cell table:style-name="ACE-70" table:formula="of:=DAYS([.A47];[.$A$3])" office:value-type="float" office:value="69">
            <text:p>69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47]/[$'Constant'.$C$3]" office:value-type="float" office:value="0.0001">
            <text:p>1.000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012">
            <text:p>1012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0">
            <text:p>2020-04-10</text:p>
          </table:table-cell>
          <table:table-cell table:style-name="ACE-70" table:formula="of:=DAYS([.A48];[.$A$3])" office:value-type="float" office:value="70">
            <text:p>70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48]/[$'Constant'.$C$3]" office:value-type="float" office:value="0.00010721343873517787">
            <text:p>1.072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085">
            <text:p>1085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1">
            <text:p>2020-04-11</text:p>
          </table:table-cell>
          <table:table-cell table:style-name="ACE-70" table:formula="of:=DAYS([.A49];[.$A$3])" office:value-type="float" office:value="71">
            <text:p>71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49]/[$'Constant'.$C$3]" office:value-type="float" office:value="0.00011442687747035573">
            <text:p>1.144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158">
            <text:p>1158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2">
            <text:p>2020-04-12</text:p>
          </table:table-cell>
          <table:table-cell table:style-name="ACE-70" table:formula="of:=DAYS([.A50];[.$A$3])" office:value-type="float" office:value="72">
            <text:p>72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0]/[$'Constant'.$C$3]" office:value-type="float" office:value="0.00012193675889328063">
            <text:p>1.219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234">
            <text:p>1234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3">
            <text:p>2020-04-13</text:p>
          </table:table-cell>
          <table:table-cell table:style-name="ACE-70" table:formula="of:=DAYS([.A51];[.$A$3])" office:value-type="float" office:value="73">
            <text:p>73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1]/[$'Constant'.$C$3]" office:value-type="float" office:value="0.00012806324110671937">
            <text:p>1.281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296">
            <text:p>1296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4">
            <text:p>2020-04-14</text:p>
          </table:table-cell>
          <table:table-cell table:style-name="ACE-70" table:formula="of:=DAYS([.A52];[.$A$3])" office:value-type="float" office:value="74">
            <text:p>74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2]/[$'Constant'.$C$3]" office:value-type="float" office:value="0.00013399209486166007">
            <text:p>1.340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356">
            <text:p>1356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5">
            <text:p>2020-04-15</text:p>
          </table:table-cell>
          <table:table-cell table:style-name="ACE-70" table:formula="of:=DAYS([.A53];[.$A$3])" office:value-type="float" office:value="75">
            <text:p>75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3]/[$'Constant'.$C$3]" office:value-type="float" office:value="0.00013942687747035574">
            <text:p>1.394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411">
            <text:p>1411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6">
            <text:p>2020-04-16</text:p>
          </table:table-cell>
          <table:table-cell table:style-name="ACE-70" table:formula="of:=DAYS([.A54];[.$A$3])" office:value-type="float" office:value="76">
            <text:p>76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4]/[$'Constant'.$C$3]" office:value-type="float" office:value="0.00014525691699604742">
            <text:p>1.453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470">
            <text:p>1470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7">
            <text:p>2020-04-17</text:p>
          </table:table-cell>
          <table:table-cell table:style-name="ACE-70" table:formula="of:=DAYS([.A55];[.$A$3])" office:value-type="float" office:value="77">
            <text:p>77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5]/[$'Constant'.$C$3]" office:value-type="float" office:value="0.00014723320158102767">
            <text:p>1.472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490">
            <text:p>1490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>
          <table:table-cell table:style-name="ACE-69" office:value-type="date" office:date-value="2020-04-18">
            <text:p>2020-04-18</text:p>
          </table:table-cell>
          <table:table-cell table:style-name="ACE-70" table:formula="of:=DAYS([.A56];[.$A$3])" office:value-type="float" office:value="78">
            <text:p>78</text:p>
          </table:table-cell>
          <table:table-cell table:style-name="ACE-72"/>
          <table:table-cell table:style-name="ACE-73"/>
          <table:table-cell table:style-name="ACE-72"/>
          <table:table-cell table:style-name="ACE-73"/>
          <table:table-cell table:style-name="ACE-72" table:formula="of:=[.S56]/[$'Constant'.$C$3]" office:value-type="float" office:value="0.00014743083003952568">
            <text:p>1.474×10−04</text:p>
          </table:table-cell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4" table:style-name="ACE-70"/>
          <table:table-cell table:style-name="ACE-68" office:value-type="float" office:value="1492">
            <text:p>1492</text:p>
          </table:table-cell>
          <table:table-cell table:number-columns-repeated="22" table:style-name="ACE-70"/>
          <table:table-cell table:number-columns-repeated="983" table:style-name="ACE-71"/>
        </table:table-row>
        <table:table-row table:style-name="AROW-6" table:number-rows-repeated="17">
          <table:table-cell table:style-name="ACE-69"/>
          <table:table-cell table:style-name="ACE-70"/>
          <table:table-cell table:style-name="ACE-72"/>
          <table:table-cell table:style-name="ACE-73"/>
          <table:table-cell table:style-name="ACE-72"/>
          <table:table-cell table:style-name="ACE-73"/>
          <table:table-cell table:style-name="ACE-72"/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27" table:style-name="ACE-70"/>
          <table:table-cell table:number-columns-repeated="983" table:style-name="ACE-71"/>
        </table:table-row>
        <table:table-row table:style-name="AROW-6" table:number-rows-repeated="927">
          <table:table-cell table:style-name="ACE-68"/>
          <table:table-cell table:style-name="ACE-70"/>
          <table:table-cell table:style-name="ACE-72"/>
          <table:table-cell table:style-name="ACE-73"/>
          <table:table-cell table:style-name="ACE-72"/>
          <table:table-cell table:style-name="ACE-73"/>
          <table:table-cell table:style-name="ACE-72"/>
          <table:table-cell table:style-name="ACE-74"/>
          <table:table-cell table:style-name="ACE-72"/>
          <table:table-cell table:style-name="ACE-74"/>
          <table:table-cell table:style-name="ACE-70"/>
          <table:table-cell table:style-name="ACE-73"/>
          <table:table-cell table:style-name="ACE-70"/>
          <table:table-cell table:style-name="ACE-73"/>
          <table:table-cell table:number-columns-repeated="27" table:style-name="ACE-70"/>
          <table:table-cell table:number-columns-repeated="983" table:style-name="ACE-71"/>
        </table:table-row>
        <table:table-row table:style-name="AROW-7" table:number-rows-repeated="1047576">
          <table:table-cell table:number-columns-repeated="1024"/>
        </table:table-row>
        <table:named-expressions>
          <table:named-expression table:name="Sheet_Title" table:expression="of:=&quot;Sweden&quot;" table:base-cell-address="$'Sweden'.$A$1"/>
          <table:named-expression table:name="Print_Area" table:expression="of:=#REF!" table:base-cell-address="$'Sweden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Distancing" table:style-name="ta-10" table:print="true">
        <office:forms form:automatic-focus="false" form:apply-design-mode="false">
          <form:form/>
        </office:forms>
        <table:table-column table:default-cell-style-name="ACE-79" table:style-name="ACOL-60"/>
        <table:table-column table:default-cell-style-name="ACE-79" table:style-name="ACOL-5" table:number-columns-repeated="2"/>
        <table:table-column table:default-cell-style-name="ACE-79" table:style-name="ACOL-61"/>
        <table:table-column table:default-cell-style-name="ACE-79" table:style-name="ACOL-5" table:number-columns-repeated="19"/>
        <table:table-column table:default-cell-style-name="ACE-79" table:style-name="ACOL-6" table:number-columns-repeated="3"/>
        <table:table-column table:default-cell-style-name="ACE-79" table:style-name="ACOL-0" table:number-columns-repeated="998"/>
        <table:table-row table:style-name="AROW-4">
          <table:table-cell table:style-name="ACE-75" office:value-type="string">
            <text:p>!!SBtab</text:p>
          </table:table-cell>
          <table:table-cell table:style-name="ACE-80" office:value-type="string">
            <text:p>Document='covid19' TableName='Distancing' TableType='QuantityMatrix' TableTitle='Event that changed peoples behaviour'</text:p>
          </table:table-cell>
          <table:table-cell table:style-name="ACE-80"/>
          <table:table-cell table:number-columns-repeated="20" table:style-name="ACE-77"/>
          <table:table-cell table:number-columns-repeated="3" table:style-name="ACE-78"/>
          <table:table-cell table:number-columns-repeated="998" table:style-name="ACE-79"/>
        </table:table-row>
        <table:table-row table:style-name="AROW-4">
          <table:table-cell table:style-name="ACE-75" office:value-type="string">
            <text:p>!TimePoint</text:p>
          </table:table-cell>
          <table:table-cell table:style-name="ACE-80" office:value-type="string">
            <text:p>!Time</text:p>
          </table:table-cell>
          <table:table-cell table:style-name="ACE-80" office:value-type="string">
            <text:p>&gt;SET:U0</text:p>
          </table:table-cell>
          <table:table-cell table:style-name="ACE-77" office:value-type="string">
            <text:p>!Comment</text:p>
          </table:table-cell>
          <table:table-cell table:number-columns-repeated="19" table:style-name="ACE-77"/>
          <table:table-cell table:number-columns-repeated="3" table:style-name="ACE-78"/>
          <table:table-cell table:number-columns-repeated="998" table:style-name="ACE-79"/>
        </table:table-row>
        <table:table-row table:style-name="AROW-4">
          <table:table-cell table:style-name="ACE-75" office:value-type="date" office:date-value="2020-03-16">
            <text:p>2020-03-16</text:p>
          </table:table-cell>
          <table:table-cell table:style-name="ACE-80" office:value-type="float" office:value="45">
            <text:p>45</text:p>
          </table:table-cell>
          <table:table-cell table:style-name="ACE-77" office:value-type="float" office:value="1">
            <text:p>1</text:p>
          </table:table-cell>
          <table:table-cell table:style-name="ACE-77" office:value-type="string">
            <text:p>sets input parameter named distancing_on (ID=U0) to 1</text:p>
          </table:table-cell>
          <table:table-cell table:number-columns-repeated="19" table:style-name="ACE-77"/>
          <table:table-cell table:number-columns-repeated="3" table:style-name="ACE-78"/>
          <table:table-cell table:number-columns-repeated="998" table:style-name="ACE-79"/>
        </table:table-row>
        <table:table-row table:style-name="AROW-2" table:number-rows-repeated="997">
          <table:table-cell table:style-name="ACE-76"/>
          <table:table-cell table:number-columns-repeated="25" table:style-name="ACE-78"/>
          <table:table-cell table:number-columns-repeated="998" table:style-name="ACE-79"/>
        </table:table-row>
        <table:table-row table:style-name="AROW-0" table:number-rows-repeated="1047576">
          <table:table-cell table:number-columns-repeated="1024"/>
        </table:table-row>
        <table:named-expressions>
          <table:named-expression table:name="Sheet_Title" table:expression="of:=&quot;Distancing&quot;" table:base-cell-address="$'Distancing'.$A$1"/>
          <table:named-expression table:name="Print_Area" table:expression="of:=#REF!" table:base-cell-address="$'Distancing'.$A$1"/>
        </table:named-expressions>
        <gnm:selections gnm:cursor-col="0" gnm:cursor-row="0">
          <gnm:selection gnm:start-col="0" gnm:start-row="0" gnm:end-col="1023" gnm:end-row="1048575"/>
        </gnm:selections>
      </table:table>
      <table:named-expressions>
        <table:named-range table:name="Table_2" table:cell-range-address="$'Expression'.$A$2:.$D$12" table:base-cell-address="$'Constant'.$A$1"/>
        <table:named-range table:name="Table_1" table:cell-range-address="$'Expression'.$A$1:.$A$1" table:base-cell-address="$'Constant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date-style style:name="ND-1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number:number-style style:name="ND-2">
      <number:scientific-number number:decimal-places="3" number:grouping="false" number:min-integer-digits="1" number:min-exponent-digits="2" gnm:forced-exponent-sign="false" gnm:engineering="false" gnm:literal-E="false"/>
    </number:number-style>
    <number:date-style style:name="ND-3" number:format-source="fixed">
      <number:month number:possessive-form="false" number:textual="true" number:style="short"/>
      <number:text> </number:text>
      <number:day number:style="short"/>
    </number:date-style>
    <number:date-style style:name="ND-4" number:format-source="fixed">
      <number:month number:possessive-form="false" number:textual="true" number:style="short"/>
      <number:text> </number:text>
      <number:day number:style="long"/>
    </number:date-style>
    <style:style style:name="Gnumeric-1" style:family="table-cell">
      <style:table-cell-properties fo:background-color="transparent" gnm:background-colour="#ffffff" gnm:pattern="0" style:vertical-align="bottom" style:print-content="true" style:decimal-places="13"/>
      <style:paragraph-properties/>
      <style:text-properties fo:color="#b7b7b7" fo:font-family="Arial"/>
    </style:style>
    <style:style style:name="Gnumeric-2" style:family="table-cell">
      <style:table-cell-properties fo:background-color="transparent" gnm:background-colour="#ffffff" gnm:pattern="0" style:vertical-align="bottom" style:print-content="true" style:decimal-places="13"/>
      <style:paragraph-properties/>
      <style:text-properties fo:color="#b7b7b7" fo:font-family="Arial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Fira Code"/>
    </style:default-style>
    <style:default-style style:family="table-column">
      <style:table-column-properties style:column-width="80.1648pt" style:use-optimal-column-width="true"/>
    </style:default-style>
    <style:default-style style:family="table-row">
      <style:table-row-properties style:row-height="14.9976pt" style:use-optimal-row-height="true"/>
    </style:default-style>
  </office:styles>
  <office:automatic-styles>
    <style:page-layout style:name="pl-0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1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2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3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4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5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6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7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8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9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  <style:page-layout style:name="pl-10" style:page-usage="all">
      <style:page-layout-properties fo:margin-top="0pt" fo:margin-bottom="0pt" fo:margin-left="56.6928pt" fo:margin-right="56.6928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75.8016pt" svg:height="75.8016pt" style:dynamic-spacing="true"/>
      </style:header-style>
      <style:footer-style>
        <style:header-footer-properties fo:border="none" style:shadow="none" fo:padding="0pt" fo:margin="0pt" fo:min-height="75.8016pt" svg:height="75.8016pt" style:dynamic-spacing="true"/>
      </style:footer-style>
    </style:page-layout>
  </office:automatic-styles>
  <office:master-styles>
    <style:master-page style:name="ta-mp-0" style:display-name="Constan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Reac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ompoun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Expression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Parameter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Input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Output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Experiment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tockholm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weden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Distancing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ndrei Kramer</dc:creator>
    <dc:date>2020-05-12T14:18:40Z</dc:date>
    <meta:editing-cycles>5</meta:editing-cycles>
    <meta:editing-duration>PT3H21M56S</meta:editing-duration>
    <meta:generator>gnumeric/1.12.45</meta:generator>
  </office:meta>
</office:document-meta>
</file>